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ill Sans Nova" svg:font-family="'Gill Sans Nova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89mm"/>
    </style:style>
    <style:style style:name="co2" style:family="table-column">
      <style:table-column-properties fo:break-before="auto" style:column-width="40.92mm"/>
    </style:style>
    <style:style style:name="co3" style:family="table-column">
      <style:table-column-properties fo:break-before="auto" style:column-width="48.56mm"/>
    </style:style>
    <style:style style:name="co4" style:family="table-column">
      <style:table-column-properties fo:break-before="auto" style:column-width="196.16mm"/>
    </style:style>
    <style:style style:name="co5" style:family="table-column">
      <style:table-column-properties fo:break-before="auto" style:column-width="22.14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6.95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ext-properties style:font-name="Gill Sans Nova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style:font-name="Gill Sans Nova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ext-properties style:font-name="Gill Sans Nova"/>
    </style:style>
    <style:style style:name="ce8" style:family="table-cell" style:parent-style-name="Default">
      <style:table-cell-properties fo:background-color="#7fff00"/>
      <style:text-properties style:font-name="Gill Sans Nova" fo:font-weight="bold" style:font-weight-asian="bold" style:font-weight-complex="bold"/>
    </style:style>
    <style:style style:name="ce13" style:family="table-cell" style:parent-style-name="Default">
      <style:table-cell-properties fo:background-color="#7fff00"/>
      <style:text-properties style:font-name="Gill Sans Nova"/>
    </style:style>
    <style:style style:name="ce4" style:family="table-cell" style:parent-style-name="Default">
      <style:text-properties style:font-name="Gill Sans Nova" fo:font-weight="bold" style:font-weight-asian="bold" style:font-weight-complex="bold"/>
    </style:style>
    <style:style style:name="ce10" style:family="table-cell" style:parent-style-name="Default">
      <style:text-properties style:font-name="Gill Sans Nova" fo:font-style="italic" fo:font-weight="bold" style:font-style-asian="italic" style:font-weight-asian="bold" style:font-style-complex="italic" style:font-weight-complex="bold"/>
    </style:style>
    <style:style style:name="ce9" style:family="table-cell" style:parent-style-name="Default">
      <style:table-cell-properties fo:background-color="#cccccc"/>
      <style:text-properties style:font-name="Gill Sans Nova"/>
    </style:style>
    <style:style style:name="ce18" style:family="table-cell" style:parent-style-name="Default">
      <style:table-cell-properties fo:background-color="#00ffff"/>
      <style:text-properties style:font-name="Gill Sans Nova"/>
    </style:style>
    <style:style style:name="ce14" style:family="table-cell" style:parent-style-name="Default">
      <style:table-cell-properties fo:background-color="#ff0000"/>
      <style:text-properties style:font-name="Gill Sans Nova"/>
    </style:style>
    <style:style style:name="ce15" style:family="table-cell" style:parent-style-name="Default">
      <style:text-properties style:font-name="Gill Sans Nova" fo:font-size="16pt" fo:font-weight="bold" style:font-size-asian="16pt" style:font-weight-asian="bold" style:font-size-complex="16pt" style:font-weight-complex="bold"/>
    </style:style>
    <style:style style:name="ce16" style:family="table-cell" style:parent-style-name="Default" style:data-style-name="N4">
      <style:text-properties style:font-name="Gill Sans Nova"/>
    </style:style>
  </office:automatic-styles>
  <office:body>
    <office:spreadsheet>
      <table:calculation-settings table:automatic-find-labels="false" table:use-regular-expressions="false" table:use-wildcards="true"/>
      <table:table table:name="All animations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number-columns-repeated="1019" table:default-cell-style-name="ce3"/>
        <table:table-row table:style-name="ro1">
          <table:table-cell table:style-name="ce1"/>
          <table:table-cell table:number-columns-repeated="1023"/>
        </table:table-row>
        <table:table-row table:style-name="ro2">
          <table:table-cell table:style-name="ce2" office:value-type="string" calcext:value-type="string">
            <text:p>Entrance</text:p>
          </table:table-cell>
          <table:table-cell/>
          <table:table-cell table:style-name="ce4" office:value-type="string" calcext:value-type="string">
            <text:p>presentation:</text:p>
          </table:table-cell>
          <table:table-cell table:style-name="ce4"/>
          <table:table-cell table:number-columns-repeated="1020"/>
        </table:table-row>
        <table:table-row table:style-name="ro3">
          <table:table-cell/>
          <table:table-cell table:style-name="ce8" office:value-type="string" calcext:value-type="string">
            <text:p>BASIC</text:p>
          </table:table-cell>
          <table:table-cell table:style-name="ce10" office:value-type="string" calcext:value-type="string">
            <text:p>preset-id</text:p>
          </table:table-cell>
          <table:table-cell table:style-name="ce10" office:value-type="string" calcext:value-type="string">
            <text:p>preset-sub-type </text:p>
          </table:table-cell>
          <table:table-cell table:style-name="ce10" office:value-type="string" calcext:value-type="string">
            <text:p>STATUS</text:p>
          </table:table-cell>
          <table:table-cell table:style-name="ce10" office:value-type="string" calcext:value-type="string">
            <text:p>NOTES</text:p>
          </table:table-cell>
          <table:table-cell table:number-columns-repeated="1018"/>
        </table:table-row>
        <table:table-row table:style-name="ro3">
          <table:table-cell/>
          <table:table-cell table:style-name="ce13" office:value-type="string" calcext:value-type="string">
            <text:p>Appear</text:p>
          </table:table-cell>
          <table:table-cell office:value-type="string" calcext:value-type="string">
            <text:p>ooo-entrance-appear</text:p>
          </table:table-cell>
          <table:table-cell office:value-type="string" calcext:value-type="string">
            <text:p>N/A</text:p>
          </table:table-cell>
          <table:table-cell table:style-name="ce13" office:value-type="string" calcext:value-type="string">
            <text:p>Python</text:p>
          </table:table-cell>
          <table:table-cell table:number-columns-repeated="1019"/>
        </table:table-row>
        <table:table-row table:style-name="ro3">
          <table:table-cell/>
          <table:table-cell table:style-name="ce13" office:value-type="string" calcext:value-type="string">
            <text:p>Fly In</text:p>
          </table:table-cell>
          <table:table-cell office:value-type="string" calcext:value-type="string">
            <text:p>ooo-entrance-fly-in</text:p>
          </table:table-cell>
          <table:table-cell office:value-type="string" calcext:value-type="string">
            <text:p>from-top-left, from-top, from-top-right, from-left, from-right, from-bottom-left, from-bottom, from-bottom-right</text:p>
          </table:table-cell>
          <table:table-cell table:style-name="ce13" office:value-type="string" calcext:value-type="string">
            <text:p>Python</text:p>
          </table:table-cell>
          <table:table-cell office:value-type="string" calcext:value-type="string">
            <text:p>Motion has acceleration and deceleration</text:p>
          </table:table-cell>
          <table:table-cell table:number-columns-repeated="1018"/>
        </table:table-row>
        <table:table-row table:style-name="ro3">
          <table:table-cell/>
          <table:table-cell table:style-name="ce13" office:value-type="string" calcext:value-type="string">
            <text:p>Venetian Blinds</text:p>
          </table:table-cell>
          <table:table-cell office:value-type="string" calcext:value-type="string">
            <text:p>ooo-entrance-venetian-blinds </text:p>
          </table:table-cell>
          <table:table-cell office:value-type="string" calcext:value-type="string">
            <text:p>vertical, horizontal</text:p>
          </table:table-cell>
          <table:table-cell table:style-name="ce13" office:value-type="string" calcext:value-type="string">
            <text:p>Python</text:p>
          </table:table-cell>
          <table:table-cell table:number-columns-repeated="1019"/>
        </table:table-row>
        <table:table-row table:style-name="ro3">
          <table:table-cell/>
          <table:table-cell table:style-name="ce13" office:value-type="string" calcext:value-type="string">
            <text:p>Box</text:p>
          </table:table-cell>
          <table:table-cell office:value-type="string" calcext:value-type="string">
            <text:p>ooo-entrance-box </text:p>
          </table:table-cell>
          <table:table-cell office:value-type="string" calcext:value-type="string">
            <text:p>in, out</text:p>
          </table:table-cell>
          <table:table-cell table:style-name="ce13" office:value-type="string" calcext:value-type="string">
            <text:p>Python</text:p>
          </table:table-cell>
          <table:table-cell table:number-columns-repeated="1019"/>
        </table:table-row>
        <table:table-row table:style-name="ro3">
          <table:table-cell/>
          <table:table-cell table:style-name="ce13" office:value-type="string" calcext:value-type="string">
            <text:p>Checkerboard</text:p>
          </table:table-cell>
          <table:table-cell office:value-type="string" calcext:value-type="string">
            <text:p>ooo-entrance-checkerboard </text:p>
          </table:table-cell>
          <table:table-cell office:value-type="string" calcext:value-type="string">
            <text:p>across, downward</text:p>
          </table:table-cell>
          <table:table-cell table:style-name="ce13" office:value-type="string" calcext:value-type="string">
            <text:p>Python</text:p>
          </table:table-cell>
          <table:table-cell table:number-columns-repeated="1019"/>
        </table:table-row>
        <table:table-row table:style-name="ro3">
          <table:table-cell/>
          <table:table-cell table:style-name="ce13" office:value-type="string" calcext:value-type="string">
            <text:p>Circle</text:p>
          </table:table-cell>
          <table:table-cell office:value-type="string" calcext:value-type="string">
            <text:p>ooo-entrance-circle </text:p>
          </table:table-cell>
          <table:table-cell office:value-type="string" calcext:value-type="string">
            <text:p>in, out</text:p>
          </table:table-cell>
          <table:table-cell table:style-name="ce13" office:value-type="string" calcext:value-type="string">
            <text:p>Python</text:p>
          </table:table-cell>
          <table:table-cell table:number-columns-repeated="1019"/>
        </table:table-row>
        <table:table-row table:style-name="ro3">
          <table:table-cell/>
          <table:table-cell table:style-name="ce13" office:value-type="string" calcext:value-type="string">
            <text:p>Oval vertical</text:p>
          </table:table-cell>
          <table:table-cell office:value-type="string" calcext:value-type="string">
            <text:p>ooo-entrance-oval </text:p>
          </table:table-cell>
          <table:table-cell office:value-type="string" calcext:value-type="string">
            <text:p>in, out</text:p>
          </table:table-cell>
          <table:table-cell table:style-name="ce13" office:value-type="string" calcext:value-type="string">
            <text:p>Python</text:p>
          </table:table-cell>
          <table:table-cell table:number-columns-repeated="1019"/>
        </table:table-row>
        <table:table-row table:style-name="ro3">
          <table:table-cell/>
          <table:table-cell table:style-name="ce13" office:value-type="string" calcext:value-type="string">
            <text:p>Fly in slow</text:p>
          </table:table-cell>
          <table:table-cell office:value-type="string" calcext:value-type="string">
            <text:p>ooo-entrance-fly-in-slow </text:p>
          </table:table-cell>
          <table:table-cell office:value-type="string" calcext:value-type="string">
            <text:p>from-top-left, from-top, from-top-right, from-left, from-right, from-bottom-left, from-bottom, from-bottom-right</text:p>
          </table:table-cell>
          <table:table-cell table:style-name="ce13" office:value-type="string" calcext:value-type="string">
            <text:p>Python</text:p>
          </table:table-cell>
          <table:table-cell office:value-type="string" calcext:value-type="string">
            <text:p>Motion is linear</text:p>
          </table:table-cell>
          <table:table-cell table:number-columns-repeated="1018"/>
        </table:table-row>
        <table:table-row table:style-name="ro3">
          <table:table-cell/>
          <table:table-cell table:style-name="ce13" office:value-type="string" calcext:value-type="string">
            <text:p>Diamond</text:p>
          </table:table-cell>
          <table:table-cell office:value-type="string" calcext:value-type="string">
            <text:p>ooo-entrance-diamond </text:p>
          </table:table-cell>
          <table:table-cell office:value-type="string" calcext:value-type="string">
            <text:p>in, out</text:p>
          </table:table-cell>
          <table:table-cell table:style-name="ce13" office:value-type="string" calcext:value-type="string">
            <text:p>Python</text:p>
          </table:table-cell>
          <table:table-cell table:number-columns-repeated="1019"/>
        </table:table-row>
        <table:table-row table:style-name="ro3">
          <table:table-cell/>
          <table:table-cell table:style-name="ce13" office:value-type="string" calcext:value-type="string">
            <text:p>Dissolve In</text:p>
          </table:table-cell>
          <table:table-cell office:value-type="string" calcext:value-type="string">
            <text:p>ooo-entrance-dissolve-in </text:p>
          </table:table-cell>
          <table:table-cell office:value-type="string" calcext:value-type="string">
            <text:p>N/A</text:p>
          </table:table-cell>
          <table:table-cell table:style-name="ce13" office:value-type="string" calcext:value-type="string">
            <text:p>Python</text:p>
          </table:table-cell>
          <table:table-cell table:number-columns-repeated="1019"/>
        </table:table-row>
        <table:table-row table:style-name="ro3">
          <table:table-cell/>
          <table:table-cell table:style-name="ce13" office:value-type="string" calcext:value-type="string">
            <text:p>Flash Once</text:p>
          </table:table-cell>
          <table:table-cell office:value-type="string" calcext:value-type="string">
            <text:p>ooo-entrance-flash-once </text:p>
          </table:table-cell>
          <table:table-cell office:value-type="string" calcext:value-type="string">
            <text:p>N/A</text:p>
          </table:table-cell>
          <table:table-cell table:style-name="ce13" office:value-type="string" calcext:value-type="string">
            <text:p>Python</text:p>
          </table:table-cell>
          <table:table-cell table:number-columns-repeated="1019"/>
        </table:table-row>
        <table:table-row table:style-name="ro3">
          <table:table-cell/>
          <table:table-cell table:style-name="ce13" office:value-type="string" calcext:value-type="string">
            <text:p>Peek In</text:p>
          </table:table-cell>
          <table:table-cell office:value-type="string" calcext:value-type="string">
            <text:p>ooo-entrance-peek-in </text:p>
          </table:table-cell>
          <table:table-cell office:value-type="string" calcext:value-type="string">
            <text:p>from-top, from-left, from-right, from-bottom</text:p>
          </table:table-cell>
          <table:table-cell table:style-name="ce13" office:value-type="string" calcext:value-type="string">
            <text:p>Python</text:p>
          </table:table-cell>
          <table:table-cell office:value-type="string" calcext:value-type="string">
            <text:p>Impress seems to implement this the same as Wipe. <text:s/>I will reimplement as a push in from the specified edge</text:p>
          </table:table-cell>
          <table:table-cell table:number-columns-repeated="1018"/>
        </table:table-row>
        <table:table-row table:style-name="ro3">
          <table:table-cell/>
          <table:table-cell table:style-name="ce13" office:value-type="string" calcext:value-type="string">
            <text:p>Plus</text:p>
          </table:table-cell>
          <table:table-cell office:value-type="string" calcext:value-type="string">
            <text:p>ooo-entrance-plus </text:p>
          </table:table-cell>
          <table:table-cell office:value-type="string" calcext:value-type="string">
            <text:p>in, out</text:p>
          </table:table-cell>
          <table:table-cell table:style-name="ce13" office:value-type="string" calcext:value-type="string">
            <text:p>Python</text:p>
          </table:table-cell>
          <table:table-cell table:number-columns-repeated="1019"/>
        </table:table-row>
        <table:table-row table:style-name="ro3">
          <table:table-cell/>
          <table:table-cell table:style-name="ce13" office:value-type="string" calcext:value-type="string">
            <text:p>Random Bars</text:p>
          </table:table-cell>
          <table:table-cell office:value-type="string" calcext:value-type="string">
            <text:p>ooo-entrance-random-bars </text:p>
          </table:table-cell>
          <table:table-cell office:value-type="string" calcext:value-type="string">
            <text:p>vertical, horizontal</text:p>
          </table:table-cell>
          <table:table-cell table:style-name="ce13" office:value-type="string" calcext:value-type="string">
            <text:p>Python</text:p>
          </table:table-cell>
          <table:table-cell table:number-columns-repeated="1019"/>
        </table:table-row>
        <table:table-row table:style-name="ro3">
          <table:table-cell/>
          <table:table-cell table:style-name="ce13" office:value-type="string" calcext:value-type="string">
            <text:p>Split</text:p>
          </table:table-cell>
          <table:table-cell office:value-type="string" calcext:value-type="string">
            <text:p>ooo-entrance-split </text:p>
          </table:table-cell>
          <table:table-cell office:value-type="string" calcext:value-type="string">
            <text:p>horizontal-in, vertical-in, horizontal-out, vertical-out</text:p>
          </table:table-cell>
          <table:table-cell table:style-name="ce13" office:value-type="string" calcext:value-type="string">
            <text:p>Python</text:p>
          </table:table-cell>
          <table:table-cell table:number-columns-repeated="1019"/>
        </table:table-row>
        <table:table-row table:style-name="ro3">
          <table:table-cell/>
          <table:table-cell table:style-name="ce13" office:value-type="string" calcext:value-type="string">
            <text:p>Diagonal Squares</text:p>
          </table:table-cell>
          <table:table-cell office:value-type="string" calcext:value-type="string">
            <text:p>ooo-entrance-diagonal-squares </text:p>
          </table:table-cell>
          <table:table-cell office:value-type="string" calcext:value-type="string">
            <text:p>left-to-bottom, right-to-top, left-to-top, right-to-bottom</text:p>
          </table:table-cell>
          <table:table-cell table:style-name="ce13" office:value-type="string" calcext:value-type="string">
            <text:p>Python</text:p>
          </table:table-cell>
          <table:table-cell table:number-columns-repeated="1019"/>
        </table:table-row>
        <table:table-row table:style-name="ro3">
          <table:table-cell/>
          <table:table-cell table:style-name="ce13" office:value-type="string" calcext:value-type="string">
            <text:p>Wedge</text:p>
          </table:table-cell>
          <table:table-cell office:value-type="string" calcext:value-type="string">
            <text:p>ooo-entrance-wedge </text:p>
          </table:table-cell>
          <table:table-cell office:value-type="string" calcext:value-type="string">
            <text:p>N/A</text:p>
          </table:table-cell>
          <table:table-cell table:style-name="ce13" office:value-type="string" calcext:value-type="string">
            <text:p>Python</text:p>
          </table:table-cell>
          <table:table-cell table:number-columns-repeated="1019"/>
        </table:table-row>
        <table:table-row table:style-name="ro3">
          <table:table-cell/>
          <table:table-cell table:style-name="ce13" office:value-type="string" calcext:value-type="string">
            <text:p>Wheel</text:p>
          </table:table-cell>
          <table:table-cell office:value-type="string" calcext:value-type="string">
            <text:p>ooo-entrance-wheel </text:p>
          </table:table-cell>
          <table:table-cell office:value-type="string" calcext:value-type="string">
            <text:p>1, 2, 3, 4, 8</text:p>
          </table:table-cell>
          <table:table-cell table:style-name="ce13" office:value-type="string" calcext:value-type="string">
            <text:p>Python</text:p>
          </table:table-cell>
          <table:table-cell table:number-columns-repeated="1019"/>
        </table:table-row>
        <table:table-row table:style-name="ro3">
          <table:table-cell/>
          <table:table-cell table:style-name="ce13" office:value-type="string" calcext:value-type="string">
            <text:p>Wipe</text:p>
          </table:table-cell>
          <table:table-cell office:value-type="string" calcext:value-type="string">
            <text:p>ooo-entrance-wipe </text:p>
          </table:table-cell>
          <table:table-cell office:value-type="string" calcext:value-type="string">
            <text:p>from-top, from-left, from-right, from-bottom</text:p>
          </table:table-cell>
          <table:table-cell table:style-name="ce13" office:value-type="string" calcext:value-type="string">
            <text:p>Python</text:p>
          </table:table-cell>
          <table:table-cell table:number-columns-repeated="1019"/>
        </table:table-row>
        <table:table-row table:style-name="ro3">
          <table:table-cell/>
          <table:table-cell table:style-name="ce13" office:value-type="string" calcext:value-type="string">
            <text:p>Random Effects</text:p>
          </table:table-cell>
          <table:table-cell office:value-type="string" calcext:value-type="string">
            <text:p>ooo-entrance-random </text:p>
          </table:table-cell>
          <table:table-cell office:value-type="string" calcext:value-type="string">
            <text:p>N/A</text:p>
          </table:table-cell>
          <table:table-cell table:style-name="ce13" office:value-type="string" calcext:value-type="string">
            <text:p>Python</text:p>
          </table:table-cell>
          <table:table-cell office:value-type="string" calcext:value-type="string">
            <text:p>Random choice from these animations above</text:p>
          </table:table-cell>
          <table:table-cell table:number-columns-repeated="1018"/>
        </table:table-row>
        <table:table-row table:style-name="ro3">
          <table:table-cell/>
          <table:table-cell table:style-name="ce4" office:value-type="string" calcext:value-type="string">
            <text:p>SPECIAL</text:p>
          </table:table-cell>
          <table:table-cell table:style-name="ce9" table:number-columns-repeated="5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Fade In</text:p>
          </table:table-cell>
          <table:table-cell office:value-type="string" calcext:value-type="string">
            <text:p>ooo-entrance-fade-in </text:p>
          </table:table-cell>
          <table:table-cell office:value-type="string" calcext:value-type="string">
            <text:p>N/A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Fade In and Zoom</text:p>
          </table:table-cell>
          <table:table-cell office:value-type="string" calcext:value-type="string">
            <text:p>ooo-entrance-fade-in-and-zoom </text:p>
          </table:table-cell>
          <table:table-cell office:value-type="string" calcext:value-type="string">
            <text:p>N/A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Expand</text:p>
          </table:table-cell>
          <table:table-cell office:value-type="string" calcext:value-type="string">
            <text:p>ooo-entrance-expand </text:p>
          </table:table-cell>
          <table:table-cell office:value-type="string" calcext:value-type="string">
            <text:p>N/A</text:p>
          </table:table-cell>
          <table:table-cell table:number-columns-repeated="1020"/>
        </table:table-row>
        <table:table-row table:style-name="ro3">
          <table:table-cell/>
          <table:table-cell table:style-name="ce4" office:value-type="string" calcext:value-type="string">
            <text:p>EXCITING</text:p>
          </table:table-cell>
          <table:table-cell table:style-name="ce9" table:number-columns-repeated="5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Spiral In</text:p>
          </table:table-cell>
          <table:table-cell office:value-type="string" calcext:value-type="string">
            <text:p>ooo-entrance-spiral-in </text:p>
          </table:table-cell>
          <table:table-cell office:value-type="string" calcext:value-type="string">
            <text:p>N/A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Swivel</text:p>
          </table:table-cell>
          <table:table-cell office:value-type="string" calcext:value-type="string">
            <text:p>ooo-entrance-swivel </text:p>
          </table:table-cell>
          <table:table-cell office:value-type="string" calcext:value-type="string">
            <text:p>vertical, horizontal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Boomerang</text:p>
          </table:table-cell>
          <table:table-cell office:value-type="string" calcext:value-type="string">
            <text:p>ooo-entrance-boomerang </text:p>
          </table:table-cell>
          <table:table-cell office:value-type="string" calcext:value-type="string">
            <text:p>N/A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Bounce</text:p>
          </table:table-cell>
          <table:table-cell office:value-type="string" calcext:value-type="string">
            <text:p>ooo-entrance-bounce </text:p>
          </table:table-cell>
          <table:table-cell office:value-type="string" calcext:value-type="string">
            <text:p>N/A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Film Credits</text:p>
          </table:table-cell>
          <table:table-cell office:value-type="string" calcext:value-type="string">
            <text:p>ooo-entrance-movie-credits </text:p>
          </table:table-cell>
          <table:table-cell office:value-type="string" calcext:value-type="string">
            <text:p>N/A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Float</text:p>
          </table:table-cell>
          <table:table-cell office:value-type="string" calcext:value-type="string">
            <text:p>ooo-entrance-float </text:p>
          </table:table-cell>
          <table:table-cell office:value-type="string" calcext:value-type="string">
            <text:p>N/A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Put on the brakes</text:p>
          </table:table-cell>
          <table:table-cell office:value-type="string" calcext:value-type="string">
            <text:p>ooo-entrance-breaks </text:p>
          </table:table-cell>
          <table:table-cell office:value-type="string" calcext:value-type="string">
            <text:p>N/A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Pinwheel</text:p>
          </table:table-cell>
          <table:table-cell office:value-type="string" calcext:value-type="string">
            <text:p>ooo-entrance-pinwheel </text:p>
          </table:table-cell>
          <table:table-cell office:value-type="string" calcext:value-type="string">
            <text:p>N/A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Thread</text:p>
          </table:table-cell>
          <table:table-cell office:value-type="string" calcext:value-type="string">
            <text:p>ooo-entrance-thread </text:p>
          </table:table-cell>
          <table:table-cell office:value-type="string" calcext:value-type="string">
            <text:p>N/A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Sling</text:p>
          </table:table-cell>
          <table:table-cell office:value-type="string" calcext:value-type="string">
            <text:p>ooo-entrance-sling </text:p>
          </table:table-cell>
          <table:table-cell office:value-type="string" calcext:value-type="string">
            <text:p>N/A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Magnify</text:p>
          </table:table-cell>
          <table:table-cell office:value-type="string" calcext:value-type="string">
            <text:p>ooo-entrance-magnify </text:p>
          </table:table-cell>
          <table:table-cell office:value-type="string" calcext:value-type="string">
            <text:p>N/A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Curve Up</text:p>
          </table:table-cell>
          <table:table-cell office:value-type="string" calcext:value-type="string">
            <text:p>ooo-entrance-curve-up </text:p>
          </table:table-cell>
          <table:table-cell office:value-type="string" calcext:value-type="string">
            <text:p>N/A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Glide</text:p>
          </table:table-cell>
          <table:table-cell office:value-type="string" calcext:value-type="string">
            <text:p>ooo-entrance-glide </text:p>
          </table:table-cell>
          <table:table-cell office:value-type="string" calcext:value-type="string">
            <text:p>N/A</text:p>
          </table:table-cell>
          <table:table-cell table:number-columns-repeated="1020"/>
        </table:table-row>
        <table:table-row table:style-name="ro3">
          <table:table-cell/>
          <table:table-cell table:style-name="ce4" office:value-type="string" calcext:value-type="string">
            <text:p>MODERATE</text:p>
          </table:table-cell>
          <table:table-cell table:style-name="ce9" table:number-columns-repeated="5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Stretchy</text:p>
          </table:table-cell>
          <table:table-cell office:value-type="string" calcext:value-type="string">
            <text:p>ooo-entrance-stretchy </text:p>
          </table:table-cell>
          <table:table-cell office:value-type="string" calcext:value-type="string">
            <text:p>across, downward, from-top-left, from-top, from-top-right, from-left, from-right, from-bottom-left, from-bottom, from-bottom-right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Zoom</text:p>
          </table:table-cell>
          <table:table-cell office:value-type="string" calcext:value-type="string">
            <text:p>ooo-entrance-zoom </text:p>
          </table:table-cell>
          <table:table-cell office:value-type="string" calcext:value-type="string">
            <text:p>in, out, in-slightly, out-slightly, in-from-center, out-from-center (Names may be different)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Ease In</text:p>
          </table:table-cell>
          <table:table-cell office:value-type="string" calcext:value-type="string">
            <text:p>ooo-entrance-ease-in </text:p>
          </table:table-cell>
          <table:table-cell office:value-type="string" calcext:value-type="string">
            <text:p>N/A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Rise Up</text:p>
          </table:table-cell>
          <table:table-cell office:value-type="string" calcext:value-type="string">
            <text:p>ooo-entrance-rise-up </text:p>
          </table:table-cell>
          <table:table-cell office:value-type="string" calcext:value-type="string">
            <text:p>N/A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Ascend</text:p>
          </table:table-cell>
          <table:table-cell office:value-type="string" calcext:value-type="string">
            <text:p>ooo-entrance-ascend </text:p>
          </table:table-cell>
          <table:table-cell office:value-type="string" calcext:value-type="string">
            <text:p>N/A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Centre Revolve</text:p>
          </table:table-cell>
          <table:table-cell office:value-type="string" calcext:value-type="string">
            <text:p>ooo-entrance-center-revolve </text:p>
          </table:table-cell>
          <table:table-cell office:value-type="string" calcext:value-type="string">
            <text:p>N/A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Descend</text:p>
          </table:table-cell>
          <table:table-cell office:value-type="string" calcext:value-type="string">
            <text:p>ooo-entrance-descend </text:p>
          </table:table-cell>
          <table:table-cell office:value-type="string" calcext:value-type="string">
            <text:p>N/A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Spin In</text:p>
          </table:table-cell>
          <table:table-cell office:value-type="string" calcext:value-type="string">
            <text:p>ooo-entrance-spin-in </text:p>
          </table:table-cell>
          <table:table-cell office:value-type="string" calcext:value-type="string">
            <text:p>N/A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Compress</text:p>
          </table:table-cell>
          <table:table-cell office:value-type="string" calcext:value-type="string">
            <text:p>ooo-entrance-compress </text:p>
          </table:table-cell>
          <table:table-cell office:value-type="string" calcext:value-type="string">
            <text:p>N/A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Emphasis</text:p>
          </table:table-cell>
          <table:table-cell/>
          <table:table-cell table:style-name="ce9" table:number-columns-repeated="5"/>
          <table:table-cell table:number-columns-repeated="1017"/>
        </table:table-row>
        <table:table-row table:style-name="ro3">
          <table:table-cell/>
          <table:table-cell table:style-name="ce4" office:value-type="string" calcext:value-type="string">
            <text:p>BASIC</text:p>
          </table:table-cell>
          <table:table-cell table:style-name="ce9" table:number-columns-repeated="5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Change Fill Colour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Change Line Colour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Spin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Transparency</text:p>
          </table:table-cell>
          <table:table-cell table:number-columns-repeated="1022"/>
        </table:table-row>
        <table:table-row table:style-name="ro3">
          <table:table-cell/>
          <table:table-cell table:style-name="ce4" office:value-type="string" calcext:value-type="string">
            <text:p>SPECIAL</text:p>
          </table:table-cell>
          <table:table-cell table:style-name="ce9" table:number-columns-repeated="5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Colour Blend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Complementary Colour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Complementary Colour 2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Contrasting Colour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Darken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Desaturate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Flash Bulb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Lighten</text:p>
          </table:table-cell>
          <table:table-cell table:number-columns-repeated="1022"/>
        </table:table-row>
        <table:table-row table:style-name="ro3">
          <table:table-cell/>
          <table:table-cell table:style-name="ce4" office:value-type="string" calcext:value-type="string">
            <text:p>EXCITING</text:p>
          </table:table-cell>
          <table:table-cell table:style-name="ce9" table:number-columns-repeated="5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Blast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Blink</text:p>
          </table:table-cell>
          <table:table-cell table:number-columns-repeated="1022"/>
        </table:table-row>
        <table:table-row table:style-name="ro3">
          <table:table-cell/>
          <table:table-cell table:style-name="ce4" office:value-type="string" calcext:value-type="string">
            <text:p>MODERATE</text:p>
          </table:table-cell>
          <table:table-cell table:style-name="ce9" table:number-columns-repeated="5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Flicker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Teeter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Exit</text:p>
          </table:table-cell>
          <table:table-cell/>
          <table:table-cell table:style-name="ce9" table:number-columns-repeated="5"/>
          <table:table-cell table:number-columns-repeated="1017"/>
        </table:table-row>
        <table:table-row table:style-name="ro3">
          <table:table-cell/>
          <table:table-cell table:style-name="ce4" office:value-type="string" calcext:value-type="string">
            <text:p>BASIC</text:p>
          </table:table-cell>
          <table:table-cell table:style-name="ce9" table:number-columns-repeated="5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Disappear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Fly Out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Venetian Blinds</text:p>
          </table:table-cell>
          <table:table-cell table:number-columns-repeated="2"/>
          <table:table-cell table:style-name="ce18" office:value-type="string" calcext:value-type="string">
            <text:p>SVG</text:p>
          </table:table-cell>
          <table:table-cell office:value-type="string" calcext:value-type="string">
            <text:p>Options: Vertical, Horizontal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Box</text:p>
          </table:table-cell>
          <table:table-cell table:number-columns-repeated="2"/>
          <table:table-cell table:style-name="ce18" office:value-type="string" calcext:value-type="string">
            <text:p>SVG</text:p>
          </table:table-cell>
          <table:table-cell office:value-type="string" calcext:value-type="string">
            <text:p>Options: In, Out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Chequerboard</text:p>
          </table:table-cell>
          <table:table-cell table:number-columns-repeated="2"/>
          <table:table-cell table:style-name="ce18" office:value-type="string" calcext:value-type="string">
            <text:p>SVG</text:p>
          </table:table-cell>
          <table:table-cell office:value-type="string" calcext:value-type="string">
            <text:p>Options: Across, Downward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Circle</text:p>
          </table:table-cell>
          <table:table-cell table:number-columns-repeated="2"/>
          <table:table-cell table:style-name="ce18" office:value-type="string" calcext:value-type="string">
            <text:p>SVG</text:p>
          </table:table-cell>
          <table:table-cell office:value-type="string" calcext:value-type="string">
            <text:p>Options: In, Out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Crawl Out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Diamond</text:p>
          </table:table-cell>
          <table:table-cell table:number-columns-repeated="2"/>
          <table:table-cell table:style-name="ce18" office:value-type="string" calcext:value-type="string">
            <text:p>SVG</text:p>
          </table:table-cell>
          <table:table-cell office:value-type="string" calcext:value-type="string">
            <text:p>Options: In, Out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Dissolve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Flash Once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Peek Out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Plus</text:p>
          </table:table-cell>
          <table:table-cell table:number-columns-repeated="2"/>
          <table:table-cell table:style-name="ce18" office:value-type="string" calcext:value-type="string">
            <text:p>SVG</text:p>
          </table:table-cell>
          <table:table-cell office:value-type="string" calcext:value-type="string">
            <text:p>Options: In, Out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Random Bars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Diagonal Squares</text:p>
          </table:table-cell>
          <table:table-cell table:number-columns-repeated="2"/>
          <table:table-cell table:style-name="ce18" office:value-type="string" calcext:value-type="string">
            <text:p>SVG</text:p>
          </table:table-cell>
          <table:table-cell office:value-type="string" calcext:value-type="string">
            <text:p>Options: From left to bottom, from right to top, from left to top, from right to bottom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Split</text:p>
          </table:table-cell>
          <table:table-cell table:number-columns-repeated="2"/>
          <table:table-cell table:style-name="ce18" office:value-type="string" calcext:value-type="string">
            <text:p>SVG</text:p>
          </table:table-cell>
          <table:table-cell office:value-type="string" calcext:value-type="string">
            <text:p>Options: Horizontal in, vertical in, horizontal out, vertical out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Wedge</text:p>
          </table:table-cell>
          <table:table-cell table:number-columns-repeated="2"/>
          <table:table-cell table:style-name="ce18" office:value-type="string" calcext:value-type="string">
            <text:p>SVG</text:p>
          </table:table-cell>
          <table:table-cell office:value-type="string" calcext:value-type="string">
            <text:p>Options: None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Wheel</text:p>
          </table:table-cell>
          <table:table-cell table:number-columns-repeated="2"/>
          <table:table-cell table:style-name="ce18" office:value-type="string" calcext:value-type="string">
            <text:p>SVG</text:p>
          </table:table-cell>
          <table:table-cell office:value-type="string" calcext:value-type="string">
            <text:p>Options: 1, 2, 3, 4, 8 spokes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Wipe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Random Effects</text:p>
          </table:table-cell>
          <table:table-cell table:number-columns-repeated="2"/>
          <table:table-cell table:style-name="ce14"/>
          <table:table-cell table:number-columns-repeated="1019"/>
        </table:table-row>
        <table:table-row table:style-name="ro3">
          <table:table-cell/>
          <table:table-cell table:style-name="ce4" office:value-type="string" calcext:value-type="string">
            <text:p>SPECIAL</text:p>
          </table:table-cell>
          <table:table-cell table:style-name="ce9" table:number-columns-repeated="5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Fade Out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Fade Out and Zoom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Contract</text:p>
          </table:table-cell>
          <table:table-cell table:number-columns-repeated="1022"/>
        </table:table-row>
        <table:table-row table:style-name="ro3">
          <table:table-cell/>
          <table:table-cell table:style-name="ce4" office:value-type="string" calcext:value-type="string">
            <text:p>EXCITING</text:p>
          </table:table-cell>
          <table:table-cell table:style-name="ce9" table:number-columns-repeated="5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Swivel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Boomeran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Bounce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Film Credits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Float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Put on the brakes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Pinwheel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Thread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Slin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Magnify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Curve Down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Glide</text:p>
          </table:table-cell>
          <table:table-cell table:number-columns-repeated="1022"/>
        </table:table-row>
        <table:table-row table:style-name="ro3">
          <table:table-cell/>
          <table:table-cell table:style-name="ce4" office:value-type="string" calcext:value-type="string">
            <text:p>MODERATE</text:p>
          </table:table-cell>
          <table:table-cell table:style-name="ce9" table:number-columns-repeated="5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Collapse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Zoom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Ease Out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Sink Down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Descend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Centre Revolve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Ascend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Spin Out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Stretchy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Motion Paths</text:p>
          </table:table-cell>
          <table:table-cell/>
          <table:table-cell table:style-name="ce9" table:number-columns-repeated="5"/>
          <table:table-cell table:number-columns-repeated="1017"/>
        </table:table-row>
        <table:table-row table:style-name="ro3">
          <table:table-cell/>
          <table:table-cell table:style-name="ce4" office:value-type="string" calcext:value-type="string">
            <text:p>BASIC</text:p>
          </table:table-cell>
          <table:table-cell table:style-name="ce9" table:number-columns-repeated="5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4 pointed star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5 pointed star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6 pointed star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8 pointed star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Circle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Crescent Moon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Diamond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Equilateral Triangle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Oval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Heart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Left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Right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Hexagon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Octagon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Parallelogram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Pentagon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Right-angle triangle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Square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Teardrop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Trapezoid</text:p>
          </table:table-cell>
          <table:table-cell table:number-columns-repeated="1022"/>
        </table:table-row>
        <table:table-row table:style-name="ro3">
          <table:table-cell/>
          <table:table-cell table:style-name="ce4" office:value-type="string" calcext:value-type="string">
            <text:p>SPECIAL</text:p>
          </table:table-cell>
          <table:table-cell table:style-name="ce9" table:number-columns-repeated="5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Bean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Circular Saw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Clover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Curved square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Curvy star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Figure-of-8 Four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Horiztonal Figure-of-8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Inverted square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Inverted triangle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Loop-the-loop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Neutron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Peanut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Pointy star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Whoosh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Vertical Figure-of-8</text:p>
          </table:table-cell>
          <table:table-cell table:number-columns-repeated="1022"/>
        </table:table-row>
        <table:table-row table:style-name="ro3">
          <table:table-cell/>
          <table:table-cell table:style-name="ce4" office:value-type="string" calcext:value-type="string">
            <text:p>LINES AND CURVES</text:p>
          </table:table-cell>
          <table:table-cell table:style-name="ce9" table:number-columns-repeated="5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Arc Down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Arc Left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Arc Right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Arc Up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Bounce Left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Bounce Right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Curvy Left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Curvy Right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Decaying Wave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Diagonal Down Right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Diagonal Up Right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Down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Funnel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Heartbeat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Left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Right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S Curve 1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S Curve 2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Sine Wave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Spiral Left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Spiral Right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Sprin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Stairs Down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Turn Down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Turn Down Right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Turn Up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Turn Up Right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Up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Wave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Zigzag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Misc Effects</text:p>
          </table:table-cell>
          <table:table-cell/>
          <table:table-cell table:style-name="ce9" table:number-columns-repeated="5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Start Media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Toggle Pause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End Media</text:p>
          </table:table-cell>
          <table:table-cell table:number-columns-repeated="1022"/>
        </table:table-row>
        <table:table-row table:style-name="ro3" table:number-rows-repeated="104838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Wedges and wheels" table:style-name="ta1">
        <table:table-column table:style-name="co6" table:number-columns-repeated="1024" table:default-cell-style-name="ce3"/>
        <table:table-row table:style-name="ro3">
          <table:table-cell office:value-type="string" calcext:value-type="string">
            <text:p>theta</text:p>
          </table:table-cell>
          <table:table-cell office:value-type="string" calcext:value-type="string">
            <text:p>sin(theta)</text:p>
          </table:table-cell>
          <table:table-cell office:value-type="string" calcext:value-type="string">
            <text:p>cos(theta)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x,y</text:p>
          </table:table-cell>
          <table:table-cell table:number-columns-repeated="1016"/>
        </table:table-row>
        <table:table-row table:style-name="ro3">
          <table:table-cell office:value-type="float" office:value="0" calcext:value-type="float">
            <text:p>0</text:p>
          </table:table-cell>
          <table:table-cell table:style-name="ce16" table:formula="of:=SIN(RADIANS([.A2]))" office:value-type="float" office:value="0" calcext:value-type="float">
            <text:p>0.00</text:p>
          </table:table-cell>
          <table:table-cell table:style-name="ce16" table:formula="of:=COS(RADIANS([.A2]))" office:value-type="float" office:value="1" calcext:value-type="float">
            <text:p>1.00</text:p>
          </table:table-cell>
          <table:table-cell/>
          <table:table-cell table:style-name="ce16" table:formula="of:=ROUND(5.5*[.B2] + 0.5;2)" office:value-type="float" office:value="0.5" calcext:value-type="float">
            <text:p>0.50</text:p>
          </table:table-cell>
          <table:table-cell table:style-name="ce16" table:formula="of:=ROUND(5.5*-[.C2]+0.5;2)" office:value-type="float" office:value="-5" calcext:value-type="float">
            <text:p>-5.00</text:p>
          </table:table-cell>
          <table:table-cell/>
          <table:table-cell table:formula="of:=COM.MICROSOFT.TEXTJOIN(&quot;,&quot;;0;[.E2];[.F2])" office:value-type="string" office:string-value="0.5,-5" calcext:value-type="string">
            <text:p>0.5,-5</text:p>
          </table:table-cell>
          <table:table-cell table:number-columns-repeated="1016"/>
        </table:table-row>
        <table:table-row table:style-name="ro3">
          <table:table-cell office:value-type="float" office:value="30" calcext:value-type="float">
            <text:p>30</text:p>
          </table:table-cell>
          <table:table-cell table:style-name="ce16" table:formula="of:=SIN(RADIANS([.A3]))" office:value-type="float" office:value="0.5" calcext:value-type="float">
            <text:p>0.50</text:p>
          </table:table-cell>
          <table:table-cell table:style-name="ce16" table:formula="of:=COS(RADIANS([.A3]))" office:value-type="float" office:value="0.866025403784439" calcext:value-type="float">
            <text:p>0.87</text:p>
          </table:table-cell>
          <table:table-cell/>
          <table:table-cell table:style-name="ce16" table:formula="of:=ROUND(5.5*[.B3] + 0.5;2)" office:value-type="float" office:value="3.25" calcext:value-type="float">
            <text:p>3.25</text:p>
          </table:table-cell>
          <table:table-cell table:style-name="ce16" table:formula="of:=ROUND(5.5*-[.C3]+0.5;2)" office:value-type="float" office:value="-4.26" calcext:value-type="float">
            <text:p>-4.26</text:p>
          </table:table-cell>
          <table:table-cell/>
          <table:table-cell table:formula="of:=COM.MICROSOFT.TEXTJOIN(&quot;,&quot;;0;[.E3];[.F3])" office:value-type="string" office:string-value="3.25,-4.26" calcext:value-type="string">
            <text:p>3.25,-4.26</text:p>
          </table:table-cell>
          <table:table-cell table:number-columns-repeated="1016"/>
        </table:table-row>
        <table:table-row table:style-name="ro3">
          <table:table-cell office:value-type="float" office:value="60" calcext:value-type="float">
            <text:p>60</text:p>
          </table:table-cell>
          <table:table-cell table:style-name="ce16" table:formula="of:=SIN(RADIANS([.A4]))" office:value-type="float" office:value="0.866025403784439" calcext:value-type="float">
            <text:p>0.87</text:p>
          </table:table-cell>
          <table:table-cell table:style-name="ce16" table:formula="of:=COS(RADIANS([.A4]))" office:value-type="float" office:value="0.5" calcext:value-type="float">
            <text:p>0.50</text:p>
          </table:table-cell>
          <table:table-cell/>
          <table:table-cell table:style-name="ce16" table:formula="of:=ROUND(5.5*[.B4] + 0.5;2)" office:value-type="float" office:value="5.26" calcext:value-type="float">
            <text:p>5.26</text:p>
          </table:table-cell>
          <table:table-cell table:style-name="ce16" table:formula="of:=ROUND(5.5*-[.C4]+0.5;2)" office:value-type="float" office:value="-2.25" calcext:value-type="float">
            <text:p>-2.25</text:p>
          </table:table-cell>
          <table:table-cell/>
          <table:table-cell table:formula="of:=COM.MICROSOFT.TEXTJOIN(&quot;,&quot;;0;[.E4];[.F4])" office:value-type="string" office:string-value="5.26,-2.25" calcext:value-type="string">
            <text:p>5.26,-2.25</text:p>
          </table:table-cell>
          <table:table-cell table:number-columns-repeated="1016"/>
        </table:table-row>
        <table:table-row table:style-name="ro3">
          <table:table-cell office:value-type="float" office:value="90" calcext:value-type="float">
            <text:p>90</text:p>
          </table:table-cell>
          <table:table-cell table:style-name="ce16" table:formula="of:=SIN(RADIANS([.A5]))" office:value-type="float" office:value="1" calcext:value-type="float">
            <text:p>1.00</text:p>
          </table:table-cell>
          <table:table-cell table:style-name="ce16" table:formula="of:=COS(RADIANS([.A5]))" office:value-type="float" office:value="6.12323399573677E-017" calcext:value-type="float">
            <text:p>0.00</text:p>
          </table:table-cell>
          <table:table-cell/>
          <table:table-cell table:style-name="ce16" table:formula="of:=ROUND(5.5*[.B5] + 0.5;2)" office:value-type="float" office:value="6" calcext:value-type="float">
            <text:p>6.00</text:p>
          </table:table-cell>
          <table:table-cell table:style-name="ce16" table:formula="of:=ROUND(5.5*-[.C5]+0.5;2)" office:value-type="float" office:value="0.5" calcext:value-type="float">
            <text:p>0.50</text:p>
          </table:table-cell>
          <table:table-cell/>
          <table:table-cell table:formula="of:=COM.MICROSOFT.TEXTJOIN(&quot;,&quot;;0;[.E5];[.F5])" office:value-type="string" office:string-value="6,0.5" calcext:value-type="string">
            <text:p>6,0.5</text:p>
          </table:table-cell>
          <table:table-cell table:number-columns-repeated="1016"/>
        </table:table-row>
        <table:table-row table:style-name="ro3">
          <table:table-cell office:value-type="float" office:value="120" calcext:value-type="float">
            <text:p>120</text:p>
          </table:table-cell>
          <table:table-cell table:style-name="ce16" table:formula="of:=SIN(RADIANS([.A6]))" office:value-type="float" office:value="0.866025403784439" calcext:value-type="float">
            <text:p>0.87</text:p>
          </table:table-cell>
          <table:table-cell table:style-name="ce16" table:formula="of:=COS(RADIANS([.A6]))" office:value-type="float" office:value="-0.5" calcext:value-type="float">
            <text:p>-0.50</text:p>
          </table:table-cell>
          <table:table-cell/>
          <table:table-cell table:style-name="ce16" table:formula="of:=ROUND(5.5*[.B6] + 0.5;2)" office:value-type="float" office:value="5.26" calcext:value-type="float">
            <text:p>5.26</text:p>
          </table:table-cell>
          <table:table-cell table:style-name="ce16" table:formula="of:=ROUND(5.5*-[.C6]+0.5;2)" office:value-type="float" office:value="3.25" calcext:value-type="float">
            <text:p>3.25</text:p>
          </table:table-cell>
          <table:table-cell/>
          <table:table-cell table:formula="of:=COM.MICROSOFT.TEXTJOIN(&quot;,&quot;;0;[.E6];[.F6])" office:value-type="string" office:string-value="5.26,3.25" calcext:value-type="string">
            <text:p>5.26,3.25</text:p>
          </table:table-cell>
          <table:table-cell table:number-columns-repeated="1016"/>
        </table:table-row>
        <table:table-row table:style-name="ro3">
          <table:table-cell office:value-type="float" office:value="150" calcext:value-type="float">
            <text:p>150</text:p>
          </table:table-cell>
          <table:table-cell table:style-name="ce16" table:formula="of:=SIN(RADIANS([.A7]))" office:value-type="float" office:value="0.5" calcext:value-type="float">
            <text:p>0.50</text:p>
          </table:table-cell>
          <table:table-cell table:style-name="ce16" table:formula="of:=COS(RADIANS([.A7]))" office:value-type="float" office:value="-0.866025403784439" calcext:value-type="float">
            <text:p>-0.87</text:p>
          </table:table-cell>
          <table:table-cell/>
          <table:table-cell table:style-name="ce16" table:formula="of:=ROUND(5.5*[.B7] + 0.5;2)" office:value-type="float" office:value="3.25" calcext:value-type="float">
            <text:p>3.25</text:p>
          </table:table-cell>
          <table:table-cell table:style-name="ce16" table:formula="of:=ROUND(5.5*-[.C7]+0.5;2)" office:value-type="float" office:value="5.26" calcext:value-type="float">
            <text:p>5.26</text:p>
          </table:table-cell>
          <table:table-cell/>
          <table:table-cell table:formula="of:=COM.MICROSOFT.TEXTJOIN(&quot;,&quot;;0;[.E7];[.F7])" office:value-type="string" office:string-value="3.25,5.26" calcext:value-type="string">
            <text:p>3.25,5.26</text:p>
          </table:table-cell>
          <table:table-cell table:number-columns-repeated="1016"/>
        </table:table-row>
        <table:table-row table:style-name="ro3">
          <table:table-cell office:value-type="float" office:value="180" calcext:value-type="float">
            <text:p>180</text:p>
          </table:table-cell>
          <table:table-cell table:style-name="ce16" table:formula="of:=SIN(RADIANS([.A8]))" office:value-type="float" office:value="1.22464679914735E-016" calcext:value-type="float">
            <text:p>0.00</text:p>
          </table:table-cell>
          <table:table-cell table:style-name="ce16" table:formula="of:=COS(RADIANS([.A8]))" office:value-type="float" office:value="-1" calcext:value-type="float">
            <text:p>-1.00</text:p>
          </table:table-cell>
          <table:table-cell/>
          <table:table-cell table:style-name="ce16" table:formula="of:=ROUND(5.5*[.B8] + 0.5;2)" office:value-type="float" office:value="0.5" calcext:value-type="float">
            <text:p>0.50</text:p>
          </table:table-cell>
          <table:table-cell table:style-name="ce16" table:formula="of:=ROUND(5.5*-[.C8]+0.5;2)" office:value-type="float" office:value="6" calcext:value-type="float">
            <text:p>6.00</text:p>
          </table:table-cell>
          <table:table-cell/>
          <table:table-cell table:formula="of:=COM.MICROSOFT.TEXTJOIN(&quot;,&quot;;0;[.E8];[.F8])" office:value-type="string" office:string-value="0.5,6" calcext:value-type="string">
            <text:p>0.5,6</text:p>
          </table:table-cell>
          <table:table-cell table:number-columns-repeated="1016"/>
        </table:table-row>
        <table:table-row table:style-name="ro3">
          <table:table-cell office:value-type="float" office:value="210" calcext:value-type="float">
            <text:p>210</text:p>
          </table:table-cell>
          <table:table-cell table:style-name="ce16" table:formula="of:=SIN(RADIANS([.A9]))" office:value-type="float" office:value="-0.5" calcext:value-type="float">
            <text:p>-0.50</text:p>
          </table:table-cell>
          <table:table-cell table:style-name="ce16" table:formula="of:=COS(RADIANS([.A9]))" office:value-type="float" office:value="-0.866025403784439" calcext:value-type="float">
            <text:p>-0.87</text:p>
          </table:table-cell>
          <table:table-cell/>
          <table:table-cell table:style-name="ce16" table:formula="of:=ROUND(5.5*[.B9] + 0.5;2)" office:value-type="float" office:value="-2.25" calcext:value-type="float">
            <text:p>-2.25</text:p>
          </table:table-cell>
          <table:table-cell table:style-name="ce16" table:formula="of:=ROUND(5.5*-[.C9]+0.5;2)" office:value-type="float" office:value="5.26" calcext:value-type="float">
            <text:p>5.26</text:p>
          </table:table-cell>
          <table:table-cell/>
          <table:table-cell table:formula="of:=COM.MICROSOFT.TEXTJOIN(&quot;,&quot;;0;[.E9];[.F9])" office:value-type="string" office:string-value="-2.25,5.26" calcext:value-type="string">
            <text:p>-2.25,5.26</text:p>
          </table:table-cell>
          <table:table-cell table:number-columns-repeated="1016"/>
        </table:table-row>
        <table:table-row table:style-name="ro3">
          <table:table-cell office:value-type="float" office:value="240" calcext:value-type="float">
            <text:p>240</text:p>
          </table:table-cell>
          <table:table-cell table:style-name="ce16" table:formula="of:=SIN(RADIANS([.A10]))" office:value-type="float" office:value="-0.866025403784438" calcext:value-type="float">
            <text:p>-0.87</text:p>
          </table:table-cell>
          <table:table-cell table:style-name="ce16" table:formula="of:=COS(RADIANS([.A10]))" office:value-type="float" office:value="-0.5" calcext:value-type="float">
            <text:p>-0.50</text:p>
          </table:table-cell>
          <table:table-cell/>
          <table:table-cell table:style-name="ce16" table:formula="of:=ROUND(5.5*[.B10] + 0.5;2)" office:value-type="float" office:value="-4.26" calcext:value-type="float">
            <text:p>-4.26</text:p>
          </table:table-cell>
          <table:table-cell table:style-name="ce16" table:formula="of:=ROUND(5.5*-[.C10]+0.5;2)" office:value-type="float" office:value="3.25" calcext:value-type="float">
            <text:p>3.25</text:p>
          </table:table-cell>
          <table:table-cell/>
          <table:table-cell table:formula="of:=COM.MICROSOFT.TEXTJOIN(&quot;,&quot;;0;[.E10];[.F10])" office:value-type="string" office:string-value="-4.26,3.25" calcext:value-type="string">
            <text:p>-4.26,3.25</text:p>
          </table:table-cell>
          <table:table-cell table:number-columns-repeated="1016"/>
        </table:table-row>
        <table:table-row table:style-name="ro3">
          <table:table-cell office:value-type="float" office:value="270" calcext:value-type="float">
            <text:p>270</text:p>
          </table:table-cell>
          <table:table-cell table:style-name="ce16" table:formula="of:=SIN(RADIANS([.A11]))" office:value-type="float" office:value="-1" calcext:value-type="float">
            <text:p>-1.00</text:p>
          </table:table-cell>
          <table:table-cell table:style-name="ce16" table:formula="of:=COS(RADIANS([.A11]))" office:value-type="float" office:value="-1.83697019872103E-016" calcext:value-type="float">
            <text:p>0.00</text:p>
          </table:table-cell>
          <table:table-cell/>
          <table:table-cell table:style-name="ce16" table:formula="of:=ROUND(5.5*[.B11] + 0.5;2)" office:value-type="float" office:value="-5" calcext:value-type="float">
            <text:p>-5.00</text:p>
          </table:table-cell>
          <table:table-cell table:style-name="ce16" table:formula="of:=ROUND(5.5*-[.C11]+0.5;2)" office:value-type="float" office:value="0.5" calcext:value-type="float">
            <text:p>0.50</text:p>
          </table:table-cell>
          <table:table-cell/>
          <table:table-cell table:formula="of:=COM.MICROSOFT.TEXTJOIN(&quot;,&quot;;0;[.E11];[.F11])" office:value-type="string" office:string-value="-5,0.5" calcext:value-type="string">
            <text:p>-5,0.5</text:p>
          </table:table-cell>
          <table:table-cell table:number-columns-repeated="1016"/>
        </table:table-row>
        <table:table-row table:style-name="ro3">
          <table:table-cell office:value-type="float" office:value="300" calcext:value-type="float">
            <text:p>300</text:p>
          </table:table-cell>
          <table:table-cell table:style-name="ce16" table:formula="of:=SIN(RADIANS([.A12]))" office:value-type="float" office:value="-0.866025403784439" calcext:value-type="float">
            <text:p>-0.87</text:p>
          </table:table-cell>
          <table:table-cell table:style-name="ce16" table:formula="of:=COS(RADIANS([.A12]))" office:value-type="float" office:value="0.5" calcext:value-type="float">
            <text:p>0.50</text:p>
          </table:table-cell>
          <table:table-cell/>
          <table:table-cell table:style-name="ce16" table:formula="of:=ROUND(5.5*[.B12] + 0.5;2)" office:value-type="float" office:value="-4.26" calcext:value-type="float">
            <text:p>-4.26</text:p>
          </table:table-cell>
          <table:table-cell table:style-name="ce16" table:formula="of:=ROUND(5.5*-[.C12]+0.5;2)" office:value-type="float" office:value="-2.25" calcext:value-type="float">
            <text:p>-2.25</text:p>
          </table:table-cell>
          <table:table-cell/>
          <table:table-cell table:formula="of:=COM.MICROSOFT.TEXTJOIN(&quot;,&quot;;0;[.E12];[.F12])" office:value-type="string" office:string-value="-4.26,-2.25" calcext:value-type="string">
            <text:p>-4.26,-2.25</text:p>
          </table:table-cell>
          <table:table-cell table:number-columns-repeated="1016"/>
        </table:table-row>
        <table:table-row table:style-name="ro3">
          <table:table-cell office:value-type="float" office:value="330" calcext:value-type="float">
            <text:p>330</text:p>
          </table:table-cell>
          <table:table-cell table:style-name="ce16" table:formula="of:=SIN(RADIANS([.A13]))" office:value-type="float" office:value="-0.5" calcext:value-type="float">
            <text:p>-0.50</text:p>
          </table:table-cell>
          <table:table-cell table:style-name="ce16" table:formula="of:=COS(RADIANS([.A13]))" office:value-type="float" office:value="0.866025403784438" calcext:value-type="float">
            <text:p>0.87</text:p>
          </table:table-cell>
          <table:table-cell/>
          <table:table-cell table:style-name="ce16" table:formula="of:=ROUND(5.5*[.B13] + 0.5;2)" office:value-type="float" office:value="-2.25" calcext:value-type="float">
            <text:p>-2.25</text:p>
          </table:table-cell>
          <table:table-cell table:style-name="ce16" table:formula="of:=ROUND(5.5*-[.C13]+0.5;2)" office:value-type="float" office:value="-4.26" calcext:value-type="float">
            <text:p>-4.26</text:p>
          </table:table-cell>
          <table:table-cell/>
          <table:table-cell table:formula="of:=COM.MICROSOFT.TEXTJOIN(&quot;,&quot;;0;[.E13];[.F13])" office:value-type="string" office:string-value="-2.25,-4.26" calcext:value-type="string">
            <text:p>-2.25,-4.26</text:p>
          </table:table-cell>
          <table:table-cell table:number-columns-repeated="1016"/>
        </table:table-row>
        <table:table-row table:style-name="ro3">
          <table:table-cell office:value-type="float" office:value="360" calcext:value-type="float">
            <text:p>360</text:p>
          </table:table-cell>
          <table:table-cell table:style-name="ce16" table:formula="of:=SIN(RADIANS([.A14]))" office:value-type="float" office:value="-2.44929359829471E-016" calcext:value-type="float">
            <text:p>0.00</text:p>
          </table:table-cell>
          <table:table-cell table:style-name="ce16" table:formula="of:=COS(RADIANS([.A14]))" office:value-type="float" office:value="1" calcext:value-type="float">
            <text:p>1.00</text:p>
          </table:table-cell>
          <table:table-cell/>
          <table:table-cell table:style-name="ce16" table:formula="of:=ROUND(5.5*[.B14] + 0.5;2)" office:value-type="float" office:value="0.5" calcext:value-type="float">
            <text:p>0.50</text:p>
          </table:table-cell>
          <table:table-cell table:style-name="ce16" table:formula="of:=ROUND(5.5*-[.C14]+0.5;2)" office:value-type="float" office:value="-5" calcext:value-type="float">
            <text:p>-5.00</text:p>
          </table:table-cell>
          <table:table-cell/>
          <table:table-cell table:formula="of:=COM.MICROSOFT.TEXTJOIN(&quot;,&quot;;0;[.E14];[.F14])" office:value-type="string" office:string-value="0.5,-5" calcext:value-type="string">
            <text:p>0.5,-5</text:p>
          </table:table-cell>
          <table:table-cell table:number-columns-repeated="1016"/>
        </table:table-row>
        <table:table-row table:style-name="ro3">
          <table:table-cell table:number-columns-repeated="1024"/>
        </table:table-row>
        <table:table-row table:style-name="ro3">
          <table:table-cell table:style-name="ce4" office:value-type="string" calcext:value-type="string">
            <text:p>Wedge R steps</text:p>
          </table:table-cell>
          <table:table-cell table:number-columns-repeated="1023"/>
        </table:table-row>
        <table:table-row table:style-name="ro3">
          <table:table-cell table:style-name="ce4" office:value-type="string" calcext:value-type="string">
            <text:p>Centre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90" calcext:value-type="float">
            <text:p>90</text:p>
          </table:table-cell>
          <table:table-cell table:style-name="ce4" office:value-type="float" office:value="120" calcext:value-type="float">
            <text:p>120</text:p>
          </table:table-cell>
          <table:table-cell table:style-name="ce4" office:value-type="float" office:value="150" calcext:value-type="float">
            <text:p>150</text:p>
          </table:table-cell>
          <table:table-cell table:style-name="ce4" office:value-type="float" office:value="180" calcext:value-type="float">
            <text:p>180</text:p>
          </table:table-cell>
          <table:table-cell table:style-name="ce4" office:value-type="string" calcext:value-type="string">
            <text:p>concatenated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0.5,0.5</text:p>
          </table:table-cell>
          <table:table-cell table:formula="of:=[.H2]" office:value-type="string" office:string-value="0.5,-5" calcext:value-type="string">
            <text:p>0.5,-5</text:p>
          </table:table-cell>
          <table:table-cell table:formula="of:=[.B18]" office:value-type="string" office:string-value="0.5,-5" calcext:value-type="string">
            <text:p>0.5,-5</text:p>
          </table:table-cell>
          <table:table-cell table:formula="of:=[.C18]" office:value-type="string" office:string-value="0.5,-5" calcext:value-type="string">
            <text:p>0.5,-5</text:p>
          </table:table-cell>
          <table:table-cell table:formula="of:=[.D18]" office:value-type="string" office:string-value="0.5,-5" calcext:value-type="string">
            <text:p>0.5,-5</text:p>
          </table:table-cell>
          <table:table-cell table:formula="of:=[.E18]" office:value-type="string" office:string-value="0.5,-5" calcext:value-type="string">
            <text:p>0.5,-5</text:p>
          </table:table-cell>
          <table:table-cell table:formula="of:=[.F18]" office:value-type="string" office:string-value="0.5,-5" calcext:value-type="string">
            <text:p>0.5,-5</text:p>
          </table:table-cell>
          <table:table-cell table:formula="of:=[.G18]" office:value-type="string" office:string-value="0.5,-5" calcext:value-type="string">
            <text:p>0.5,-5</text:p>
          </table:table-cell>
          <table:table-cell table:formula="of:=COM.MICROSOFT.TEXTJOIN(&quot; &quot;; 1;[.A18:.H18])" office:value-type="string" office:string-value="0.5,0.5 0.5,-5 0.5,-5 0.5,-5 0.5,-5 0.5,-5 0.5,-5 0.5,-5" calcext:value-type="string">
            <text:p>0.5,0.5 0.5,-5 0.5,-5 0.5,-5 0.5,-5 0.5,-5 0.5,-5 0.5,-5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0.5,0.5</text:p>
          </table:table-cell>
          <table:table-cell table:formula="of:=[.B18]" office:value-type="string" office:string-value="0.5,-5" calcext:value-type="string">
            <text:p>0.5,-5</text:p>
          </table:table-cell>
          <table:table-cell table:formula="of:=[.H3]" office:value-type="string" office:string-value="3.25,-4.26" calcext:value-type="string">
            <text:p>3.25,-4.26</text:p>
          </table:table-cell>
          <table:table-cell table:formula="of:=[.C19]" office:value-type="string" office:string-value="3.25,-4.26" calcext:value-type="string">
            <text:p>3.25,-4.26</text:p>
          </table:table-cell>
          <table:table-cell table:formula="of:=[.D19]" office:value-type="string" office:string-value="3.25,-4.26" calcext:value-type="string">
            <text:p>3.25,-4.26</text:p>
          </table:table-cell>
          <table:table-cell table:formula="of:=[.E19]" office:value-type="string" office:string-value="3.25,-4.26" calcext:value-type="string">
            <text:p>3.25,-4.26</text:p>
          </table:table-cell>
          <table:table-cell table:formula="of:=[.F19]" office:value-type="string" office:string-value="3.25,-4.26" calcext:value-type="string">
            <text:p>3.25,-4.26</text:p>
          </table:table-cell>
          <table:table-cell table:formula="of:=[.G19]" office:value-type="string" office:string-value="3.25,-4.26" calcext:value-type="string">
            <text:p>3.25,-4.26</text:p>
          </table:table-cell>
          <table:table-cell table:formula="of:=COM.MICROSOFT.TEXTJOIN(&quot; &quot;; 1;[.A19:.H19])" office:value-type="string" office:string-value="0.5,0.5 0.5,-5 3.25,-4.26 3.25,-4.26 3.25,-4.26 3.25,-4.26 3.25,-4.26 3.25,-4.26" calcext:value-type="string">
            <text:p>0.5,0.5 0.5,-5 3.25,-4.26 3.25,-4.26 3.25,-4.26 3.25,-4.26 3.25,-4.26 3.25,-4.26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0.5,0.5</text:p>
          </table:table-cell>
          <table:table-cell table:formula="of:=[.B19]" office:value-type="string" office:string-value="0.5,-5" calcext:value-type="string">
            <text:p>0.5,-5</text:p>
          </table:table-cell>
          <table:table-cell table:formula="of:=[.C19]" office:value-type="string" office:string-value="3.25,-4.26" calcext:value-type="string">
            <text:p>3.25,-4.26</text:p>
          </table:table-cell>
          <table:table-cell table:formula="of:=[.H4]" office:value-type="string" office:string-value="5.26,-2.25" calcext:value-type="string">
            <text:p>5.26,-2.25</text:p>
          </table:table-cell>
          <table:table-cell table:formula="of:=[.D20]" office:value-type="string" office:string-value="5.26,-2.25" calcext:value-type="string">
            <text:p>5.26,-2.25</text:p>
          </table:table-cell>
          <table:table-cell table:formula="of:=[.E20]" office:value-type="string" office:string-value="5.26,-2.25" calcext:value-type="string">
            <text:p>5.26,-2.25</text:p>
          </table:table-cell>
          <table:table-cell table:formula="of:=[.F20]" office:value-type="string" office:string-value="5.26,-2.25" calcext:value-type="string">
            <text:p>5.26,-2.25</text:p>
          </table:table-cell>
          <table:table-cell table:formula="of:=[.G20]" office:value-type="string" office:string-value="5.26,-2.25" calcext:value-type="string">
            <text:p>5.26,-2.25</text:p>
          </table:table-cell>
          <table:table-cell table:formula="of:=COM.MICROSOFT.TEXTJOIN(&quot; &quot;; 1;[.A20:.H20])" office:value-type="string" office:string-value="0.5,0.5 0.5,-5 3.25,-4.26 5.26,-2.25 5.26,-2.25 5.26,-2.25 5.26,-2.25 5.26,-2.25" calcext:value-type="string">
            <text:p>0.5,0.5 0.5,-5 3.25,-4.26 5.26,-2.25 5.26,-2.25 5.26,-2.25 5.26,-2.25 5.26,-2.25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0.5,0.5</text:p>
          </table:table-cell>
          <table:table-cell table:formula="of:=[.B20]" office:value-type="string" office:string-value="0.5,-5" calcext:value-type="string">
            <text:p>0.5,-5</text:p>
          </table:table-cell>
          <table:table-cell table:formula="of:=[.C20]" office:value-type="string" office:string-value="3.25,-4.26" calcext:value-type="string">
            <text:p>3.25,-4.26</text:p>
          </table:table-cell>
          <table:table-cell table:formula="of:=[.D20]" office:value-type="string" office:string-value="5.26,-2.25" calcext:value-type="string">
            <text:p>5.26,-2.25</text:p>
          </table:table-cell>
          <table:table-cell table:formula="of:=[.H5]" office:value-type="string" office:string-value="6,0.5" calcext:value-type="string">
            <text:p>6,0.5</text:p>
          </table:table-cell>
          <table:table-cell table:formula="of:=[.E21]" office:value-type="string" office:string-value="6,0.5" calcext:value-type="string">
            <text:p>6,0.5</text:p>
          </table:table-cell>
          <table:table-cell table:formula="of:=[.F21]" office:value-type="string" office:string-value="6,0.5" calcext:value-type="string">
            <text:p>6,0.5</text:p>
          </table:table-cell>
          <table:table-cell table:formula="of:=[.G21]" office:value-type="string" office:string-value="6,0.5" calcext:value-type="string">
            <text:p>6,0.5</text:p>
          </table:table-cell>
          <table:table-cell table:formula="of:=COM.MICROSOFT.TEXTJOIN(&quot; &quot;; 1;[.A21:.H21])" office:value-type="string" office:string-value="0.5,0.5 0.5,-5 3.25,-4.26 5.26,-2.25 6,0.5 6,0.5 6,0.5 6,0.5" calcext:value-type="string">
            <text:p>0.5,0.5 0.5,-5 3.25,-4.26 5.26,-2.25 6,0.5 6,0.5 6,0.5 6,0.5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0.5,0.5</text:p>
          </table:table-cell>
          <table:table-cell table:formula="of:=[.B21]" office:value-type="string" office:string-value="0.5,-5" calcext:value-type="string">
            <text:p>0.5,-5</text:p>
          </table:table-cell>
          <table:table-cell table:formula="of:=[.C21]" office:value-type="string" office:string-value="3.25,-4.26" calcext:value-type="string">
            <text:p>3.25,-4.26</text:p>
          </table:table-cell>
          <table:table-cell table:formula="of:=[.D21]" office:value-type="string" office:string-value="5.26,-2.25" calcext:value-type="string">
            <text:p>5.26,-2.25</text:p>
          </table:table-cell>
          <table:table-cell table:formula="of:=[.E21]" office:value-type="string" office:string-value="6,0.5" calcext:value-type="string">
            <text:p>6,0.5</text:p>
          </table:table-cell>
          <table:table-cell table:formula="of:=[.H6]" office:value-type="string" office:string-value="5.26,3.25" calcext:value-type="string">
            <text:p>5.26,3.25</text:p>
          </table:table-cell>
          <table:table-cell table:formula="of:=[.F22]" office:value-type="string" office:string-value="5.26,3.25" calcext:value-type="string">
            <text:p>5.26,3.25</text:p>
          </table:table-cell>
          <table:table-cell table:formula="of:=[.G22]" office:value-type="string" office:string-value="5.26,3.25" calcext:value-type="string">
            <text:p>5.26,3.25</text:p>
          </table:table-cell>
          <table:table-cell table:formula="of:=COM.MICROSOFT.TEXTJOIN(&quot; &quot;; 1;[.A22:.H22])" office:value-type="string" office:string-value="0.5,0.5 0.5,-5 3.25,-4.26 5.26,-2.25 6,0.5 5.26,3.25 5.26,3.25 5.26,3.25" calcext:value-type="string">
            <text:p>0.5,0.5 0.5,-5 3.25,-4.26 5.26,-2.25 6,0.5 5.26,3.25 5.26,3.25 5.26,3.25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0.5,0.5</text:p>
          </table:table-cell>
          <table:table-cell table:formula="of:=[.B22]" office:value-type="string" office:string-value="0.5,-5" calcext:value-type="string">
            <text:p>0.5,-5</text:p>
          </table:table-cell>
          <table:table-cell table:formula="of:=[.C22]" office:value-type="string" office:string-value="3.25,-4.26" calcext:value-type="string">
            <text:p>3.25,-4.26</text:p>
          </table:table-cell>
          <table:table-cell table:formula="of:=[.D22]" office:value-type="string" office:string-value="5.26,-2.25" calcext:value-type="string">
            <text:p>5.26,-2.25</text:p>
          </table:table-cell>
          <table:table-cell table:formula="of:=[.E22]" office:value-type="string" office:string-value="6,0.5" calcext:value-type="string">
            <text:p>6,0.5</text:p>
          </table:table-cell>
          <table:table-cell table:formula="of:=[.F22]" office:value-type="string" office:string-value="5.26,3.25" calcext:value-type="string">
            <text:p>5.26,3.25</text:p>
          </table:table-cell>
          <table:table-cell table:formula="of:=[.H7]" office:value-type="string" office:string-value="3.25,5.26" calcext:value-type="string">
            <text:p>3.25,5.26</text:p>
          </table:table-cell>
          <table:table-cell table:formula="of:=[.G23]" office:value-type="string" office:string-value="3.25,5.26" calcext:value-type="string">
            <text:p>3.25,5.26</text:p>
          </table:table-cell>
          <table:table-cell table:formula="of:=COM.MICROSOFT.TEXTJOIN(&quot; &quot;; 1;[.A23:.H23])" office:value-type="string" office:string-value="0.5,0.5 0.5,-5 3.25,-4.26 5.26,-2.25 6,0.5 5.26,3.25 3.25,5.26 3.25,5.26" calcext:value-type="string">
            <text:p>0.5,0.5 0.5,-5 3.25,-4.26 5.26,-2.25 6,0.5 5.26,3.25 3.25,5.26 3.25,5.26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0.5,0.5</text:p>
          </table:table-cell>
          <table:table-cell table:formula="of:=[.B23]" office:value-type="string" office:string-value="0.5,-5" calcext:value-type="string">
            <text:p>0.5,-5</text:p>
          </table:table-cell>
          <table:table-cell table:formula="of:=[.C23]" office:value-type="string" office:string-value="3.25,-4.26" calcext:value-type="string">
            <text:p>3.25,-4.26</text:p>
          </table:table-cell>
          <table:table-cell table:formula="of:=[.D23]" office:value-type="string" office:string-value="5.26,-2.25" calcext:value-type="string">
            <text:p>5.26,-2.25</text:p>
          </table:table-cell>
          <table:table-cell table:formula="of:=[.E23]" office:value-type="string" office:string-value="6,0.5" calcext:value-type="string">
            <text:p>6,0.5</text:p>
          </table:table-cell>
          <table:table-cell table:formula="of:=[.F23]" office:value-type="string" office:string-value="5.26,3.25" calcext:value-type="string">
            <text:p>5.26,3.25</text:p>
          </table:table-cell>
          <table:table-cell table:formula="of:=[.G23]" office:value-type="string" office:string-value="3.25,5.26" calcext:value-type="string">
            <text:p>3.25,5.26</text:p>
          </table:table-cell>
          <table:table-cell table:formula="of:=[.H8]" office:value-type="string" office:string-value="0.5,6" calcext:value-type="string">
            <text:p>0.5,6</text:p>
          </table:table-cell>
          <table:table-cell table:formula="of:=COM.MICROSOFT.TEXTJOIN(&quot; &quot;; 1;[.A24:.H24])" office:value-type="string" office:string-value="0.5,0.5 0.5,-5 3.25,-4.26 5.26,-2.25 6,0.5 5.26,3.25 3.25,5.26 0.5,6" calcext:value-type="string">
            <text:p>0.5,0.5 0.5,-5 3.25,-4.26 5.26,-2.25 6,0.5 5.26,3.25 3.25,5.26 0.5,6</text:p>
          </table:table-cell>
          <table:table-cell table:number-columns-repeated="1015"/>
        </table:table-row>
        <table:table-row table:style-name="ro3">
          <table:table-cell table:number-columns-repeated="1024"/>
        </table:table-row>
        <table:table-row table:style-name="ro3">
          <table:table-cell table:style-name="ce4" office:value-type="string" calcext:value-type="string">
            <text:p>Wedge L steps</text:p>
          </table:table-cell>
          <table:table-cell table:number-columns-repeated="1023"/>
        </table:table-row>
        <table:table-row table:style-name="ro3">
          <table:table-cell table:style-name="ce4" office:value-type="string" calcext:value-type="string">
            <text:p>Centre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-30" calcext:value-type="float">
            <text:p>-30</text:p>
          </table:table-cell>
          <table:table-cell table:style-name="ce4" office:value-type="float" office:value="-60" calcext:value-type="float">
            <text:p>-60</text:p>
          </table:table-cell>
          <table:table-cell table:style-name="ce4" office:value-type="float" office:value="-90" calcext:value-type="float">
            <text:p>-90</text:p>
          </table:table-cell>
          <table:table-cell table:style-name="ce4" office:value-type="float" office:value="-120" calcext:value-type="float">
            <text:p>-120</text:p>
          </table:table-cell>
          <table:table-cell table:style-name="ce4" office:value-type="float" office:value="-150" calcext:value-type="float">
            <text:p>-150</text:p>
          </table:table-cell>
          <table:table-cell table:style-name="ce4" office:value-type="float" office:value="-180" calcext:value-type="float">
            <text:p>-180</text:p>
          </table:table-cell>
          <table:table-cell table:style-name="ce4" office:value-type="string" calcext:value-type="string">
            <text:p>concatenated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0.5,0.5</text:p>
          </table:table-cell>
          <table:table-cell table:formula="of:=[.H14]" office:value-type="string" office:string-value="0.5,-5" calcext:value-type="string">
            <text:p>0.5,-5</text:p>
          </table:table-cell>
          <table:table-cell table:formula="of:=[.B28]" office:value-type="string" office:string-value="0.5,-5" calcext:value-type="string">
            <text:p>0.5,-5</text:p>
          </table:table-cell>
          <table:table-cell table:formula="of:=[.C28]" office:value-type="string" office:string-value="0.5,-5" calcext:value-type="string">
            <text:p>0.5,-5</text:p>
          </table:table-cell>
          <table:table-cell table:formula="of:=[.D28]" office:value-type="string" office:string-value="0.5,-5" calcext:value-type="string">
            <text:p>0.5,-5</text:p>
          </table:table-cell>
          <table:table-cell table:formula="of:=[.E28]" office:value-type="string" office:string-value="0.5,-5" calcext:value-type="string">
            <text:p>0.5,-5</text:p>
          </table:table-cell>
          <table:table-cell table:formula="of:=[.F28]" office:value-type="string" office:string-value="0.5,-5" calcext:value-type="string">
            <text:p>0.5,-5</text:p>
          </table:table-cell>
          <table:table-cell table:formula="of:=[.G28]" office:value-type="string" office:string-value="0.5,-5" calcext:value-type="string">
            <text:p>0.5,-5</text:p>
          </table:table-cell>
          <table:table-cell table:formula="of:=COM.MICROSOFT.TEXTJOIN(&quot; &quot;; 1;[.A28:.H28])" office:value-type="string" office:string-value="0.5,0.5 0.5,-5 0.5,-5 0.5,-5 0.5,-5 0.5,-5 0.5,-5 0.5,-5" calcext:value-type="string">
            <text:p>0.5,0.5 0.5,-5 0.5,-5 0.5,-5 0.5,-5 0.5,-5 0.5,-5 0.5,-5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0.5,0.5</text:p>
          </table:table-cell>
          <table:table-cell table:formula="of:=[.B28]" office:value-type="string" office:string-value="0.5,-5" calcext:value-type="string">
            <text:p>0.5,-5</text:p>
          </table:table-cell>
          <table:table-cell table:formula="of:=[.H13]" office:value-type="string" office:string-value="-2.25,-4.26" calcext:value-type="string">
            <text:p>-2.25,-4.26</text:p>
          </table:table-cell>
          <table:table-cell table:formula="of:=[.C29]" office:value-type="string" office:string-value="-2.25,-4.26" calcext:value-type="string">
            <text:p>-2.25,-4.26</text:p>
          </table:table-cell>
          <table:table-cell table:formula="of:=[.D29]" office:value-type="string" office:string-value="-2.25,-4.26" calcext:value-type="string">
            <text:p>-2.25,-4.26</text:p>
          </table:table-cell>
          <table:table-cell table:formula="of:=[.E29]" office:value-type="string" office:string-value="-2.25,-4.26" calcext:value-type="string">
            <text:p>-2.25,-4.26</text:p>
          </table:table-cell>
          <table:table-cell table:formula="of:=[.F29]" office:value-type="string" office:string-value="-2.25,-4.26" calcext:value-type="string">
            <text:p>-2.25,-4.26</text:p>
          </table:table-cell>
          <table:table-cell table:formula="of:=[.G29]" office:value-type="string" office:string-value="-2.25,-4.26" calcext:value-type="string">
            <text:p>-2.25,-4.26</text:p>
          </table:table-cell>
          <table:table-cell table:formula="of:=COM.MICROSOFT.TEXTJOIN(&quot; &quot;; 1;[.A29:.H29])" office:value-type="string" office:string-value="0.5,0.5 0.5,-5 -2.25,-4.26 -2.25,-4.26 -2.25,-4.26 -2.25,-4.26 -2.25,-4.26 -2.25,-4.26" calcext:value-type="string">
            <text:p>0.5,0.5 0.5,-5 -2.25,-4.26 -2.25,-4.26 -2.25,-4.26 -2.25,-4.26 -2.25,-4.26 -2.25,-4.26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0.5,0.5</text:p>
          </table:table-cell>
          <table:table-cell table:formula="of:=[.B29]" office:value-type="string" office:string-value="0.5,-5" calcext:value-type="string">
            <text:p>0.5,-5</text:p>
          </table:table-cell>
          <table:table-cell table:formula="of:=[.C29]" office:value-type="string" office:string-value="-2.25,-4.26" calcext:value-type="string">
            <text:p>-2.25,-4.26</text:p>
          </table:table-cell>
          <table:table-cell table:formula="of:=[.H12]" office:value-type="string" office:string-value="-4.26,-2.25" calcext:value-type="string">
            <text:p>-4.26,-2.25</text:p>
          </table:table-cell>
          <table:table-cell table:formula="of:=[.D30]" office:value-type="string" office:string-value="-4.26,-2.25" calcext:value-type="string">
            <text:p>-4.26,-2.25</text:p>
          </table:table-cell>
          <table:table-cell table:formula="of:=[.E30]" office:value-type="string" office:string-value="-4.26,-2.25" calcext:value-type="string">
            <text:p>-4.26,-2.25</text:p>
          </table:table-cell>
          <table:table-cell table:formula="of:=[.F30]" office:value-type="string" office:string-value="-4.26,-2.25" calcext:value-type="string">
            <text:p>-4.26,-2.25</text:p>
          </table:table-cell>
          <table:table-cell table:formula="of:=[.G30]" office:value-type="string" office:string-value="-4.26,-2.25" calcext:value-type="string">
            <text:p>-4.26,-2.25</text:p>
          </table:table-cell>
          <table:table-cell table:formula="of:=COM.MICROSOFT.TEXTJOIN(&quot; &quot;; 1;[.A30:.H30])" office:value-type="string" office:string-value="0.5,0.5 0.5,-5 -2.25,-4.26 -4.26,-2.25 -4.26,-2.25 -4.26,-2.25 -4.26,-2.25 -4.26,-2.25" calcext:value-type="string">
            <text:p>0.5,0.5 0.5,-5 -2.25,-4.26 -4.26,-2.25 -4.26,-2.25 -4.26,-2.25 -4.26,-2.25 -4.26,-2.25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0.5,0.5</text:p>
          </table:table-cell>
          <table:table-cell table:formula="of:=[.B30]" office:value-type="string" office:string-value="0.5,-5" calcext:value-type="string">
            <text:p>0.5,-5</text:p>
          </table:table-cell>
          <table:table-cell table:formula="of:=[.C30]" office:value-type="string" office:string-value="-2.25,-4.26" calcext:value-type="string">
            <text:p>-2.25,-4.26</text:p>
          </table:table-cell>
          <table:table-cell table:formula="of:=[.D30]" office:value-type="string" office:string-value="-4.26,-2.25" calcext:value-type="string">
            <text:p>-4.26,-2.25</text:p>
          </table:table-cell>
          <table:table-cell table:formula="of:=[.H11]" office:value-type="string" office:string-value="-5,0.5" calcext:value-type="string">
            <text:p>-5,0.5</text:p>
          </table:table-cell>
          <table:table-cell table:formula="of:=[.E31]" office:value-type="string" office:string-value="-5,0.5" calcext:value-type="string">
            <text:p>-5,0.5</text:p>
          </table:table-cell>
          <table:table-cell table:formula="of:=[.F31]" office:value-type="string" office:string-value="-5,0.5" calcext:value-type="string">
            <text:p>-5,0.5</text:p>
          </table:table-cell>
          <table:table-cell table:formula="of:=[.G31]" office:value-type="string" office:string-value="-5,0.5" calcext:value-type="string">
            <text:p>-5,0.5</text:p>
          </table:table-cell>
          <table:table-cell table:formula="of:=COM.MICROSOFT.TEXTJOIN(&quot; &quot;; 1;[.A31:.H31])" office:value-type="string" office:string-value="0.5,0.5 0.5,-5 -2.25,-4.26 -4.26,-2.25 -5,0.5 -5,0.5 -5,0.5 -5,0.5" calcext:value-type="string">
            <text:p>0.5,0.5 0.5,-5 -2.25,-4.26 -4.26,-2.25 -5,0.5 -5,0.5 -5,0.5 -5,0.5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0.5,0.5</text:p>
          </table:table-cell>
          <table:table-cell table:formula="of:=[.B31]" office:value-type="string" office:string-value="0.5,-5" calcext:value-type="string">
            <text:p>0.5,-5</text:p>
          </table:table-cell>
          <table:table-cell table:formula="of:=[.C31]" office:value-type="string" office:string-value="-2.25,-4.26" calcext:value-type="string">
            <text:p>-2.25,-4.26</text:p>
          </table:table-cell>
          <table:table-cell table:formula="of:=[.D31]" office:value-type="string" office:string-value="-4.26,-2.25" calcext:value-type="string">
            <text:p>-4.26,-2.25</text:p>
          </table:table-cell>
          <table:table-cell table:formula="of:=[.E31]" office:value-type="string" office:string-value="-5,0.5" calcext:value-type="string">
            <text:p>-5,0.5</text:p>
          </table:table-cell>
          <table:table-cell table:formula="of:=[.H10]" office:value-type="string" office:string-value="-4.26,3.25" calcext:value-type="string">
            <text:p>-4.26,3.25</text:p>
          </table:table-cell>
          <table:table-cell table:formula="of:=[.F32]" office:value-type="string" office:string-value="-4.26,3.25" calcext:value-type="string">
            <text:p>-4.26,3.25</text:p>
          </table:table-cell>
          <table:table-cell table:formula="of:=[.G32]" office:value-type="string" office:string-value="-4.26,3.25" calcext:value-type="string">
            <text:p>-4.26,3.25</text:p>
          </table:table-cell>
          <table:table-cell table:formula="of:=COM.MICROSOFT.TEXTJOIN(&quot; &quot;; 1;[.A32:.H32])" office:value-type="string" office:string-value="0.5,0.5 0.5,-5 -2.25,-4.26 -4.26,-2.25 -5,0.5 -4.26,3.25 -4.26,3.25 -4.26,3.25" calcext:value-type="string">
            <text:p>0.5,0.5 0.5,-5 -2.25,-4.26 -4.26,-2.25 -5,0.5 -4.26,3.25 -4.26,3.25 -4.26,3.25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0.5,0.5</text:p>
          </table:table-cell>
          <table:table-cell table:formula="of:=[.B32]" office:value-type="string" office:string-value="0.5,-5" calcext:value-type="string">
            <text:p>0.5,-5</text:p>
          </table:table-cell>
          <table:table-cell table:formula="of:=[.C32]" office:value-type="string" office:string-value="-2.25,-4.26" calcext:value-type="string">
            <text:p>-2.25,-4.26</text:p>
          </table:table-cell>
          <table:table-cell table:formula="of:=[.D32]" office:value-type="string" office:string-value="-4.26,-2.25" calcext:value-type="string">
            <text:p>-4.26,-2.25</text:p>
          </table:table-cell>
          <table:table-cell table:formula="of:=[.E32]" office:value-type="string" office:string-value="-5,0.5" calcext:value-type="string">
            <text:p>-5,0.5</text:p>
          </table:table-cell>
          <table:table-cell table:formula="of:=[.F32]" office:value-type="string" office:string-value="-4.26,3.25" calcext:value-type="string">
            <text:p>-4.26,3.25</text:p>
          </table:table-cell>
          <table:table-cell table:formula="of:=[.H9]" office:value-type="string" office:string-value="-2.25,5.26" calcext:value-type="string">
            <text:p>-2.25,5.26</text:p>
          </table:table-cell>
          <table:table-cell table:formula="of:=[.G33]" office:value-type="string" office:string-value="-2.25,5.26" calcext:value-type="string">
            <text:p>-2.25,5.26</text:p>
          </table:table-cell>
          <table:table-cell table:formula="of:=COM.MICROSOFT.TEXTJOIN(&quot; &quot;; 1;[.A33:.H33])" office:value-type="string" office:string-value="0.5,0.5 0.5,-5 -2.25,-4.26 -4.26,-2.25 -5,0.5 -4.26,3.25 -2.25,5.26 -2.25,5.26" calcext:value-type="string">
            <text:p>0.5,0.5 0.5,-5 -2.25,-4.26 -4.26,-2.25 -5,0.5 -4.26,3.25 -2.25,5.26 -2.25,5.26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0.5,0.5</text:p>
          </table:table-cell>
          <table:table-cell table:formula="of:=[.B33]" office:value-type="string" office:string-value="0.5,-5" calcext:value-type="string">
            <text:p>0.5,-5</text:p>
          </table:table-cell>
          <table:table-cell table:formula="of:=[.C33]" office:value-type="string" office:string-value="-2.25,-4.26" calcext:value-type="string">
            <text:p>-2.25,-4.26</text:p>
          </table:table-cell>
          <table:table-cell table:formula="of:=[.D33]" office:value-type="string" office:string-value="-4.26,-2.25" calcext:value-type="string">
            <text:p>-4.26,-2.25</text:p>
          </table:table-cell>
          <table:table-cell table:formula="of:=[.E33]" office:value-type="string" office:string-value="-5,0.5" calcext:value-type="string">
            <text:p>-5,0.5</text:p>
          </table:table-cell>
          <table:table-cell table:formula="of:=[.F33]" office:value-type="string" office:string-value="-4.26,3.25" calcext:value-type="string">
            <text:p>-4.26,3.25</text:p>
          </table:table-cell>
          <table:table-cell table:formula="of:=[.G33]" office:value-type="string" office:string-value="-2.25,5.26" calcext:value-type="string">
            <text:p>-2.25,5.26</text:p>
          </table:table-cell>
          <table:table-cell table:formula="of:=[.H8]" office:value-type="string" office:string-value="0.5,6" calcext:value-type="string">
            <text:p>0.5,6</text:p>
          </table:table-cell>
          <table:table-cell table:formula="of:=COM.MICROSOFT.TEXTJOIN(&quot; &quot;; 1;[.A34:.H34])" office:value-type="string" office:string-value="0.5,0.5 0.5,-5 -2.25,-4.26 -4.26,-2.25 -5,0.5 -4.26,3.25 -2.25,5.26 0.5,6" calcext:value-type="string">
            <text:p>0.5,0.5 0.5,-5 -2.25,-4.26 -4.26,-2.25 -5,0.5 -4.26,3.25 -2.25,5.26 0.5,6</text:p>
          </table:table-cell>
          <table:table-cell table:number-columns-repeated="1015"/>
        </table:table-row>
        <table:table-row table:style-name="ro3">
          <table:table-cell table:number-columns-repeated="1024"/>
        </table:table-row>
        <table:table-row table:style-name="ro4">
          <table:table-cell table:style-name="ce15" office:value-type="string" calcext:value-type="string">
            <text:p>Wheel – 1 spoke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theta</text:p>
          </table:table-cell>
          <table:table-cell office:value-type="string" calcext:value-type="string">
            <text:p>sin(theta)</text:p>
          </table:table-cell>
          <table:table-cell office:value-type="string" calcext:value-type="string">
            <text:p>cos(theta)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x,y</text:p>
          </table:table-cell>
          <table:table-cell table:number-columns-repeated="1016"/>
        </table:table-row>
        <table:table-row table:style-name="ro3">
          <table:table-cell office:value-type="float" office:value="0" calcext:value-type="float">
            <text:p>0</text:p>
          </table:table-cell>
          <table:table-cell table:style-name="ce16" table:formula="of:=SIN(RADIANS([.A38]))" office:value-type="float" office:value="0" calcext:value-type="float">
            <text:p>0.00</text:p>
          </table:table-cell>
          <table:table-cell table:style-name="ce16" table:formula="of:=COS(RADIANS([.A38]))" office:value-type="float" office:value="1" calcext:value-type="float">
            <text:p>1.00</text:p>
          </table:table-cell>
          <table:table-cell/>
          <table:table-cell table:style-name="ce16" table:formula="of:=ROUND(5.5*[.B38] + 0.5;2)" office:value-type="float" office:value="0.5" calcext:value-type="float">
            <text:p>0.50</text:p>
          </table:table-cell>
          <table:table-cell table:style-name="ce16" table:formula="of:=ROUND(5.5*-[.C38]+0.5;2)" office:value-type="float" office:value="-5" calcext:value-type="float">
            <text:p>-5.00</text:p>
          </table:table-cell>
          <table:table-cell/>
          <table:table-cell table:formula="of:=COM.MICROSOFT.TEXTJOIN(&quot;,&quot;;0;[.E38];[.F38])" office:value-type="string" office:string-value="0.5,-5" calcext:value-type="string">
            <text:p>0.5,-5</text:p>
          </table:table-cell>
          <table:table-cell table:number-columns-repeated="1016"/>
        </table:table-row>
        <table:table-row table:style-name="ro3">
          <table:table-cell office:value-type="float" office:value="30" calcext:value-type="float">
            <text:p>30</text:p>
          </table:table-cell>
          <table:table-cell table:style-name="ce16" table:formula="of:=SIN(RADIANS([.A39]))" office:value-type="float" office:value="0.5" calcext:value-type="float">
            <text:p>0.50</text:p>
          </table:table-cell>
          <table:table-cell table:style-name="ce16" table:formula="of:=COS(RADIANS([.A39]))" office:value-type="float" office:value="0.866025403784439" calcext:value-type="float">
            <text:p>0.87</text:p>
          </table:table-cell>
          <table:table-cell/>
          <table:table-cell table:style-name="ce16" table:formula="of:=ROUND(5.5*[.B39] + 0.5;2)" office:value-type="float" office:value="3.25" calcext:value-type="float">
            <text:p>3.25</text:p>
          </table:table-cell>
          <table:table-cell table:style-name="ce16" table:formula="of:=ROUND(5.5*-[.C39]+0.5;2)" office:value-type="float" office:value="-4.26" calcext:value-type="float">
            <text:p>-4.26</text:p>
          </table:table-cell>
          <table:table-cell/>
          <table:table-cell table:formula="of:=COM.MICROSOFT.TEXTJOIN(&quot;,&quot;;0;[.E39];[.F39])" office:value-type="string" office:string-value="3.25,-4.26" calcext:value-type="string">
            <text:p>3.25,-4.26</text:p>
          </table:table-cell>
          <table:table-cell table:number-columns-repeated="1016"/>
        </table:table-row>
        <table:table-row table:style-name="ro3">
          <table:table-cell office:value-type="float" office:value="60" calcext:value-type="float">
            <text:p>60</text:p>
          </table:table-cell>
          <table:table-cell table:style-name="ce16" table:formula="of:=SIN(RADIANS([.A40]))" office:value-type="float" office:value="0.866025403784439" calcext:value-type="float">
            <text:p>0.87</text:p>
          </table:table-cell>
          <table:table-cell table:style-name="ce16" table:formula="of:=COS(RADIANS([.A40]))" office:value-type="float" office:value="0.5" calcext:value-type="float">
            <text:p>0.50</text:p>
          </table:table-cell>
          <table:table-cell/>
          <table:table-cell table:style-name="ce16" table:formula="of:=ROUND(5.5*[.B40] + 0.5;2)" office:value-type="float" office:value="5.26" calcext:value-type="float">
            <text:p>5.26</text:p>
          </table:table-cell>
          <table:table-cell table:style-name="ce16" table:formula="of:=ROUND(5.5*-[.C40]+0.5;2)" office:value-type="float" office:value="-2.25" calcext:value-type="float">
            <text:p>-2.25</text:p>
          </table:table-cell>
          <table:table-cell/>
          <table:table-cell table:formula="of:=COM.MICROSOFT.TEXTJOIN(&quot;,&quot;;0;[.E40];[.F40])" office:value-type="string" office:string-value="5.26,-2.25" calcext:value-type="string">
            <text:p>5.26,-2.25</text:p>
          </table:table-cell>
          <table:table-cell table:number-columns-repeated="1016"/>
        </table:table-row>
        <table:table-row table:style-name="ro3">
          <table:table-cell office:value-type="float" office:value="90" calcext:value-type="float">
            <text:p>90</text:p>
          </table:table-cell>
          <table:table-cell table:style-name="ce16" table:formula="of:=SIN(RADIANS([.A41]))" office:value-type="float" office:value="1" calcext:value-type="float">
            <text:p>1.00</text:p>
          </table:table-cell>
          <table:table-cell table:style-name="ce16" table:formula="of:=COS(RADIANS([.A41]))" office:value-type="float" office:value="6.12323399573677E-017" calcext:value-type="float">
            <text:p>0.00</text:p>
          </table:table-cell>
          <table:table-cell/>
          <table:table-cell table:style-name="ce16" table:formula="of:=ROUND(5.5*[.B41] + 0.5;2)" office:value-type="float" office:value="6" calcext:value-type="float">
            <text:p>6.00</text:p>
          </table:table-cell>
          <table:table-cell table:style-name="ce16" table:formula="of:=ROUND(5.5*-[.C41]+0.5;2)" office:value-type="float" office:value="0.5" calcext:value-type="float">
            <text:p>0.50</text:p>
          </table:table-cell>
          <table:table-cell/>
          <table:table-cell table:formula="of:=COM.MICROSOFT.TEXTJOIN(&quot;,&quot;;0;[.E41];[.F41])" office:value-type="string" office:string-value="6,0.5" calcext:value-type="string">
            <text:p>6,0.5</text:p>
          </table:table-cell>
          <table:table-cell table:number-columns-repeated="1016"/>
        </table:table-row>
        <table:table-row table:style-name="ro3">
          <table:table-cell office:value-type="float" office:value="120" calcext:value-type="float">
            <text:p>120</text:p>
          </table:table-cell>
          <table:table-cell table:style-name="ce16" table:formula="of:=SIN(RADIANS([.A42]))" office:value-type="float" office:value="0.866025403784439" calcext:value-type="float">
            <text:p>0.87</text:p>
          </table:table-cell>
          <table:table-cell table:style-name="ce16" table:formula="of:=COS(RADIANS([.A42]))" office:value-type="float" office:value="-0.5" calcext:value-type="float">
            <text:p>-0.50</text:p>
          </table:table-cell>
          <table:table-cell/>
          <table:table-cell table:style-name="ce16" table:formula="of:=ROUND(5.5*[.B42] + 0.5;2)" office:value-type="float" office:value="5.26" calcext:value-type="float">
            <text:p>5.26</text:p>
          </table:table-cell>
          <table:table-cell table:style-name="ce16" table:formula="of:=ROUND(5.5*-[.C42]+0.5;2)" office:value-type="float" office:value="3.25" calcext:value-type="float">
            <text:p>3.25</text:p>
          </table:table-cell>
          <table:table-cell/>
          <table:table-cell table:formula="of:=COM.MICROSOFT.TEXTJOIN(&quot;,&quot;;0;[.E42];[.F42])" office:value-type="string" office:string-value="5.26,3.25" calcext:value-type="string">
            <text:p>5.26,3.25</text:p>
          </table:table-cell>
          <table:table-cell table:number-columns-repeated="1016"/>
        </table:table-row>
        <table:table-row table:style-name="ro3">
          <table:table-cell office:value-type="float" office:value="150" calcext:value-type="float">
            <text:p>150</text:p>
          </table:table-cell>
          <table:table-cell table:style-name="ce16" table:formula="of:=SIN(RADIANS([.A43]))" office:value-type="float" office:value="0.5" calcext:value-type="float">
            <text:p>0.50</text:p>
          </table:table-cell>
          <table:table-cell table:style-name="ce16" table:formula="of:=COS(RADIANS([.A43]))" office:value-type="float" office:value="-0.866025403784439" calcext:value-type="float">
            <text:p>-0.87</text:p>
          </table:table-cell>
          <table:table-cell/>
          <table:table-cell table:style-name="ce16" table:formula="of:=ROUND(5.5*[.B43] + 0.5;2)" office:value-type="float" office:value="3.25" calcext:value-type="float">
            <text:p>3.25</text:p>
          </table:table-cell>
          <table:table-cell table:style-name="ce16" table:formula="of:=ROUND(5.5*-[.C43]+0.5;2)" office:value-type="float" office:value="5.26" calcext:value-type="float">
            <text:p>5.26</text:p>
          </table:table-cell>
          <table:table-cell/>
          <table:table-cell table:formula="of:=COM.MICROSOFT.TEXTJOIN(&quot;,&quot;;0;[.E43];[.F43])" office:value-type="string" office:string-value="3.25,5.26" calcext:value-type="string">
            <text:p>3.25,5.26</text:p>
          </table:table-cell>
          <table:table-cell table:number-columns-repeated="1016"/>
        </table:table-row>
        <table:table-row table:style-name="ro3">
          <table:table-cell office:value-type="float" office:value="180" calcext:value-type="float">
            <text:p>180</text:p>
          </table:table-cell>
          <table:table-cell table:style-name="ce16" table:formula="of:=SIN(RADIANS([.A44]))" office:value-type="float" office:value="1.22464679914735E-016" calcext:value-type="float">
            <text:p>0.00</text:p>
          </table:table-cell>
          <table:table-cell table:style-name="ce16" table:formula="of:=COS(RADIANS([.A44]))" office:value-type="float" office:value="-1" calcext:value-type="float">
            <text:p>-1.00</text:p>
          </table:table-cell>
          <table:table-cell/>
          <table:table-cell table:style-name="ce16" table:formula="of:=ROUND(5.5*[.B44] + 0.5;2)" office:value-type="float" office:value="0.5" calcext:value-type="float">
            <text:p>0.50</text:p>
          </table:table-cell>
          <table:table-cell table:style-name="ce16" table:formula="of:=ROUND(5.5*-[.C44]+0.5;2)" office:value-type="float" office:value="6" calcext:value-type="float">
            <text:p>6.00</text:p>
          </table:table-cell>
          <table:table-cell/>
          <table:table-cell table:formula="of:=COM.MICROSOFT.TEXTJOIN(&quot;,&quot;;0;[.E44];[.F44])" office:value-type="string" office:string-value="0.5,6" calcext:value-type="string">
            <text:p>0.5,6</text:p>
          </table:table-cell>
          <table:table-cell table:number-columns-repeated="1016"/>
        </table:table-row>
        <table:table-row table:style-name="ro3">
          <table:table-cell office:value-type="float" office:value="210" calcext:value-type="float">
            <text:p>210</text:p>
          </table:table-cell>
          <table:table-cell table:style-name="ce16" table:formula="of:=SIN(RADIANS([.A45]))" office:value-type="float" office:value="-0.5" calcext:value-type="float">
            <text:p>-0.50</text:p>
          </table:table-cell>
          <table:table-cell table:style-name="ce16" table:formula="of:=COS(RADIANS([.A45]))" office:value-type="float" office:value="-0.866025403784439" calcext:value-type="float">
            <text:p>-0.87</text:p>
          </table:table-cell>
          <table:table-cell/>
          <table:table-cell table:style-name="ce16" table:formula="of:=ROUND(5.5*[.B45] + 0.5;2)" office:value-type="float" office:value="-2.25" calcext:value-type="float">
            <text:p>-2.25</text:p>
          </table:table-cell>
          <table:table-cell table:style-name="ce16" table:formula="of:=ROUND(5.5*-[.C45]+0.5;2)" office:value-type="float" office:value="5.26" calcext:value-type="float">
            <text:p>5.26</text:p>
          </table:table-cell>
          <table:table-cell/>
          <table:table-cell table:formula="of:=COM.MICROSOFT.TEXTJOIN(&quot;,&quot;;0;[.E45];[.F45])" office:value-type="string" office:string-value="-2.25,5.26" calcext:value-type="string">
            <text:p>-2.25,5.26</text:p>
          </table:table-cell>
          <table:table-cell table:number-columns-repeated="1016"/>
        </table:table-row>
        <table:table-row table:style-name="ro3">
          <table:table-cell office:value-type="float" office:value="240" calcext:value-type="float">
            <text:p>240</text:p>
          </table:table-cell>
          <table:table-cell table:style-name="ce16" table:formula="of:=SIN(RADIANS([.A46]))" office:value-type="float" office:value="-0.866025403784438" calcext:value-type="float">
            <text:p>-0.87</text:p>
          </table:table-cell>
          <table:table-cell table:style-name="ce16" table:formula="of:=COS(RADIANS([.A46]))" office:value-type="float" office:value="-0.5" calcext:value-type="float">
            <text:p>-0.50</text:p>
          </table:table-cell>
          <table:table-cell/>
          <table:table-cell table:style-name="ce16" table:formula="of:=ROUND(5.5*[.B46] + 0.5;2)" office:value-type="float" office:value="-4.26" calcext:value-type="float">
            <text:p>-4.26</text:p>
          </table:table-cell>
          <table:table-cell table:style-name="ce16" table:formula="of:=ROUND(5.5*-[.C46]+0.5;2)" office:value-type="float" office:value="3.25" calcext:value-type="float">
            <text:p>3.25</text:p>
          </table:table-cell>
          <table:table-cell/>
          <table:table-cell table:formula="of:=COM.MICROSOFT.TEXTJOIN(&quot;,&quot;;0;[.E46];[.F46])" office:value-type="string" office:string-value="-4.26,3.25" calcext:value-type="string">
            <text:p>-4.26,3.25</text:p>
          </table:table-cell>
          <table:table-cell table:number-columns-repeated="1016"/>
        </table:table-row>
        <table:table-row table:style-name="ro3">
          <table:table-cell office:value-type="float" office:value="270" calcext:value-type="float">
            <text:p>270</text:p>
          </table:table-cell>
          <table:table-cell table:style-name="ce16" table:formula="of:=SIN(RADIANS([.A47]))" office:value-type="float" office:value="-1" calcext:value-type="float">
            <text:p>-1.00</text:p>
          </table:table-cell>
          <table:table-cell table:style-name="ce16" table:formula="of:=COS(RADIANS([.A47]))" office:value-type="float" office:value="-1.83697019872103E-016" calcext:value-type="float">
            <text:p>0.00</text:p>
          </table:table-cell>
          <table:table-cell/>
          <table:table-cell table:style-name="ce16" table:formula="of:=ROUND(5.5*[.B47] + 0.5;2)" office:value-type="float" office:value="-5" calcext:value-type="float">
            <text:p>-5.00</text:p>
          </table:table-cell>
          <table:table-cell table:style-name="ce16" table:formula="of:=ROUND(5.5*-[.C47]+0.5;2)" office:value-type="float" office:value="0.5" calcext:value-type="float">
            <text:p>0.50</text:p>
          </table:table-cell>
          <table:table-cell/>
          <table:table-cell table:formula="of:=COM.MICROSOFT.TEXTJOIN(&quot;,&quot;;0;[.E47];[.F47])" office:value-type="string" office:string-value="-5,0.5" calcext:value-type="string">
            <text:p>-5,0.5</text:p>
          </table:table-cell>
          <table:table-cell table:number-columns-repeated="1016"/>
        </table:table-row>
        <table:table-row table:style-name="ro3">
          <table:table-cell office:value-type="float" office:value="300" calcext:value-type="float">
            <text:p>300</text:p>
          </table:table-cell>
          <table:table-cell table:style-name="ce16" table:formula="of:=SIN(RADIANS([.A48]))" office:value-type="float" office:value="-0.866025403784439" calcext:value-type="float">
            <text:p>-0.87</text:p>
          </table:table-cell>
          <table:table-cell table:style-name="ce16" table:formula="of:=COS(RADIANS([.A48]))" office:value-type="float" office:value="0.5" calcext:value-type="float">
            <text:p>0.50</text:p>
          </table:table-cell>
          <table:table-cell/>
          <table:table-cell table:style-name="ce16" table:formula="of:=ROUND(5.5*[.B48] + 0.5;2)" office:value-type="float" office:value="-4.26" calcext:value-type="float">
            <text:p>-4.26</text:p>
          </table:table-cell>
          <table:table-cell table:style-name="ce16" table:formula="of:=ROUND(5.5*-[.C48]+0.5;2)" office:value-type="float" office:value="-2.25" calcext:value-type="float">
            <text:p>-2.25</text:p>
          </table:table-cell>
          <table:table-cell/>
          <table:table-cell table:formula="of:=COM.MICROSOFT.TEXTJOIN(&quot;,&quot;;0;[.E48];[.F48])" office:value-type="string" office:string-value="-4.26,-2.25" calcext:value-type="string">
            <text:p>-4.26,-2.25</text:p>
          </table:table-cell>
          <table:table-cell table:number-columns-repeated="1016"/>
        </table:table-row>
        <table:table-row table:style-name="ro3">
          <table:table-cell office:value-type="float" office:value="330" calcext:value-type="float">
            <text:p>330</text:p>
          </table:table-cell>
          <table:table-cell table:style-name="ce16" table:formula="of:=SIN(RADIANS([.A49]))" office:value-type="float" office:value="-0.5" calcext:value-type="float">
            <text:p>-0.50</text:p>
          </table:table-cell>
          <table:table-cell table:style-name="ce16" table:formula="of:=COS(RADIANS([.A49]))" office:value-type="float" office:value="0.866025403784438" calcext:value-type="float">
            <text:p>0.87</text:p>
          </table:table-cell>
          <table:table-cell/>
          <table:table-cell table:style-name="ce16" table:formula="of:=ROUND(5.5*[.B49] + 0.5;2)" office:value-type="float" office:value="-2.25" calcext:value-type="float">
            <text:p>-2.25</text:p>
          </table:table-cell>
          <table:table-cell table:style-name="ce16" table:formula="of:=ROUND(5.5*-[.C49]+0.5;2)" office:value-type="float" office:value="-4.26" calcext:value-type="float">
            <text:p>-4.26</text:p>
          </table:table-cell>
          <table:table-cell/>
          <table:table-cell table:formula="of:=COM.MICROSOFT.TEXTJOIN(&quot;,&quot;;0;[.E49];[.F49])" office:value-type="string" office:string-value="-2.25,-4.26" calcext:value-type="string">
            <text:p>-2.25,-4.26</text:p>
          </table:table-cell>
          <table:table-cell table:number-columns-repeated="1016"/>
        </table:table-row>
        <table:table-row table:style-name="ro3">
          <table:table-cell office:value-type="float" office:value="360" calcext:value-type="float">
            <text:p>360</text:p>
          </table:table-cell>
          <table:table-cell table:style-name="ce16" table:formula="of:=SIN(RADIANS([.A50]))" office:value-type="float" office:value="-2.44929359829471E-016" calcext:value-type="float">
            <text:p>0.00</text:p>
          </table:table-cell>
          <table:table-cell table:style-name="ce16" table:formula="of:=COS(RADIANS([.A50]))" office:value-type="float" office:value="1" calcext:value-type="float">
            <text:p>1.00</text:p>
          </table:table-cell>
          <table:table-cell/>
          <table:table-cell table:style-name="ce16" table:formula="of:=ROUND(5.5*[.B50] + 0.5;2)" office:value-type="float" office:value="0.5" calcext:value-type="float">
            <text:p>0.50</text:p>
          </table:table-cell>
          <table:table-cell table:style-name="ce16" table:formula="of:=ROUND(5.5*-[.C50]+0.5;2)" office:value-type="float" office:value="-5" calcext:value-type="float">
            <text:p>-5.00</text:p>
          </table:table-cell>
          <table:table-cell/>
          <table:table-cell table:formula="of:=COM.MICROSOFT.TEXTJOIN(&quot;,&quot;;0;[.E50];[.F50])" office:value-type="string" office:string-value="0.5,-5" calcext:value-type="string">
            <text:p>0.5,-5</text:p>
          </table:table-cell>
          <table:table-cell table:number-columns-repeated="1016"/>
        </table:table-row>
        <table:table-row table:style-name="ro3">
          <table:table-cell table:number-columns-repeated="1024"/>
        </table:table-row>
        <table:table-row table:style-name="ro3">
          <table:table-cell table:style-name="ce4" office:value-type="string" calcext:value-type="string">
            <text:p>Centre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90" calcext:value-type="float">
            <text:p>90</text:p>
          </table:table-cell>
          <table:table-cell table:style-name="ce4" office:value-type="float" office:value="120" calcext:value-type="float">
            <text:p>120</text:p>
          </table:table-cell>
          <table:table-cell table:style-name="ce4" office:value-type="float" office:value="150" calcext:value-type="float">
            <text:p>150</text:p>
          </table:table-cell>
          <table:table-cell table:style-name="ce4" office:value-type="float" office:value="180" calcext:value-type="float">
            <text:p>180</text:p>
          </table:table-cell>
          <table:table-cell table:style-name="ce4" office:value-type="float" office:value="210" calcext:value-type="float">
            <text:p>210</text:p>
          </table:table-cell>
          <table:table-cell table:style-name="ce4" office:value-type="float" office:value="240" calcext:value-type="float">
            <text:p>240</text:p>
          </table:table-cell>
          <table:table-cell table:style-name="ce4" office:value-type="float" office:value="270" calcext:value-type="float">
            <text:p>270</text:p>
          </table:table-cell>
          <table:table-cell table:style-name="ce4" office:value-type="float" office:value="300" calcext:value-type="float">
            <text:p>300</text:p>
          </table:table-cell>
          <table:table-cell table:style-name="ce4" office:value-type="float" office:value="330" calcext:value-type="float">
            <text:p>330</text:p>
          </table:table-cell>
          <table:table-cell table:style-name="ce4" office:value-type="float" office:value="360" calcext:value-type="float">
            <text:p>360</text:p>
          </table:table-cell>
          <table:table-cell table:style-name="ce4" office:value-type="string" calcext:value-type="string">
            <text:p>concatenated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0.5,0.5</text:p>
          </table:table-cell>
          <table:table-cell table:formula="of:=[.H38]" office:value-type="string" office:string-value="0.5,-5" calcext:value-type="string">
            <text:p>0.5,-5</text:p>
          </table:table-cell>
          <table:table-cell table:formula="of:=[.B53]" office:value-type="string" office:string-value="0.5,-5" calcext:value-type="string">
            <text:p>0.5,-5</text:p>
          </table:table-cell>
          <table:table-cell table:formula="of:=[.C53]" office:value-type="string" office:string-value="0.5,-5" calcext:value-type="string">
            <text:p>0.5,-5</text:p>
          </table:table-cell>
          <table:table-cell table:formula="of:=[.D53]" office:value-type="string" office:string-value="0.5,-5" calcext:value-type="string">
            <text:p>0.5,-5</text:p>
          </table:table-cell>
          <table:table-cell table:formula="of:=[.E53]" office:value-type="string" office:string-value="0.5,-5" calcext:value-type="string">
            <text:p>0.5,-5</text:p>
          </table:table-cell>
          <table:table-cell table:formula="of:=[.F53]" office:value-type="string" office:string-value="0.5,-5" calcext:value-type="string">
            <text:p>0.5,-5</text:p>
          </table:table-cell>
          <table:table-cell table:formula="of:=[.G53]" office:value-type="string" office:string-value="0.5,-5" calcext:value-type="string">
            <text:p>0.5,-5</text:p>
          </table:table-cell>
          <table:table-cell table:formula="of:=[.H53]" office:value-type="string" office:string-value="0.5,-5" calcext:value-type="string">
            <text:p>0.5,-5</text:p>
          </table:table-cell>
          <table:table-cell table:formula="of:=[.I53]" office:value-type="string" office:string-value="0.5,-5" calcext:value-type="string">
            <text:p>0.5,-5</text:p>
          </table:table-cell>
          <table:table-cell table:formula="of:=[.J53]" office:value-type="string" office:string-value="0.5,-5" calcext:value-type="string">
            <text:p>0.5,-5</text:p>
          </table:table-cell>
          <table:table-cell table:formula="of:=[.K53]" office:value-type="string" office:string-value="0.5,-5" calcext:value-type="string">
            <text:p>0.5,-5</text:p>
          </table:table-cell>
          <table:table-cell table:formula="of:=[.L53]" office:value-type="string" office:string-value="0.5,-5" calcext:value-type="string">
            <text:p>0.5,-5</text:p>
          </table:table-cell>
          <table:table-cell table:formula="of:=[.M53]" office:value-type="string" office:string-value="0.5,-5" calcext:value-type="string">
            <text:p>0.5,-5</text:p>
          </table:table-cell>
          <table:table-cell table:formula="of:=COM.MICROSOFT.TEXTJOIN(&quot; &quot;; 1;[.A53:.N53])" office:value-type="string" office:string-value="0.5,0.5 0.5,-5 0.5,-5 0.5,-5 0.5,-5 0.5,-5 0.5,-5 0.5,-5 0.5,-5 0.5,-5 0.5,-5 0.5,-5 0.5,-5 0.5,-5" calcext:value-type="string">
            <text:p>0.5,0.5 0.5,-5 0.5,-5 0.5,-5 0.5,-5 0.5,-5 0.5,-5 0.5,-5 0.5,-5 0.5,-5 0.5,-5 0.5,-5 0.5,-5 0.5,-5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0.5,0.5</text:p>
          </table:table-cell>
          <table:table-cell table:formula="of:=[.B53]" office:value-type="string" office:string-value="0.5,-5" calcext:value-type="string">
            <text:p>0.5,-5</text:p>
          </table:table-cell>
          <table:table-cell table:formula="of:=[.H39]" office:value-type="string" office:string-value="3.25,-4.26" calcext:value-type="string">
            <text:p>3.25,-4.26</text:p>
          </table:table-cell>
          <table:table-cell table:formula="of:=[.C54]" office:value-type="string" office:string-value="3.25,-4.26" calcext:value-type="string">
            <text:p>3.25,-4.26</text:p>
          </table:table-cell>
          <table:table-cell table:formula="of:=[.D54]" office:value-type="string" office:string-value="3.25,-4.26" calcext:value-type="string">
            <text:p>3.25,-4.26</text:p>
          </table:table-cell>
          <table:table-cell table:formula="of:=[.E54]" office:value-type="string" office:string-value="3.25,-4.26" calcext:value-type="string">
            <text:p>3.25,-4.26</text:p>
          </table:table-cell>
          <table:table-cell table:formula="of:=[.F54]" office:value-type="string" office:string-value="3.25,-4.26" calcext:value-type="string">
            <text:p>3.25,-4.26</text:p>
          </table:table-cell>
          <table:table-cell table:formula="of:=[.G54]" office:value-type="string" office:string-value="3.25,-4.26" calcext:value-type="string">
            <text:p>3.25,-4.26</text:p>
          </table:table-cell>
          <table:table-cell table:formula="of:=[.H54]" office:value-type="string" office:string-value="3.25,-4.26" calcext:value-type="string">
            <text:p>3.25,-4.26</text:p>
          </table:table-cell>
          <table:table-cell table:formula="of:=[.I54]" office:value-type="string" office:string-value="3.25,-4.26" calcext:value-type="string">
            <text:p>3.25,-4.26</text:p>
          </table:table-cell>
          <table:table-cell table:formula="of:=[.J54]" office:value-type="string" office:string-value="3.25,-4.26" calcext:value-type="string">
            <text:p>3.25,-4.26</text:p>
          </table:table-cell>
          <table:table-cell table:formula="of:=[.K54]" office:value-type="string" office:string-value="3.25,-4.26" calcext:value-type="string">
            <text:p>3.25,-4.26</text:p>
          </table:table-cell>
          <table:table-cell table:formula="of:=[.L54]" office:value-type="string" office:string-value="3.25,-4.26" calcext:value-type="string">
            <text:p>3.25,-4.26</text:p>
          </table:table-cell>
          <table:table-cell table:formula="of:=[.M54]" office:value-type="string" office:string-value="3.25,-4.26" calcext:value-type="string">
            <text:p>3.25,-4.26</text:p>
          </table:table-cell>
          <table:table-cell table:formula="of:=COM.MICROSOFT.TEXTJOIN(&quot; &quot;; 1;[.A54:.N54])" office:value-type="string" office:string-value="0.5,0.5 0.5,-5 3.25,-4.26 3.25,-4.26 3.25,-4.26 3.25,-4.26 3.25,-4.26 3.25,-4.26 3.25,-4.26 3.25,-4.26 3.25,-4.26 3.25,-4.26 3.25,-4.26 3.25,-4.26" calcext:value-type="string">
            <text:p>0.5,0.5 0.5,-5 3.25,-4.26 3.25,-4.26 3.25,-4.26 3.25,-4.26 3.25,-4.26 3.25,-4.26 3.25,-4.26 3.25,-4.26 3.25,-4.26 3.25,-4.26 3.25,-4.26 3.25,-4.26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0.5,0.5</text:p>
          </table:table-cell>
          <table:table-cell table:formula="of:=[.B54]" office:value-type="string" office:string-value="0.5,-5" calcext:value-type="string">
            <text:p>0.5,-5</text:p>
          </table:table-cell>
          <table:table-cell table:formula="of:=[.C54]" office:value-type="string" office:string-value="3.25,-4.26" calcext:value-type="string">
            <text:p>3.25,-4.26</text:p>
          </table:table-cell>
          <table:table-cell table:formula="of:=[.H40]" office:value-type="string" office:string-value="5.26,-2.25" calcext:value-type="string">
            <text:p>5.26,-2.25</text:p>
          </table:table-cell>
          <table:table-cell table:formula="of:=[.D55]" office:value-type="string" office:string-value="5.26,-2.25" calcext:value-type="string">
            <text:p>5.26,-2.25</text:p>
          </table:table-cell>
          <table:table-cell table:formula="of:=[.E55]" office:value-type="string" office:string-value="5.26,-2.25" calcext:value-type="string">
            <text:p>5.26,-2.25</text:p>
          </table:table-cell>
          <table:table-cell table:formula="of:=[.F55]" office:value-type="string" office:string-value="5.26,-2.25" calcext:value-type="string">
            <text:p>5.26,-2.25</text:p>
          </table:table-cell>
          <table:table-cell table:formula="of:=[.G55]" office:value-type="string" office:string-value="5.26,-2.25" calcext:value-type="string">
            <text:p>5.26,-2.25</text:p>
          </table:table-cell>
          <table:table-cell table:formula="of:=[.H55]" office:value-type="string" office:string-value="5.26,-2.25" calcext:value-type="string">
            <text:p>5.26,-2.25</text:p>
          </table:table-cell>
          <table:table-cell table:formula="of:=[.I55]" office:value-type="string" office:string-value="5.26,-2.25" calcext:value-type="string">
            <text:p>5.26,-2.25</text:p>
          </table:table-cell>
          <table:table-cell table:formula="of:=[.J55]" office:value-type="string" office:string-value="5.26,-2.25" calcext:value-type="string">
            <text:p>5.26,-2.25</text:p>
          </table:table-cell>
          <table:table-cell table:formula="of:=[.K55]" office:value-type="string" office:string-value="5.26,-2.25" calcext:value-type="string">
            <text:p>5.26,-2.25</text:p>
          </table:table-cell>
          <table:table-cell table:formula="of:=[.L55]" office:value-type="string" office:string-value="5.26,-2.25" calcext:value-type="string">
            <text:p>5.26,-2.25</text:p>
          </table:table-cell>
          <table:table-cell table:formula="of:=[.M55]" office:value-type="string" office:string-value="5.26,-2.25" calcext:value-type="string">
            <text:p>5.26,-2.25</text:p>
          </table:table-cell>
          <table:table-cell table:formula="of:=COM.MICROSOFT.TEXTJOIN(&quot; &quot;; 1;[.A55:.N55])" office:value-type="string" office:string-value="0.5,0.5 0.5,-5 3.25,-4.26 5.26,-2.25 5.26,-2.25 5.26,-2.25 5.26,-2.25 5.26,-2.25 5.26,-2.25 5.26,-2.25 5.26,-2.25 5.26,-2.25 5.26,-2.25 5.26,-2.25" calcext:value-type="string">
            <text:p>0.5,0.5 0.5,-5 3.25,-4.26 5.26,-2.25 5.26,-2.25 5.26,-2.25 5.26,-2.25 5.26,-2.25 5.26,-2.25 5.26,-2.25 5.26,-2.25 5.26,-2.25 5.26,-2.25 5.26,-2.25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0.5,0.5</text:p>
          </table:table-cell>
          <table:table-cell table:formula="of:=[.B55]" office:value-type="string" office:string-value="0.5,-5" calcext:value-type="string">
            <text:p>0.5,-5</text:p>
          </table:table-cell>
          <table:table-cell table:formula="of:=[.C55]" office:value-type="string" office:string-value="3.25,-4.26" calcext:value-type="string">
            <text:p>3.25,-4.26</text:p>
          </table:table-cell>
          <table:table-cell table:formula="of:=[.D55]" office:value-type="string" office:string-value="5.26,-2.25" calcext:value-type="string">
            <text:p>5.26,-2.25</text:p>
          </table:table-cell>
          <table:table-cell table:formula="of:=[.H41]" office:value-type="string" office:string-value="6,0.5" calcext:value-type="string">
            <text:p>6,0.5</text:p>
          </table:table-cell>
          <table:table-cell table:formula="of:=[.E56]" office:value-type="string" office:string-value="6,0.5" calcext:value-type="string">
            <text:p>6,0.5</text:p>
          </table:table-cell>
          <table:table-cell table:formula="of:=[.F56]" office:value-type="string" office:string-value="6,0.5" calcext:value-type="string">
            <text:p>6,0.5</text:p>
          </table:table-cell>
          <table:table-cell table:formula="of:=[.G56]" office:value-type="string" office:string-value="6,0.5" calcext:value-type="string">
            <text:p>6,0.5</text:p>
          </table:table-cell>
          <table:table-cell table:formula="of:=[.H56]" office:value-type="string" office:string-value="6,0.5" calcext:value-type="string">
            <text:p>6,0.5</text:p>
          </table:table-cell>
          <table:table-cell table:formula="of:=[.I56]" office:value-type="string" office:string-value="6,0.5" calcext:value-type="string">
            <text:p>6,0.5</text:p>
          </table:table-cell>
          <table:table-cell table:formula="of:=[.J56]" office:value-type="string" office:string-value="6,0.5" calcext:value-type="string">
            <text:p>6,0.5</text:p>
          </table:table-cell>
          <table:table-cell table:formula="of:=[.K56]" office:value-type="string" office:string-value="6,0.5" calcext:value-type="string">
            <text:p>6,0.5</text:p>
          </table:table-cell>
          <table:table-cell table:formula="of:=[.L56]" office:value-type="string" office:string-value="6,0.5" calcext:value-type="string">
            <text:p>6,0.5</text:p>
          </table:table-cell>
          <table:table-cell table:formula="of:=[.M56]" office:value-type="string" office:string-value="6,0.5" calcext:value-type="string">
            <text:p>6,0.5</text:p>
          </table:table-cell>
          <table:table-cell table:formula="of:=COM.MICROSOFT.TEXTJOIN(&quot; &quot;; 1;[.A56:.N56])" office:value-type="string" office:string-value="0.5,0.5 0.5,-5 3.25,-4.26 5.26,-2.25 6,0.5 6,0.5 6,0.5 6,0.5 6,0.5 6,0.5 6,0.5 6,0.5 6,0.5 6,0.5" calcext:value-type="string">
            <text:p>0.5,0.5 0.5,-5 3.25,-4.26 5.26,-2.25 6,0.5 6,0.5 6,0.5 6,0.5 6,0.5 6,0.5 6,0.5 6,0.5 6,0.5 6,0.5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0.5,0.5</text:p>
          </table:table-cell>
          <table:table-cell table:formula="of:=[.B56]" office:value-type="string" office:string-value="0.5,-5" calcext:value-type="string">
            <text:p>0.5,-5</text:p>
          </table:table-cell>
          <table:table-cell table:formula="of:=[.C56]" office:value-type="string" office:string-value="3.25,-4.26" calcext:value-type="string">
            <text:p>3.25,-4.26</text:p>
          </table:table-cell>
          <table:table-cell table:formula="of:=[.D56]" office:value-type="string" office:string-value="5.26,-2.25" calcext:value-type="string">
            <text:p>5.26,-2.25</text:p>
          </table:table-cell>
          <table:table-cell table:formula="of:=[.E56]" office:value-type="string" office:string-value="6,0.5" calcext:value-type="string">
            <text:p>6,0.5</text:p>
          </table:table-cell>
          <table:table-cell table:formula="of:=[.H42]" office:value-type="string" office:string-value="5.26,3.25" calcext:value-type="string">
            <text:p>5.26,3.25</text:p>
          </table:table-cell>
          <table:table-cell table:formula="of:=[.F57]" office:value-type="string" office:string-value="5.26,3.25" calcext:value-type="string">
            <text:p>5.26,3.25</text:p>
          </table:table-cell>
          <table:table-cell table:formula="of:=[.G57]" office:value-type="string" office:string-value="5.26,3.25" calcext:value-type="string">
            <text:p>5.26,3.25</text:p>
          </table:table-cell>
          <table:table-cell table:formula="of:=[.H57]" office:value-type="string" office:string-value="5.26,3.25" calcext:value-type="string">
            <text:p>5.26,3.25</text:p>
          </table:table-cell>
          <table:table-cell table:formula="of:=[.I57]" office:value-type="string" office:string-value="5.26,3.25" calcext:value-type="string">
            <text:p>5.26,3.25</text:p>
          </table:table-cell>
          <table:table-cell table:formula="of:=[.J57]" office:value-type="string" office:string-value="5.26,3.25" calcext:value-type="string">
            <text:p>5.26,3.25</text:p>
          </table:table-cell>
          <table:table-cell table:formula="of:=[.K57]" office:value-type="string" office:string-value="5.26,3.25" calcext:value-type="string">
            <text:p>5.26,3.25</text:p>
          </table:table-cell>
          <table:table-cell table:formula="of:=[.L57]" office:value-type="string" office:string-value="5.26,3.25" calcext:value-type="string">
            <text:p>5.26,3.25</text:p>
          </table:table-cell>
          <table:table-cell table:formula="of:=[.M57]" office:value-type="string" office:string-value="5.26,3.25" calcext:value-type="string">
            <text:p>5.26,3.25</text:p>
          </table:table-cell>
          <table:table-cell table:formula="of:=COM.MICROSOFT.TEXTJOIN(&quot; &quot;; 1;[.A57:.N57])" office:value-type="string" office:string-value="0.5,0.5 0.5,-5 3.25,-4.26 5.26,-2.25 6,0.5 5.26,3.25 5.26,3.25 5.26,3.25 5.26,3.25 5.26,3.25 5.26,3.25 5.26,3.25 5.26,3.25 5.26,3.25" calcext:value-type="string">
            <text:p>0.5,0.5 0.5,-5 3.25,-4.26 5.26,-2.25 6,0.5 5.26,3.25 5.26,3.25 5.26,3.25 5.26,3.25 5.26,3.25 5.26,3.25 5.26,3.25 5.26,3.25 5.26,3.25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0.5,0.5</text:p>
          </table:table-cell>
          <table:table-cell table:formula="of:=[.B57]" office:value-type="string" office:string-value="0.5,-5" calcext:value-type="string">
            <text:p>0.5,-5</text:p>
          </table:table-cell>
          <table:table-cell table:formula="of:=[.C57]" office:value-type="string" office:string-value="3.25,-4.26" calcext:value-type="string">
            <text:p>3.25,-4.26</text:p>
          </table:table-cell>
          <table:table-cell table:formula="of:=[.D57]" office:value-type="string" office:string-value="5.26,-2.25" calcext:value-type="string">
            <text:p>5.26,-2.25</text:p>
          </table:table-cell>
          <table:table-cell table:formula="of:=[.E57]" office:value-type="string" office:string-value="6,0.5" calcext:value-type="string">
            <text:p>6,0.5</text:p>
          </table:table-cell>
          <table:table-cell table:formula="of:=[.F57]" office:value-type="string" office:string-value="5.26,3.25" calcext:value-type="string">
            <text:p>5.26,3.25</text:p>
          </table:table-cell>
          <table:table-cell table:formula="of:=[.H43]" office:value-type="string" office:string-value="3.25,5.26" calcext:value-type="string">
            <text:p>3.25,5.26</text:p>
          </table:table-cell>
          <table:table-cell table:formula="of:=[.G58]" office:value-type="string" office:string-value="3.25,5.26" calcext:value-type="string">
            <text:p>3.25,5.26</text:p>
          </table:table-cell>
          <table:table-cell table:formula="of:=[.H58]" office:value-type="string" office:string-value="3.25,5.26" calcext:value-type="string">
            <text:p>3.25,5.26</text:p>
          </table:table-cell>
          <table:table-cell table:formula="of:=[.I58]" office:value-type="string" office:string-value="3.25,5.26" calcext:value-type="string">
            <text:p>3.25,5.26</text:p>
          </table:table-cell>
          <table:table-cell table:formula="of:=[.J58]" office:value-type="string" office:string-value="3.25,5.26" calcext:value-type="string">
            <text:p>3.25,5.26</text:p>
          </table:table-cell>
          <table:table-cell table:formula="of:=[.K58]" office:value-type="string" office:string-value="3.25,5.26" calcext:value-type="string">
            <text:p>3.25,5.26</text:p>
          </table:table-cell>
          <table:table-cell table:formula="of:=[.L58]" office:value-type="string" office:string-value="3.25,5.26" calcext:value-type="string">
            <text:p>3.25,5.26</text:p>
          </table:table-cell>
          <table:table-cell table:formula="of:=[.M58]" office:value-type="string" office:string-value="3.25,5.26" calcext:value-type="string">
            <text:p>3.25,5.26</text:p>
          </table:table-cell>
          <table:table-cell table:formula="of:=COM.MICROSOFT.TEXTJOIN(&quot; &quot;; 1;[.A58:.N58])" office:value-type="string" office:string-value="0.5,0.5 0.5,-5 3.25,-4.26 5.26,-2.25 6,0.5 5.26,3.25 3.25,5.26 3.25,5.26 3.25,5.26 3.25,5.26 3.25,5.26 3.25,5.26 3.25,5.26 3.25,5.26" calcext:value-type="string">
            <text:p>0.5,0.5 0.5,-5 3.25,-4.26 5.26,-2.25 6,0.5 5.26,3.25 3.25,5.26 3.25,5.26 3.25,5.26 3.25,5.26 3.25,5.26 3.25,5.26 3.25,5.26 3.25,5.26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0.5,0.5</text:p>
          </table:table-cell>
          <table:table-cell table:formula="of:=[.B58]" office:value-type="string" office:string-value="0.5,-5" calcext:value-type="string">
            <text:p>0.5,-5</text:p>
          </table:table-cell>
          <table:table-cell table:formula="of:=[.C58]" office:value-type="string" office:string-value="3.25,-4.26" calcext:value-type="string">
            <text:p>3.25,-4.26</text:p>
          </table:table-cell>
          <table:table-cell table:formula="of:=[.D58]" office:value-type="string" office:string-value="5.26,-2.25" calcext:value-type="string">
            <text:p>5.26,-2.25</text:p>
          </table:table-cell>
          <table:table-cell table:formula="of:=[.E58]" office:value-type="string" office:string-value="6,0.5" calcext:value-type="string">
            <text:p>6,0.5</text:p>
          </table:table-cell>
          <table:table-cell table:formula="of:=[.F58]" office:value-type="string" office:string-value="5.26,3.25" calcext:value-type="string">
            <text:p>5.26,3.25</text:p>
          </table:table-cell>
          <table:table-cell table:formula="of:=[.G58]" office:value-type="string" office:string-value="3.25,5.26" calcext:value-type="string">
            <text:p>3.25,5.26</text:p>
          </table:table-cell>
          <table:table-cell table:formula="of:=[.H44]" office:value-type="string" office:string-value="0.5,6" calcext:value-type="string">
            <text:p>0.5,6</text:p>
          </table:table-cell>
          <table:table-cell table:formula="of:=[.H59]" office:value-type="string" office:string-value="0.5,6" calcext:value-type="string">
            <text:p>0.5,6</text:p>
          </table:table-cell>
          <table:table-cell table:formula="of:=[.I59]" office:value-type="string" office:string-value="0.5,6" calcext:value-type="string">
            <text:p>0.5,6</text:p>
          </table:table-cell>
          <table:table-cell table:formula="of:=[.J59]" office:value-type="string" office:string-value="0.5,6" calcext:value-type="string">
            <text:p>0.5,6</text:p>
          </table:table-cell>
          <table:table-cell table:formula="of:=[.K59]" office:value-type="string" office:string-value="0.5,6" calcext:value-type="string">
            <text:p>0.5,6</text:p>
          </table:table-cell>
          <table:table-cell table:formula="of:=[.L59]" office:value-type="string" office:string-value="0.5,6" calcext:value-type="string">
            <text:p>0.5,6</text:p>
          </table:table-cell>
          <table:table-cell table:formula="of:=[.M59]" office:value-type="string" office:string-value="0.5,6" calcext:value-type="string">
            <text:p>0.5,6</text:p>
          </table:table-cell>
          <table:table-cell table:formula="of:=COM.MICROSOFT.TEXTJOIN(&quot; &quot;; 1;[.A59:.N59])" office:value-type="string" office:string-value="0.5,0.5 0.5,-5 3.25,-4.26 5.26,-2.25 6,0.5 5.26,3.25 3.25,5.26 0.5,6 0.5,6 0.5,6 0.5,6 0.5,6 0.5,6 0.5,6" calcext:value-type="string">
            <text:p>0.5,0.5 0.5,-5 3.25,-4.26 5.26,-2.25 6,0.5 5.26,3.25 3.25,5.26 0.5,6 0.5,6 0.5,6 0.5,6 0.5,6 0.5,6 0.5,6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0.5,0.5</text:p>
          </table:table-cell>
          <table:table-cell table:formula="of:=[.B59]" office:value-type="string" office:string-value="0.5,-5" calcext:value-type="string">
            <text:p>0.5,-5</text:p>
          </table:table-cell>
          <table:table-cell table:formula="of:=[.C59]" office:value-type="string" office:string-value="3.25,-4.26" calcext:value-type="string">
            <text:p>3.25,-4.26</text:p>
          </table:table-cell>
          <table:table-cell table:formula="of:=[.D59]" office:value-type="string" office:string-value="5.26,-2.25" calcext:value-type="string">
            <text:p>5.26,-2.25</text:p>
          </table:table-cell>
          <table:table-cell table:formula="of:=[.E59]" office:value-type="string" office:string-value="6,0.5" calcext:value-type="string">
            <text:p>6,0.5</text:p>
          </table:table-cell>
          <table:table-cell table:formula="of:=[.F59]" office:value-type="string" office:string-value="5.26,3.25" calcext:value-type="string">
            <text:p>5.26,3.25</text:p>
          </table:table-cell>
          <table:table-cell table:formula="of:=[.G59]" office:value-type="string" office:string-value="3.25,5.26" calcext:value-type="string">
            <text:p>3.25,5.26</text:p>
          </table:table-cell>
          <table:table-cell table:formula="of:=[.H59]" office:value-type="string" office:string-value="0.5,6" calcext:value-type="string">
            <text:p>0.5,6</text:p>
          </table:table-cell>
          <table:table-cell table:formula="of:=[.H45]" office:value-type="string" office:string-value="-2.25,5.26" calcext:value-type="string">
            <text:p>-2.25,5.26</text:p>
          </table:table-cell>
          <table:table-cell table:formula="of:=[.I60]" office:value-type="string" office:string-value="-2.25,5.26" calcext:value-type="string">
            <text:p>-2.25,5.26</text:p>
          </table:table-cell>
          <table:table-cell table:formula="of:=[.J60]" office:value-type="string" office:string-value="-2.25,5.26" calcext:value-type="string">
            <text:p>-2.25,5.26</text:p>
          </table:table-cell>
          <table:table-cell table:formula="of:=[.K60]" office:value-type="string" office:string-value="-2.25,5.26" calcext:value-type="string">
            <text:p>-2.25,5.26</text:p>
          </table:table-cell>
          <table:table-cell table:formula="of:=[.L60]" office:value-type="string" office:string-value="-2.25,5.26" calcext:value-type="string">
            <text:p>-2.25,5.26</text:p>
          </table:table-cell>
          <table:table-cell table:formula="of:=[.M60]" office:value-type="string" office:string-value="-2.25,5.26" calcext:value-type="string">
            <text:p>-2.25,5.26</text:p>
          </table:table-cell>
          <table:table-cell table:formula="of:=COM.MICROSOFT.TEXTJOIN(&quot; &quot;; 1;[.A60:.N60])" office:value-type="string" office:string-value="0.5,0.5 0.5,-5 3.25,-4.26 5.26,-2.25 6,0.5 5.26,3.25 3.25,5.26 0.5,6 -2.25,5.26 -2.25,5.26 -2.25,5.26 -2.25,5.26 -2.25,5.26 -2.25,5.26" calcext:value-type="string">
            <text:p>0.5,0.5 0.5,-5 3.25,-4.26 5.26,-2.25 6,0.5 5.26,3.25 3.25,5.26 0.5,6 -2.25,5.26 -2.25,5.26 -2.25,5.26 -2.25,5.26 -2.25,5.26 -2.25,5.26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0.5,0.5</text:p>
          </table:table-cell>
          <table:table-cell table:formula="of:=[.B60]" office:value-type="string" office:string-value="0.5,-5" calcext:value-type="string">
            <text:p>0.5,-5</text:p>
          </table:table-cell>
          <table:table-cell table:formula="of:=[.C60]" office:value-type="string" office:string-value="3.25,-4.26" calcext:value-type="string">
            <text:p>3.25,-4.26</text:p>
          </table:table-cell>
          <table:table-cell table:formula="of:=[.D60]" office:value-type="string" office:string-value="5.26,-2.25" calcext:value-type="string">
            <text:p>5.26,-2.25</text:p>
          </table:table-cell>
          <table:table-cell table:formula="of:=[.E60]" office:value-type="string" office:string-value="6,0.5" calcext:value-type="string">
            <text:p>6,0.5</text:p>
          </table:table-cell>
          <table:table-cell table:formula="of:=[.F60]" office:value-type="string" office:string-value="5.26,3.25" calcext:value-type="string">
            <text:p>5.26,3.25</text:p>
          </table:table-cell>
          <table:table-cell table:formula="of:=[.G60]" office:value-type="string" office:string-value="3.25,5.26" calcext:value-type="string">
            <text:p>3.25,5.26</text:p>
          </table:table-cell>
          <table:table-cell table:formula="of:=[.H60]" office:value-type="string" office:string-value="0.5,6" calcext:value-type="string">
            <text:p>0.5,6</text:p>
          </table:table-cell>
          <table:table-cell table:formula="of:=[.I60]" office:value-type="string" office:string-value="-2.25,5.26" calcext:value-type="string">
            <text:p>-2.25,5.26</text:p>
          </table:table-cell>
          <table:table-cell table:formula="of:=[.H46]" office:value-type="string" office:string-value="-4.26,3.25" calcext:value-type="string">
            <text:p>-4.26,3.25</text:p>
          </table:table-cell>
          <table:table-cell table:formula="of:=[.J61]" office:value-type="string" office:string-value="-4.26,3.25" calcext:value-type="string">
            <text:p>-4.26,3.25</text:p>
          </table:table-cell>
          <table:table-cell table:formula="of:=[.K61]" office:value-type="string" office:string-value="-4.26,3.25" calcext:value-type="string">
            <text:p>-4.26,3.25</text:p>
          </table:table-cell>
          <table:table-cell table:formula="of:=[.L61]" office:value-type="string" office:string-value="-4.26,3.25" calcext:value-type="string">
            <text:p>-4.26,3.25</text:p>
          </table:table-cell>
          <table:table-cell table:formula="of:=[.M61]" office:value-type="string" office:string-value="-4.26,3.25" calcext:value-type="string">
            <text:p>-4.26,3.25</text:p>
          </table:table-cell>
          <table:table-cell table:formula="of:=COM.MICROSOFT.TEXTJOIN(&quot; &quot;; 1;[.A61:.N61])" office:value-type="string" office:string-value="0.5,0.5 0.5,-5 3.25,-4.26 5.26,-2.25 6,0.5 5.26,3.25 3.25,5.26 0.5,6 -2.25,5.26 -4.26,3.25 -4.26,3.25 -4.26,3.25 -4.26,3.25 -4.26,3.25" calcext:value-type="string">
            <text:p>0.5,0.5 0.5,-5 3.25,-4.26 5.26,-2.25 6,0.5 5.26,3.25 3.25,5.26 0.5,6 -2.25,5.26 -4.26,3.25 -4.26,3.25 -4.26,3.25 -4.26,3.25 -4.26,3.25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0.5,0.5</text:p>
          </table:table-cell>
          <table:table-cell table:formula="of:=[.B61]" office:value-type="string" office:string-value="0.5,-5" calcext:value-type="string">
            <text:p>0.5,-5</text:p>
          </table:table-cell>
          <table:table-cell table:formula="of:=[.C61]" office:value-type="string" office:string-value="3.25,-4.26" calcext:value-type="string">
            <text:p>3.25,-4.26</text:p>
          </table:table-cell>
          <table:table-cell table:formula="of:=[.D61]" office:value-type="string" office:string-value="5.26,-2.25" calcext:value-type="string">
            <text:p>5.26,-2.25</text:p>
          </table:table-cell>
          <table:table-cell table:formula="of:=[.E61]" office:value-type="string" office:string-value="6,0.5" calcext:value-type="string">
            <text:p>6,0.5</text:p>
          </table:table-cell>
          <table:table-cell table:formula="of:=[.F61]" office:value-type="string" office:string-value="5.26,3.25" calcext:value-type="string">
            <text:p>5.26,3.25</text:p>
          </table:table-cell>
          <table:table-cell table:formula="of:=[.G61]" office:value-type="string" office:string-value="3.25,5.26" calcext:value-type="string">
            <text:p>3.25,5.26</text:p>
          </table:table-cell>
          <table:table-cell table:formula="of:=[.H61]" office:value-type="string" office:string-value="0.5,6" calcext:value-type="string">
            <text:p>0.5,6</text:p>
          </table:table-cell>
          <table:table-cell table:formula="of:=[.I61]" office:value-type="string" office:string-value="-2.25,5.26" calcext:value-type="string">
            <text:p>-2.25,5.26</text:p>
          </table:table-cell>
          <table:table-cell table:formula="of:=[.J61]" office:value-type="string" office:string-value="-4.26,3.25" calcext:value-type="string">
            <text:p>-4.26,3.25</text:p>
          </table:table-cell>
          <table:table-cell table:formula="of:=[.H47]" office:value-type="string" office:string-value="-5,0.5" calcext:value-type="string">
            <text:p>-5,0.5</text:p>
          </table:table-cell>
          <table:table-cell table:formula="of:=[.K62]" office:value-type="string" office:string-value="-5,0.5" calcext:value-type="string">
            <text:p>-5,0.5</text:p>
          </table:table-cell>
          <table:table-cell table:formula="of:=[.L62]" office:value-type="string" office:string-value="-5,0.5" calcext:value-type="string">
            <text:p>-5,0.5</text:p>
          </table:table-cell>
          <table:table-cell table:formula="of:=[.M62]" office:value-type="string" office:string-value="-5,0.5" calcext:value-type="string">
            <text:p>-5,0.5</text:p>
          </table:table-cell>
          <table:table-cell table:formula="of:=COM.MICROSOFT.TEXTJOIN(&quot; &quot;; 1;[.A62:.N62])" office:value-type="string" office:string-value="0.5,0.5 0.5,-5 3.25,-4.26 5.26,-2.25 6,0.5 5.26,3.25 3.25,5.26 0.5,6 -2.25,5.26 -4.26,3.25 -5,0.5 -5,0.5 -5,0.5 -5,0.5" calcext:value-type="string">
            <text:p>0.5,0.5 0.5,-5 3.25,-4.26 5.26,-2.25 6,0.5 5.26,3.25 3.25,5.26 0.5,6 -2.25,5.26 -4.26,3.25 -5,0.5 -5,0.5 -5,0.5 -5,0.5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0.5,0.5</text:p>
          </table:table-cell>
          <table:table-cell table:formula="of:=[.B62]" office:value-type="string" office:string-value="0.5,-5" calcext:value-type="string">
            <text:p>0.5,-5</text:p>
          </table:table-cell>
          <table:table-cell table:formula="of:=[.C62]" office:value-type="string" office:string-value="3.25,-4.26" calcext:value-type="string">
            <text:p>3.25,-4.26</text:p>
          </table:table-cell>
          <table:table-cell table:formula="of:=[.D62]" office:value-type="string" office:string-value="5.26,-2.25" calcext:value-type="string">
            <text:p>5.26,-2.25</text:p>
          </table:table-cell>
          <table:table-cell table:formula="of:=[.E62]" office:value-type="string" office:string-value="6,0.5" calcext:value-type="string">
            <text:p>6,0.5</text:p>
          </table:table-cell>
          <table:table-cell table:formula="of:=[.F62]" office:value-type="string" office:string-value="5.26,3.25" calcext:value-type="string">
            <text:p>5.26,3.25</text:p>
          </table:table-cell>
          <table:table-cell table:formula="of:=[.G62]" office:value-type="string" office:string-value="3.25,5.26" calcext:value-type="string">
            <text:p>3.25,5.26</text:p>
          </table:table-cell>
          <table:table-cell table:formula="of:=[.H62]" office:value-type="string" office:string-value="0.5,6" calcext:value-type="string">
            <text:p>0.5,6</text:p>
          </table:table-cell>
          <table:table-cell table:formula="of:=[.I62]" office:value-type="string" office:string-value="-2.25,5.26" calcext:value-type="string">
            <text:p>-2.25,5.26</text:p>
          </table:table-cell>
          <table:table-cell table:formula="of:=[.J62]" office:value-type="string" office:string-value="-4.26,3.25" calcext:value-type="string">
            <text:p>-4.26,3.25</text:p>
          </table:table-cell>
          <table:table-cell table:formula="of:=[.K62]" office:value-type="string" office:string-value="-5,0.5" calcext:value-type="string">
            <text:p>-5,0.5</text:p>
          </table:table-cell>
          <table:table-cell table:formula="of:=[.H48]" office:value-type="string" office:string-value="-4.26,-2.25" calcext:value-type="string">
            <text:p>-4.26,-2.25</text:p>
          </table:table-cell>
          <table:table-cell table:formula="of:=[.L63]" office:value-type="string" office:string-value="-4.26,-2.25" calcext:value-type="string">
            <text:p>-4.26,-2.25</text:p>
          </table:table-cell>
          <table:table-cell table:formula="of:=[.M63]" office:value-type="string" office:string-value="-4.26,-2.25" calcext:value-type="string">
            <text:p>-4.26,-2.25</text:p>
          </table:table-cell>
          <table:table-cell table:formula="of:=COM.MICROSOFT.TEXTJOIN(&quot; &quot;; 1;[.A63:.N63])" office:value-type="string" office:string-value="0.5,0.5 0.5,-5 3.25,-4.26 5.26,-2.25 6,0.5 5.26,3.25 3.25,5.26 0.5,6 -2.25,5.26 -4.26,3.25 -5,0.5 -4.26,-2.25 -4.26,-2.25 -4.26,-2.25" calcext:value-type="string">
            <text:p>0.5,0.5 0.5,-5 3.25,-4.26 5.26,-2.25 6,0.5 5.26,3.25 3.25,5.26 0.5,6 -2.25,5.26 -4.26,3.25 -5,0.5 -4.26,-2.25 -4.26,-2.25 -4.26,-2.25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0.5,0.5</text:p>
          </table:table-cell>
          <table:table-cell table:formula="of:=[.B63]" office:value-type="string" office:string-value="0.5,-5" calcext:value-type="string">
            <text:p>0.5,-5</text:p>
          </table:table-cell>
          <table:table-cell table:formula="of:=[.C63]" office:value-type="string" office:string-value="3.25,-4.26" calcext:value-type="string">
            <text:p>3.25,-4.26</text:p>
          </table:table-cell>
          <table:table-cell table:formula="of:=[.D63]" office:value-type="string" office:string-value="5.26,-2.25" calcext:value-type="string">
            <text:p>5.26,-2.25</text:p>
          </table:table-cell>
          <table:table-cell table:formula="of:=[.E63]" office:value-type="string" office:string-value="6,0.5" calcext:value-type="string">
            <text:p>6,0.5</text:p>
          </table:table-cell>
          <table:table-cell table:formula="of:=[.F63]" office:value-type="string" office:string-value="5.26,3.25" calcext:value-type="string">
            <text:p>5.26,3.25</text:p>
          </table:table-cell>
          <table:table-cell table:formula="of:=[.G63]" office:value-type="string" office:string-value="3.25,5.26" calcext:value-type="string">
            <text:p>3.25,5.26</text:p>
          </table:table-cell>
          <table:table-cell table:formula="of:=[.H63]" office:value-type="string" office:string-value="0.5,6" calcext:value-type="string">
            <text:p>0.5,6</text:p>
          </table:table-cell>
          <table:table-cell table:formula="of:=[.I63]" office:value-type="string" office:string-value="-2.25,5.26" calcext:value-type="string">
            <text:p>-2.25,5.26</text:p>
          </table:table-cell>
          <table:table-cell table:formula="of:=[.J63]" office:value-type="string" office:string-value="-4.26,3.25" calcext:value-type="string">
            <text:p>-4.26,3.25</text:p>
          </table:table-cell>
          <table:table-cell table:formula="of:=[.K63]" office:value-type="string" office:string-value="-5,0.5" calcext:value-type="string">
            <text:p>-5,0.5</text:p>
          </table:table-cell>
          <table:table-cell table:formula="of:=[.L63]" office:value-type="string" office:string-value="-4.26,-2.25" calcext:value-type="string">
            <text:p>-4.26,-2.25</text:p>
          </table:table-cell>
          <table:table-cell table:formula="of:=[.H49]" office:value-type="string" office:string-value="-2.25,-4.26" calcext:value-type="string">
            <text:p>-2.25,-4.26</text:p>
          </table:table-cell>
          <table:table-cell table:formula="of:=[.M64]" office:value-type="string" office:string-value="-2.25,-4.26" calcext:value-type="string">
            <text:p>-2.25,-4.26</text:p>
          </table:table-cell>
          <table:table-cell table:formula="of:=COM.MICROSOFT.TEXTJOIN(&quot; &quot;; 1;[.A64:.N64])" office:value-type="string" office:string-value="0.5,0.5 0.5,-5 3.25,-4.26 5.26,-2.25 6,0.5 5.26,3.25 3.25,5.26 0.5,6 -2.25,5.26 -4.26,3.25 -5,0.5 -4.26,-2.25 -2.25,-4.26 -2.25,-4.26" calcext:value-type="string">
            <text:p>0.5,0.5 0.5,-5 3.25,-4.26 5.26,-2.25 6,0.5 5.26,3.25 3.25,5.26 0.5,6 -2.25,5.26 -4.26,3.25 -5,0.5 -4.26,-2.25 -2.25,-4.26 -2.25,-4.26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0.5,0.5</text:p>
          </table:table-cell>
          <table:table-cell table:formula="of:=[.B64]" office:value-type="string" office:string-value="0.5,-5" calcext:value-type="string">
            <text:p>0.5,-5</text:p>
          </table:table-cell>
          <table:table-cell table:formula="of:=[.C64]" office:value-type="string" office:string-value="3.25,-4.26" calcext:value-type="string">
            <text:p>3.25,-4.26</text:p>
          </table:table-cell>
          <table:table-cell table:formula="of:=[.D64]" office:value-type="string" office:string-value="5.26,-2.25" calcext:value-type="string">
            <text:p>5.26,-2.25</text:p>
          </table:table-cell>
          <table:table-cell table:formula="of:=[.E64]" office:value-type="string" office:string-value="6,0.5" calcext:value-type="string">
            <text:p>6,0.5</text:p>
          </table:table-cell>
          <table:table-cell table:formula="of:=[.F64]" office:value-type="string" office:string-value="5.26,3.25" calcext:value-type="string">
            <text:p>5.26,3.25</text:p>
          </table:table-cell>
          <table:table-cell table:formula="of:=[.G64]" office:value-type="string" office:string-value="3.25,5.26" calcext:value-type="string">
            <text:p>3.25,5.26</text:p>
          </table:table-cell>
          <table:table-cell table:formula="of:=[.H64]" office:value-type="string" office:string-value="0.5,6" calcext:value-type="string">
            <text:p>0.5,6</text:p>
          </table:table-cell>
          <table:table-cell table:formula="of:=[.I64]" office:value-type="string" office:string-value="-2.25,5.26" calcext:value-type="string">
            <text:p>-2.25,5.26</text:p>
          </table:table-cell>
          <table:table-cell table:formula="of:=[.J64]" office:value-type="string" office:string-value="-4.26,3.25" calcext:value-type="string">
            <text:p>-4.26,3.25</text:p>
          </table:table-cell>
          <table:table-cell table:formula="of:=[.K64]" office:value-type="string" office:string-value="-5,0.5" calcext:value-type="string">
            <text:p>-5,0.5</text:p>
          </table:table-cell>
          <table:table-cell table:formula="of:=[.L64]" office:value-type="string" office:string-value="-4.26,-2.25" calcext:value-type="string">
            <text:p>-4.26,-2.25</text:p>
          </table:table-cell>
          <table:table-cell table:formula="of:=[.M64]" office:value-type="string" office:string-value="-2.25,-4.26" calcext:value-type="string">
            <text:p>-2.25,-4.26</text:p>
          </table:table-cell>
          <table:table-cell table:formula="of:=[.H50]" office:value-type="string" office:string-value="0.5,-5" calcext:value-type="string">
            <text:p>0.5,-5</text:p>
          </table:table-cell>
          <table:table-cell table:formula="of:=COM.MICROSOFT.TEXTJOIN(&quot; &quot;; 1;[.A65:.N65])" office:value-type="string" office:string-value="0.5,0.5 0.5,-5 3.25,-4.26 5.26,-2.25 6,0.5 5.26,3.25 3.25,5.26 0.5,6 -2.25,5.26 -4.26,3.25 -5,0.5 -4.26,-2.25 -2.25,-4.26 0.5,-5" calcext:value-type="string">
            <text:p>0.5,0.5 0.5,-5 3.25,-4.26 5.26,-2.25 6,0.5 5.26,3.25 3.25,5.26 0.5,6 -2.25,5.26 -4.26,3.25 -5,0.5 -4.26,-2.25 -2.25,-4.26 0.5,-5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COM.MICROSOFT.TEXTJOIN(&quot; &quot;; 1;[.A66:.N66])">
            <text:p/>
          </table:table-cell>
          <table:table-cell table:number-columns-repeated="1009"/>
        </table:table-row>
        <table:table-row table:style-name="ro4">
          <table:table-cell table:style-name="ce15" office:value-type="string" calcext:value-type="string">
            <text:p>Wheel – 2 spokes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theta</text:p>
          </table:table-cell>
          <table:table-cell office:value-type="string" calcext:value-type="string">
            <text:p>sin(theta)</text:p>
          </table:table-cell>
          <table:table-cell office:value-type="string" calcext:value-type="string">
            <text:p>cos(theta)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x,y</text:p>
          </table:table-cell>
          <table:table-cell table:number-columns-repeated="1016"/>
        </table:table-row>
        <table:table-row table:style-name="ro3">
          <table:table-cell office:value-type="float" office:value="0" calcext:value-type="float">
            <text:p>0</text:p>
          </table:table-cell>
          <table:table-cell table:style-name="ce16" table:formula="of:=SIN(RADIANS([.A69]))" office:value-type="float" office:value="0" calcext:value-type="float">
            <text:p>0.00</text:p>
          </table:table-cell>
          <table:table-cell table:style-name="ce16" table:formula="of:=COS(RADIANS([.A69]))" office:value-type="float" office:value="1" calcext:value-type="float">
            <text:p>1.00</text:p>
          </table:table-cell>
          <table:table-cell/>
          <table:table-cell table:style-name="ce16" table:formula="of:=ROUND(5.5*[.B69] + 0.5;2)" office:value-type="float" office:value="0.5" calcext:value-type="float">
            <text:p>0.50</text:p>
          </table:table-cell>
          <table:table-cell table:style-name="ce16" table:formula="of:=ROUND(5.5*-[.C69]+0.5;2)" office:value-type="float" office:value="-5" calcext:value-type="float">
            <text:p>-5.00</text:p>
          </table:table-cell>
          <table:table-cell/>
          <table:table-cell table:formula="of:=COM.MICROSOFT.TEXTJOIN(&quot;,&quot;;0;[.E69];[.F69])" office:value-type="string" office:string-value="0.5,-5" calcext:value-type="string">
            <text:p>0.5,-5</text:p>
          </table:table-cell>
          <table:table-cell table:number-columns-repeated="1016"/>
        </table:table-row>
        <table:table-row table:style-name="ro3">
          <table:table-cell office:value-type="float" office:value="30" calcext:value-type="float">
            <text:p>30</text:p>
          </table:table-cell>
          <table:table-cell table:style-name="ce16" table:formula="of:=SIN(RADIANS([.A70]))" office:value-type="float" office:value="0.5" calcext:value-type="float">
            <text:p>0.50</text:p>
          </table:table-cell>
          <table:table-cell table:style-name="ce16" table:formula="of:=COS(RADIANS([.A70]))" office:value-type="float" office:value="0.866025403784439" calcext:value-type="float">
            <text:p>0.87</text:p>
          </table:table-cell>
          <table:table-cell/>
          <table:table-cell table:style-name="ce16" table:formula="of:=ROUND(5.5*[.B70] + 0.5;2)" office:value-type="float" office:value="3.25" calcext:value-type="float">
            <text:p>3.25</text:p>
          </table:table-cell>
          <table:table-cell table:style-name="ce16" table:formula="of:=ROUND(5.5*-[.C70]+0.5;2)" office:value-type="float" office:value="-4.26" calcext:value-type="float">
            <text:p>-4.26</text:p>
          </table:table-cell>
          <table:table-cell/>
          <table:table-cell table:formula="of:=COM.MICROSOFT.TEXTJOIN(&quot;,&quot;;0;[.E70];[.F70])" office:value-type="string" office:string-value="3.25,-4.26" calcext:value-type="string">
            <text:p>3.25,-4.26</text:p>
          </table:table-cell>
          <table:table-cell table:number-columns-repeated="1016"/>
        </table:table-row>
        <table:table-row table:style-name="ro3">
          <table:table-cell office:value-type="float" office:value="60" calcext:value-type="float">
            <text:p>60</text:p>
          </table:table-cell>
          <table:table-cell table:style-name="ce16" table:formula="of:=SIN(RADIANS([.A71]))" office:value-type="float" office:value="0.866025403784439" calcext:value-type="float">
            <text:p>0.87</text:p>
          </table:table-cell>
          <table:table-cell table:style-name="ce16" table:formula="of:=COS(RADIANS([.A71]))" office:value-type="float" office:value="0.5" calcext:value-type="float">
            <text:p>0.50</text:p>
          </table:table-cell>
          <table:table-cell/>
          <table:table-cell table:style-name="ce16" table:formula="of:=ROUND(5.5*[.B71] + 0.5;2)" office:value-type="float" office:value="5.26" calcext:value-type="float">
            <text:p>5.26</text:p>
          </table:table-cell>
          <table:table-cell table:style-name="ce16" table:formula="of:=ROUND(5.5*-[.C71]+0.5;2)" office:value-type="float" office:value="-2.25" calcext:value-type="float">
            <text:p>-2.25</text:p>
          </table:table-cell>
          <table:table-cell/>
          <table:table-cell table:formula="of:=COM.MICROSOFT.TEXTJOIN(&quot;,&quot;;0;[.E71];[.F71])" office:value-type="string" office:string-value="5.26,-2.25" calcext:value-type="string">
            <text:p>5.26,-2.25</text:p>
          </table:table-cell>
          <table:table-cell table:number-columns-repeated="1016"/>
        </table:table-row>
        <table:table-row table:style-name="ro3">
          <table:table-cell office:value-type="float" office:value="90" calcext:value-type="float">
            <text:p>90</text:p>
          </table:table-cell>
          <table:table-cell table:style-name="ce16" table:formula="of:=SIN(RADIANS([.A72]))" office:value-type="float" office:value="1" calcext:value-type="float">
            <text:p>1.00</text:p>
          </table:table-cell>
          <table:table-cell table:style-name="ce16" table:formula="of:=COS(RADIANS([.A72]))" office:value-type="float" office:value="6.12323399573677E-017" calcext:value-type="float">
            <text:p>0.00</text:p>
          </table:table-cell>
          <table:table-cell/>
          <table:table-cell table:style-name="ce16" table:formula="of:=ROUND(5.5*[.B72] + 0.5;2)" office:value-type="float" office:value="6" calcext:value-type="float">
            <text:p>6.00</text:p>
          </table:table-cell>
          <table:table-cell table:style-name="ce16" table:formula="of:=ROUND(5.5*-[.C72]+0.5;2)" office:value-type="float" office:value="0.5" calcext:value-type="float">
            <text:p>0.50</text:p>
          </table:table-cell>
          <table:table-cell/>
          <table:table-cell table:formula="of:=COM.MICROSOFT.TEXTJOIN(&quot;,&quot;;0;[.E72];[.F72])" office:value-type="string" office:string-value="6,0.5" calcext:value-type="string">
            <text:p>6,0.5</text:p>
          </table:table-cell>
          <table:table-cell table:number-columns-repeated="1016"/>
        </table:table-row>
        <table:table-row table:style-name="ro3">
          <table:table-cell office:value-type="float" office:value="120" calcext:value-type="float">
            <text:p>120</text:p>
          </table:table-cell>
          <table:table-cell table:style-name="ce16" table:formula="of:=SIN(RADIANS([.A73]))" office:value-type="float" office:value="0.866025403784439" calcext:value-type="float">
            <text:p>0.87</text:p>
          </table:table-cell>
          <table:table-cell table:style-name="ce16" table:formula="of:=COS(RADIANS([.A73]))" office:value-type="float" office:value="-0.5" calcext:value-type="float">
            <text:p>-0.50</text:p>
          </table:table-cell>
          <table:table-cell/>
          <table:table-cell table:style-name="ce16" table:formula="of:=ROUND(5.5*[.B73] + 0.5;2)" office:value-type="float" office:value="5.26" calcext:value-type="float">
            <text:p>5.26</text:p>
          </table:table-cell>
          <table:table-cell table:style-name="ce16" table:formula="of:=ROUND(5.5*-[.C73]+0.5;2)" office:value-type="float" office:value="3.25" calcext:value-type="float">
            <text:p>3.25</text:p>
          </table:table-cell>
          <table:table-cell/>
          <table:table-cell table:formula="of:=COM.MICROSOFT.TEXTJOIN(&quot;,&quot;;0;[.E73];[.F73])" office:value-type="string" office:string-value="5.26,3.25" calcext:value-type="string">
            <text:p>5.26,3.25</text:p>
          </table:table-cell>
          <table:table-cell table:number-columns-repeated="1016"/>
        </table:table-row>
        <table:table-row table:style-name="ro3">
          <table:table-cell office:value-type="float" office:value="150" calcext:value-type="float">
            <text:p>150</text:p>
          </table:table-cell>
          <table:table-cell table:style-name="ce16" table:formula="of:=SIN(RADIANS([.A74]))" office:value-type="float" office:value="0.5" calcext:value-type="float">
            <text:p>0.50</text:p>
          </table:table-cell>
          <table:table-cell table:style-name="ce16" table:formula="of:=COS(RADIANS([.A74]))" office:value-type="float" office:value="-0.866025403784439" calcext:value-type="float">
            <text:p>-0.87</text:p>
          </table:table-cell>
          <table:table-cell/>
          <table:table-cell table:style-name="ce16" table:formula="of:=ROUND(5.5*[.B74] + 0.5;2)" office:value-type="float" office:value="3.25" calcext:value-type="float">
            <text:p>3.25</text:p>
          </table:table-cell>
          <table:table-cell table:style-name="ce16" table:formula="of:=ROUND(5.5*-[.C74]+0.5;2)" office:value-type="float" office:value="5.26" calcext:value-type="float">
            <text:p>5.26</text:p>
          </table:table-cell>
          <table:table-cell/>
          <table:table-cell table:formula="of:=COM.MICROSOFT.TEXTJOIN(&quot;,&quot;;0;[.E74];[.F74])" office:value-type="string" office:string-value="3.25,5.26" calcext:value-type="string">
            <text:p>3.25,5.26</text:p>
          </table:table-cell>
          <table:table-cell table:number-columns-repeated="1016"/>
        </table:table-row>
        <table:table-row table:style-name="ro3">
          <table:table-cell office:value-type="float" office:value="180" calcext:value-type="float">
            <text:p>180</text:p>
          </table:table-cell>
          <table:table-cell table:style-name="ce16" table:formula="of:=SIN(RADIANS([.A75]))" office:value-type="float" office:value="1.22464679914735E-016" calcext:value-type="float">
            <text:p>0.00</text:p>
          </table:table-cell>
          <table:table-cell table:style-name="ce16" table:formula="of:=COS(RADIANS([.A75]))" office:value-type="float" office:value="-1" calcext:value-type="float">
            <text:p>-1.00</text:p>
          </table:table-cell>
          <table:table-cell/>
          <table:table-cell table:style-name="ce16" table:formula="of:=ROUND(5.5*[.B75] + 0.5;2)" office:value-type="float" office:value="0.5" calcext:value-type="float">
            <text:p>0.50</text:p>
          </table:table-cell>
          <table:table-cell table:style-name="ce16" table:formula="of:=ROUND(5.5*-[.C75]+0.5;2)" office:value-type="float" office:value="6" calcext:value-type="float">
            <text:p>6.00</text:p>
          </table:table-cell>
          <table:table-cell/>
          <table:table-cell table:formula="of:=COM.MICROSOFT.TEXTJOIN(&quot;,&quot;;0;[.E75];[.F75])" office:value-type="string" office:string-value="0.5,6" calcext:value-type="string">
            <text:p>0.5,6</text:p>
          </table:table-cell>
          <table:table-cell table:number-columns-repeated="1016"/>
        </table:table-row>
        <table:table-row table:style-name="ro3">
          <table:table-cell office:value-type="float" office:value="210" calcext:value-type="float">
            <text:p>210</text:p>
          </table:table-cell>
          <table:table-cell table:style-name="ce16" table:formula="of:=SIN(RADIANS([.A76]))" office:value-type="float" office:value="-0.5" calcext:value-type="float">
            <text:p>-0.50</text:p>
          </table:table-cell>
          <table:table-cell table:style-name="ce16" table:formula="of:=COS(RADIANS([.A76]))" office:value-type="float" office:value="-0.866025403784439" calcext:value-type="float">
            <text:p>-0.87</text:p>
          </table:table-cell>
          <table:table-cell/>
          <table:table-cell table:style-name="ce16" table:formula="of:=ROUND(5.5*[.B76] + 0.5;2)" office:value-type="float" office:value="-2.25" calcext:value-type="float">
            <text:p>-2.25</text:p>
          </table:table-cell>
          <table:table-cell table:style-name="ce16" table:formula="of:=ROUND(5.5*-[.C76]+0.5;2)" office:value-type="float" office:value="5.26" calcext:value-type="float">
            <text:p>5.26</text:p>
          </table:table-cell>
          <table:table-cell/>
          <table:table-cell table:formula="of:=COM.MICROSOFT.TEXTJOIN(&quot;,&quot;;0;[.E76];[.F76])" office:value-type="string" office:string-value="-2.25,5.26" calcext:value-type="string">
            <text:p>-2.25,5.26</text:p>
          </table:table-cell>
          <table:table-cell table:number-columns-repeated="1016"/>
        </table:table-row>
        <table:table-row table:style-name="ro3">
          <table:table-cell office:value-type="float" office:value="240" calcext:value-type="float">
            <text:p>240</text:p>
          </table:table-cell>
          <table:table-cell table:style-name="ce16" table:formula="of:=SIN(RADIANS([.A77]))" office:value-type="float" office:value="-0.866025403784438" calcext:value-type="float">
            <text:p>-0.87</text:p>
          </table:table-cell>
          <table:table-cell table:style-name="ce16" table:formula="of:=COS(RADIANS([.A77]))" office:value-type="float" office:value="-0.5" calcext:value-type="float">
            <text:p>-0.50</text:p>
          </table:table-cell>
          <table:table-cell/>
          <table:table-cell table:style-name="ce16" table:formula="of:=ROUND(5.5*[.B77] + 0.5;2)" office:value-type="float" office:value="-4.26" calcext:value-type="float">
            <text:p>-4.26</text:p>
          </table:table-cell>
          <table:table-cell table:style-name="ce16" table:formula="of:=ROUND(5.5*-[.C77]+0.5;2)" office:value-type="float" office:value="3.25" calcext:value-type="float">
            <text:p>3.25</text:p>
          </table:table-cell>
          <table:table-cell/>
          <table:table-cell table:formula="of:=COM.MICROSOFT.TEXTJOIN(&quot;,&quot;;0;[.E77];[.F77])" office:value-type="string" office:string-value="-4.26,3.25" calcext:value-type="string">
            <text:p>-4.26,3.25</text:p>
          </table:table-cell>
          <table:table-cell table:number-columns-repeated="1016"/>
        </table:table-row>
        <table:table-row table:style-name="ro3">
          <table:table-cell office:value-type="float" office:value="270" calcext:value-type="float">
            <text:p>270</text:p>
          </table:table-cell>
          <table:table-cell table:style-name="ce16" table:formula="of:=SIN(RADIANS([.A78]))" office:value-type="float" office:value="-1" calcext:value-type="float">
            <text:p>-1.00</text:p>
          </table:table-cell>
          <table:table-cell table:style-name="ce16" table:formula="of:=COS(RADIANS([.A78]))" office:value-type="float" office:value="-1.83697019872103E-016" calcext:value-type="float">
            <text:p>0.00</text:p>
          </table:table-cell>
          <table:table-cell/>
          <table:table-cell table:style-name="ce16" table:formula="of:=ROUND(5.5*[.B78] + 0.5;2)" office:value-type="float" office:value="-5" calcext:value-type="float">
            <text:p>-5.00</text:p>
          </table:table-cell>
          <table:table-cell table:style-name="ce16" table:formula="of:=ROUND(5.5*-[.C78]+0.5;2)" office:value-type="float" office:value="0.5" calcext:value-type="float">
            <text:p>0.50</text:p>
          </table:table-cell>
          <table:table-cell/>
          <table:table-cell table:formula="of:=COM.MICROSOFT.TEXTJOIN(&quot;,&quot;;0;[.E78];[.F78])" office:value-type="string" office:string-value="-5,0.5" calcext:value-type="string">
            <text:p>-5,0.5</text:p>
          </table:table-cell>
          <table:table-cell table:number-columns-repeated="1016"/>
        </table:table-row>
        <table:table-row table:style-name="ro3">
          <table:table-cell office:value-type="float" office:value="300" calcext:value-type="float">
            <text:p>300</text:p>
          </table:table-cell>
          <table:table-cell table:style-name="ce16" table:formula="of:=SIN(RADIANS([.A79]))" office:value-type="float" office:value="-0.866025403784439" calcext:value-type="float">
            <text:p>-0.87</text:p>
          </table:table-cell>
          <table:table-cell table:style-name="ce16" table:formula="of:=COS(RADIANS([.A79]))" office:value-type="float" office:value="0.5" calcext:value-type="float">
            <text:p>0.50</text:p>
          </table:table-cell>
          <table:table-cell/>
          <table:table-cell table:style-name="ce16" table:formula="of:=ROUND(5.5*[.B79] + 0.5;2)" office:value-type="float" office:value="-4.26" calcext:value-type="float">
            <text:p>-4.26</text:p>
          </table:table-cell>
          <table:table-cell table:style-name="ce16" table:formula="of:=ROUND(5.5*-[.C79]+0.5;2)" office:value-type="float" office:value="-2.25" calcext:value-type="float">
            <text:p>-2.25</text:p>
          </table:table-cell>
          <table:table-cell/>
          <table:table-cell table:formula="of:=COM.MICROSOFT.TEXTJOIN(&quot;,&quot;;0;[.E79];[.F79])" office:value-type="string" office:string-value="-4.26,-2.25" calcext:value-type="string">
            <text:p>-4.26,-2.25</text:p>
          </table:table-cell>
          <table:table-cell table:number-columns-repeated="1016"/>
        </table:table-row>
        <table:table-row table:style-name="ro3">
          <table:table-cell office:value-type="float" office:value="330" calcext:value-type="float">
            <text:p>330</text:p>
          </table:table-cell>
          <table:table-cell table:style-name="ce16" table:formula="of:=SIN(RADIANS([.A80]))" office:value-type="float" office:value="-0.5" calcext:value-type="float">
            <text:p>-0.50</text:p>
          </table:table-cell>
          <table:table-cell table:style-name="ce16" table:formula="of:=COS(RADIANS([.A80]))" office:value-type="float" office:value="0.866025403784438" calcext:value-type="float">
            <text:p>0.87</text:p>
          </table:table-cell>
          <table:table-cell/>
          <table:table-cell table:style-name="ce16" table:formula="of:=ROUND(5.5*[.B80] + 0.5;2)" office:value-type="float" office:value="-2.25" calcext:value-type="float">
            <text:p>-2.25</text:p>
          </table:table-cell>
          <table:table-cell table:style-name="ce16" table:formula="of:=ROUND(5.5*-[.C80]+0.5;2)" office:value-type="float" office:value="-4.26" calcext:value-type="float">
            <text:p>-4.26</text:p>
          </table:table-cell>
          <table:table-cell/>
          <table:table-cell table:formula="of:=COM.MICROSOFT.TEXTJOIN(&quot;,&quot;;0;[.E80];[.F80])" office:value-type="string" office:string-value="-2.25,-4.26" calcext:value-type="string">
            <text:p>-2.25,-4.26</text:p>
          </table:table-cell>
          <table:table-cell table:number-columns-repeated="1016"/>
        </table:table-row>
        <table:table-row table:style-name="ro3">
          <table:table-cell office:value-type="float" office:value="360" calcext:value-type="float">
            <text:p>360</text:p>
          </table:table-cell>
          <table:table-cell table:style-name="ce16" table:formula="of:=SIN(RADIANS([.A81]))" office:value-type="float" office:value="-2.44929359829471E-016" calcext:value-type="float">
            <text:p>0.00</text:p>
          </table:table-cell>
          <table:table-cell table:style-name="ce16" table:formula="of:=COS(RADIANS([.A81]))" office:value-type="float" office:value="1" calcext:value-type="float">
            <text:p>1.00</text:p>
          </table:table-cell>
          <table:table-cell/>
          <table:table-cell table:style-name="ce16" table:formula="of:=ROUND(5.5*[.B81] + 0.5;2)" office:value-type="float" office:value="0.5" calcext:value-type="float">
            <text:p>0.50</text:p>
          </table:table-cell>
          <table:table-cell table:style-name="ce16" table:formula="of:=ROUND(5.5*-[.C81]+0.5;2)" office:value-type="float" office:value="-5" calcext:value-type="float">
            <text:p>-5.00</text:p>
          </table:table-cell>
          <table:table-cell/>
          <table:table-cell table:formula="of:=COM.MICROSOFT.TEXTJOIN(&quot;,&quot;;0;[.E81];[.F81])" office:value-type="string" office:string-value="0.5,-5" calcext:value-type="string">
            <text:p>0.5,-5</text:p>
          </table:table-cell>
          <table:table-cell table:number-columns-repeated="1016"/>
        </table:table-row>
        <table:table-row table:style-name="ro3">
          <table:table-cell table:number-columns-repeated="1024"/>
        </table:table-row>
        <table:table-row table:style-name="ro3">
          <table:table-cell table:style-name="ce4" office:value-type="string" calcext:value-type="string">
            <text:p>Centre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90" calcext:value-type="float">
            <text:p>90</text:p>
          </table:table-cell>
          <table:table-cell table:style-name="ce4" office:value-type="float" office:value="120" calcext:value-type="float">
            <text:p>120</text:p>
          </table:table-cell>
          <table:table-cell table:style-name="ce4" office:value-type="float" office:value="150" calcext:value-type="float">
            <text:p>150</text:p>
          </table:table-cell>
          <table:table-cell table:style-name="ce4" office:value-type="float" office:value="180" calcext:value-type="float">
            <text:p>180</text:p>
          </table:table-cell>
          <table:table-cell table:style-name="ce4" office:value-type="string" calcext:value-type="string">
            <text:p>Centre</text:p>
          </table:table-cell>
          <table:table-cell table:style-name="ce4" office:value-type="float" office:value="180" calcext:value-type="float">
            <text:p>180</text:p>
          </table:table-cell>
          <table:table-cell table:style-name="ce4" office:value-type="float" office:value="210" calcext:value-type="float">
            <text:p>210</text:p>
          </table:table-cell>
          <table:table-cell table:style-name="ce4" office:value-type="float" office:value="240" calcext:value-type="float">
            <text:p>240</text:p>
          </table:table-cell>
          <table:table-cell table:style-name="ce4" office:value-type="float" office:value="270" calcext:value-type="float">
            <text:p>270</text:p>
          </table:table-cell>
          <table:table-cell table:style-name="ce4" office:value-type="float" office:value="300" calcext:value-type="float">
            <text:p>300</text:p>
          </table:table-cell>
          <table:table-cell table:style-name="ce4" office:value-type="float" office:value="330" calcext:value-type="float">
            <text:p>330</text:p>
          </table:table-cell>
          <table:table-cell table:style-name="ce4" office:value-type="float" office:value="360" calcext:value-type="float">
            <text:p>360</text:p>
          </table:table-cell>
          <table:table-cell table:style-name="ce4" office:value-type="string" calcext:value-type="string">
            <text:p>concatenated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0.5,0.5</text:p>
          </table:table-cell>
          <table:table-cell table:formula="of:=[.H69]" office:value-type="string" office:string-value="0.5,-5" calcext:value-type="string">
            <text:p>0.5,-5</text:p>
          </table:table-cell>
          <table:table-cell table:formula="of:=[.B84]" office:value-type="string" office:string-value="0.5,-5" calcext:value-type="string">
            <text:p>0.5,-5</text:p>
          </table:table-cell>
          <table:table-cell table:formula="of:=[.C84]" office:value-type="string" office:string-value="0.5,-5" calcext:value-type="string">
            <text:p>0.5,-5</text:p>
          </table:table-cell>
          <table:table-cell table:formula="of:=[.D84]" office:value-type="string" office:string-value="0.5,-5" calcext:value-type="string">
            <text:p>0.5,-5</text:p>
          </table:table-cell>
          <table:table-cell table:formula="of:=[.E84]" office:value-type="string" office:string-value="0.5,-5" calcext:value-type="string">
            <text:p>0.5,-5</text:p>
          </table:table-cell>
          <table:table-cell table:formula="of:=[.F84]" office:value-type="string" office:string-value="0.5,-5" calcext:value-type="string">
            <text:p>0.5,-5</text:p>
          </table:table-cell>
          <table:table-cell table:formula="of:=[.G84]" office:value-type="string" office:string-value="0.5,-5" calcext:value-type="string">
            <text:p>0.5,-5</text:p>
          </table:table-cell>
          <table:table-cell office:value-type="string" calcext:value-type="string">
            <text:p>0.5,0.5</text:p>
          </table:table-cell>
          <table:table-cell table:formula="of:=[.H75]" office:value-type="string" office:string-value="0.5,6" calcext:value-type="string">
            <text:p>0.5,6</text:p>
          </table:table-cell>
          <table:table-cell table:formula="of:=[.J84]" office:value-type="string" office:string-value="0.5,6" calcext:value-type="string">
            <text:p>0.5,6</text:p>
          </table:table-cell>
          <table:table-cell table:formula="of:=[.K84]" office:value-type="string" office:string-value="0.5,6" calcext:value-type="string">
            <text:p>0.5,6</text:p>
          </table:table-cell>
          <table:table-cell table:formula="of:=[.L84]" office:value-type="string" office:string-value="0.5,6" calcext:value-type="string">
            <text:p>0.5,6</text:p>
          </table:table-cell>
          <table:table-cell table:formula="of:=[.M84]" office:value-type="string" office:string-value="0.5,6" calcext:value-type="string">
            <text:p>0.5,6</text:p>
          </table:table-cell>
          <table:table-cell table:formula="of:=[.N84]" office:value-type="string" office:string-value="0.5,6" calcext:value-type="string">
            <text:p>0.5,6</text:p>
          </table:table-cell>
          <table:table-cell table:formula="of:=[.O84]" office:value-type="string" office:string-value="0.5,6" calcext:value-type="string">
            <text:p>0.5,6</text:p>
          </table:table-cell>
          <table:table-cell table:formula="of:=COM.MICROSOFT.TEXTJOIN(&quot; &quot;;1;[.A84:.P84])" office:value-type="string" office:string-value="0.5,0.5 0.5,-5 0.5,-5 0.5,-5 0.5,-5 0.5,-5 0.5,-5 0.5,-5 0.5,0.5 0.5,6 0.5,6 0.5,6 0.5,6 0.5,6 0.5,6 0.5,6" calcext:value-type="string">
            <text:p>0.5,0.5 0.5,-5 0.5,-5 0.5,-5 0.5,-5 0.5,-5 0.5,-5 0.5,-5 0.5,0.5 0.5,6 0.5,6 0.5,6 0.5,6 0.5,6 0.5,6 0.5,6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0.5,0.5</text:p>
          </table:table-cell>
          <table:table-cell table:formula="of:=[.B84]" office:value-type="string" office:string-value="0.5,-5" calcext:value-type="string">
            <text:p>0.5,-5</text:p>
          </table:table-cell>
          <table:table-cell table:formula="of:=[.H70]" office:value-type="string" office:string-value="3.25,-4.26" calcext:value-type="string">
            <text:p>3.25,-4.26</text:p>
          </table:table-cell>
          <table:table-cell table:formula="of:=[.C85]" office:value-type="string" office:string-value="3.25,-4.26" calcext:value-type="string">
            <text:p>3.25,-4.26</text:p>
          </table:table-cell>
          <table:table-cell table:formula="of:=[.D85]" office:value-type="string" office:string-value="3.25,-4.26" calcext:value-type="string">
            <text:p>3.25,-4.26</text:p>
          </table:table-cell>
          <table:table-cell table:formula="of:=[.E85]" office:value-type="string" office:string-value="3.25,-4.26" calcext:value-type="string">
            <text:p>3.25,-4.26</text:p>
          </table:table-cell>
          <table:table-cell table:formula="of:=[.F85]" office:value-type="string" office:string-value="3.25,-4.26" calcext:value-type="string">
            <text:p>3.25,-4.26</text:p>
          </table:table-cell>
          <table:table-cell table:formula="of:=[.G85]" office:value-type="string" office:string-value="3.25,-4.26" calcext:value-type="string">
            <text:p>3.25,-4.26</text:p>
          </table:table-cell>
          <table:table-cell office:value-type="string" calcext:value-type="string">
            <text:p>0.5,0.5</text:p>
          </table:table-cell>
          <table:table-cell table:formula="of:=[.J84]" office:value-type="string" office:string-value="0.5,6" calcext:value-type="string">
            <text:p>0.5,6</text:p>
          </table:table-cell>
          <table:table-cell table:formula="of:=[.H76]" office:value-type="string" office:string-value="-2.25,5.26" calcext:value-type="string">
            <text:p>-2.25,5.26</text:p>
          </table:table-cell>
          <table:table-cell table:formula="of:=[.K85]" office:value-type="string" office:string-value="-2.25,5.26" calcext:value-type="string">
            <text:p>-2.25,5.26</text:p>
          </table:table-cell>
          <table:table-cell table:formula="of:=[.L85]" office:value-type="string" office:string-value="-2.25,5.26" calcext:value-type="string">
            <text:p>-2.25,5.26</text:p>
          </table:table-cell>
          <table:table-cell table:formula="of:=[.M85]" office:value-type="string" office:string-value="-2.25,5.26" calcext:value-type="string">
            <text:p>-2.25,5.26</text:p>
          </table:table-cell>
          <table:table-cell table:formula="of:=[.N85]" office:value-type="string" office:string-value="-2.25,5.26" calcext:value-type="string">
            <text:p>-2.25,5.26</text:p>
          </table:table-cell>
          <table:table-cell table:formula="of:=[.O85]" office:value-type="string" office:string-value="-2.25,5.26" calcext:value-type="string">
            <text:p>-2.25,5.26</text:p>
          </table:table-cell>
          <table:table-cell table:formula="of:=COM.MICROSOFT.TEXTJOIN(&quot; &quot;;1;[.A85:.P85])" office:value-type="string" office:string-value="0.5,0.5 0.5,-5 3.25,-4.26 3.25,-4.26 3.25,-4.26 3.25,-4.26 3.25,-4.26 3.25,-4.26 0.5,0.5 0.5,6 -2.25,5.26 -2.25,5.26 -2.25,5.26 -2.25,5.26 -2.25,5.26 -2.25,5.26" calcext:value-type="string">
            <text:p>0.5,0.5 0.5,-5 3.25,-4.26 3.25,-4.26 3.25,-4.26 3.25,-4.26 3.25,-4.26 3.25,-4.26 0.5,0.5 0.5,6 -2.25,5.26 -2.25,5.26 -2.25,5.26 -2.25,5.26 -2.25,5.26 -2.25,5.26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0.5,0.5</text:p>
          </table:table-cell>
          <table:table-cell table:formula="of:=[.B85]" office:value-type="string" office:string-value="0.5,-5" calcext:value-type="string">
            <text:p>0.5,-5</text:p>
          </table:table-cell>
          <table:table-cell table:formula="of:=[.C85]" office:value-type="string" office:string-value="3.25,-4.26" calcext:value-type="string">
            <text:p>3.25,-4.26</text:p>
          </table:table-cell>
          <table:table-cell table:formula="of:=[.H71]" office:value-type="string" office:string-value="5.26,-2.25" calcext:value-type="string">
            <text:p>5.26,-2.25</text:p>
          </table:table-cell>
          <table:table-cell table:formula="of:=[.D86]" office:value-type="string" office:string-value="5.26,-2.25" calcext:value-type="string">
            <text:p>5.26,-2.25</text:p>
          </table:table-cell>
          <table:table-cell table:formula="of:=[.E86]" office:value-type="string" office:string-value="5.26,-2.25" calcext:value-type="string">
            <text:p>5.26,-2.25</text:p>
          </table:table-cell>
          <table:table-cell table:formula="of:=[.F86]" office:value-type="string" office:string-value="5.26,-2.25" calcext:value-type="string">
            <text:p>5.26,-2.25</text:p>
          </table:table-cell>
          <table:table-cell table:formula="of:=[.G86]" office:value-type="string" office:string-value="5.26,-2.25" calcext:value-type="string">
            <text:p>5.26,-2.25</text:p>
          </table:table-cell>
          <table:table-cell office:value-type="string" calcext:value-type="string">
            <text:p>0.5,0.5</text:p>
          </table:table-cell>
          <table:table-cell table:formula="of:=[.J85]" office:value-type="string" office:string-value="0.5,6" calcext:value-type="string">
            <text:p>0.5,6</text:p>
          </table:table-cell>
          <table:table-cell table:formula="of:=[.K85]" office:value-type="string" office:string-value="-2.25,5.26" calcext:value-type="string">
            <text:p>-2.25,5.26</text:p>
          </table:table-cell>
          <table:table-cell table:formula="of:=[.H77]" office:value-type="string" office:string-value="-4.26,3.25" calcext:value-type="string">
            <text:p>-4.26,3.25</text:p>
          </table:table-cell>
          <table:table-cell table:formula="of:=[.L86]" office:value-type="string" office:string-value="-4.26,3.25" calcext:value-type="string">
            <text:p>-4.26,3.25</text:p>
          </table:table-cell>
          <table:table-cell table:formula="of:=[.M86]" office:value-type="string" office:string-value="-4.26,3.25" calcext:value-type="string">
            <text:p>-4.26,3.25</text:p>
          </table:table-cell>
          <table:table-cell table:formula="of:=[.N86]" office:value-type="string" office:string-value="-4.26,3.25" calcext:value-type="string">
            <text:p>-4.26,3.25</text:p>
          </table:table-cell>
          <table:table-cell table:formula="of:=[.O86]" office:value-type="string" office:string-value="-4.26,3.25" calcext:value-type="string">
            <text:p>-4.26,3.25</text:p>
          </table:table-cell>
          <table:table-cell table:formula="of:=COM.MICROSOFT.TEXTJOIN(&quot; &quot;;1;[.A86:.P86])" office:value-type="string" office:string-value="0.5,0.5 0.5,-5 3.25,-4.26 5.26,-2.25 5.26,-2.25 5.26,-2.25 5.26,-2.25 5.26,-2.25 0.5,0.5 0.5,6 -2.25,5.26 -4.26,3.25 -4.26,3.25 -4.26,3.25 -4.26,3.25 -4.26,3.25" calcext:value-type="string">
            <text:p>0.5,0.5 0.5,-5 3.25,-4.26 5.26,-2.25 5.26,-2.25 5.26,-2.25 5.26,-2.25 5.26,-2.25 0.5,0.5 0.5,6 -2.25,5.26 -4.26,3.25 -4.26,3.25 -4.26,3.25 -4.26,3.25 -4.26,3.25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0.5,0.5</text:p>
          </table:table-cell>
          <table:table-cell table:formula="of:=[.B86]" office:value-type="string" office:string-value="0.5,-5" calcext:value-type="string">
            <text:p>0.5,-5</text:p>
          </table:table-cell>
          <table:table-cell table:formula="of:=[.C86]" office:value-type="string" office:string-value="3.25,-4.26" calcext:value-type="string">
            <text:p>3.25,-4.26</text:p>
          </table:table-cell>
          <table:table-cell table:formula="of:=[.D86]" office:value-type="string" office:string-value="5.26,-2.25" calcext:value-type="string">
            <text:p>5.26,-2.25</text:p>
          </table:table-cell>
          <table:table-cell table:formula="of:=[.H72]" office:value-type="string" office:string-value="6,0.5" calcext:value-type="string">
            <text:p>6,0.5</text:p>
          </table:table-cell>
          <table:table-cell table:formula="of:=[.E87]" office:value-type="string" office:string-value="6,0.5" calcext:value-type="string">
            <text:p>6,0.5</text:p>
          </table:table-cell>
          <table:table-cell table:formula="of:=[.F87]" office:value-type="string" office:string-value="6,0.5" calcext:value-type="string">
            <text:p>6,0.5</text:p>
          </table:table-cell>
          <table:table-cell table:formula="of:=[.G87]" office:value-type="string" office:string-value="6,0.5" calcext:value-type="string">
            <text:p>6,0.5</text:p>
          </table:table-cell>
          <table:table-cell office:value-type="string" calcext:value-type="string">
            <text:p>0.5,0.5</text:p>
          </table:table-cell>
          <table:table-cell table:formula="of:=[.J86]" office:value-type="string" office:string-value="0.5,6" calcext:value-type="string">
            <text:p>0.5,6</text:p>
          </table:table-cell>
          <table:table-cell table:formula="of:=[.K86]" office:value-type="string" office:string-value="-2.25,5.26" calcext:value-type="string">
            <text:p>-2.25,5.26</text:p>
          </table:table-cell>
          <table:table-cell table:formula="of:=[.L86]" office:value-type="string" office:string-value="-4.26,3.25" calcext:value-type="string">
            <text:p>-4.26,3.25</text:p>
          </table:table-cell>
          <table:table-cell table:formula="of:=[.H78]" office:value-type="string" office:string-value="-5,0.5" calcext:value-type="string">
            <text:p>-5,0.5</text:p>
          </table:table-cell>
          <table:table-cell table:formula="of:=[.M87]" office:value-type="string" office:string-value="-5,0.5" calcext:value-type="string">
            <text:p>-5,0.5</text:p>
          </table:table-cell>
          <table:table-cell table:formula="of:=[.N87]" office:value-type="string" office:string-value="-5,0.5" calcext:value-type="string">
            <text:p>-5,0.5</text:p>
          </table:table-cell>
          <table:table-cell table:formula="of:=[.O87]" office:value-type="string" office:string-value="-5,0.5" calcext:value-type="string">
            <text:p>-5,0.5</text:p>
          </table:table-cell>
          <table:table-cell table:formula="of:=COM.MICROSOFT.TEXTJOIN(&quot; &quot;;1;[.A87:.P87])" office:value-type="string" office:string-value="0.5,0.5 0.5,-5 3.25,-4.26 5.26,-2.25 6,0.5 6,0.5 6,0.5 6,0.5 0.5,0.5 0.5,6 -2.25,5.26 -4.26,3.25 -5,0.5 -5,0.5 -5,0.5 -5,0.5" calcext:value-type="string">
            <text:p>0.5,0.5 0.5,-5 3.25,-4.26 5.26,-2.25 6,0.5 6,0.5 6,0.5 6,0.5 0.5,0.5 0.5,6 -2.25,5.26 -4.26,3.25 -5,0.5 -5,0.5 -5,0.5 -5,0.5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0.5,0.5</text:p>
          </table:table-cell>
          <table:table-cell table:formula="of:=[.B87]" office:value-type="string" office:string-value="0.5,-5" calcext:value-type="string">
            <text:p>0.5,-5</text:p>
          </table:table-cell>
          <table:table-cell table:formula="of:=[.C87]" office:value-type="string" office:string-value="3.25,-4.26" calcext:value-type="string">
            <text:p>3.25,-4.26</text:p>
          </table:table-cell>
          <table:table-cell table:formula="of:=[.D87]" office:value-type="string" office:string-value="5.26,-2.25" calcext:value-type="string">
            <text:p>5.26,-2.25</text:p>
          </table:table-cell>
          <table:table-cell table:formula="of:=[.E87]" office:value-type="string" office:string-value="6,0.5" calcext:value-type="string">
            <text:p>6,0.5</text:p>
          </table:table-cell>
          <table:table-cell table:formula="of:=[.H73]" office:value-type="string" office:string-value="5.26,3.25" calcext:value-type="string">
            <text:p>5.26,3.25</text:p>
          </table:table-cell>
          <table:table-cell table:formula="of:=[.F88]" office:value-type="string" office:string-value="5.26,3.25" calcext:value-type="string">
            <text:p>5.26,3.25</text:p>
          </table:table-cell>
          <table:table-cell table:formula="of:=[.G88]" office:value-type="string" office:string-value="5.26,3.25" calcext:value-type="string">
            <text:p>5.26,3.25</text:p>
          </table:table-cell>
          <table:table-cell office:value-type="string" calcext:value-type="string">
            <text:p>0.5,0.5</text:p>
          </table:table-cell>
          <table:table-cell table:formula="of:=[.J87]" office:value-type="string" office:string-value="0.5,6" calcext:value-type="string">
            <text:p>0.5,6</text:p>
          </table:table-cell>
          <table:table-cell table:formula="of:=[.K87]" office:value-type="string" office:string-value="-2.25,5.26" calcext:value-type="string">
            <text:p>-2.25,5.26</text:p>
          </table:table-cell>
          <table:table-cell table:formula="of:=[.L87]" office:value-type="string" office:string-value="-4.26,3.25" calcext:value-type="string">
            <text:p>-4.26,3.25</text:p>
          </table:table-cell>
          <table:table-cell table:formula="of:=[.M87]" office:value-type="string" office:string-value="-5,0.5" calcext:value-type="string">
            <text:p>-5,0.5</text:p>
          </table:table-cell>
          <table:table-cell table:formula="of:=[.H79]" office:value-type="string" office:string-value="-4.26,-2.25" calcext:value-type="string">
            <text:p>-4.26,-2.25</text:p>
          </table:table-cell>
          <table:table-cell table:formula="of:=[.N88]" office:value-type="string" office:string-value="-4.26,-2.25" calcext:value-type="string">
            <text:p>-4.26,-2.25</text:p>
          </table:table-cell>
          <table:table-cell table:formula="of:=[.O88]" office:value-type="string" office:string-value="-4.26,-2.25" calcext:value-type="string">
            <text:p>-4.26,-2.25</text:p>
          </table:table-cell>
          <table:table-cell table:formula="of:=COM.MICROSOFT.TEXTJOIN(&quot; &quot;;1;[.A88:.P88])" office:value-type="string" office:string-value="0.5,0.5 0.5,-5 3.25,-4.26 5.26,-2.25 6,0.5 5.26,3.25 5.26,3.25 5.26,3.25 0.5,0.5 0.5,6 -2.25,5.26 -4.26,3.25 -5,0.5 -4.26,-2.25 -4.26,-2.25 -4.26,-2.25" calcext:value-type="string">
            <text:p>0.5,0.5 0.5,-5 3.25,-4.26 5.26,-2.25 6,0.5 5.26,3.25 5.26,3.25 5.26,3.25 0.5,0.5 0.5,6 -2.25,5.26 -4.26,3.25 -5,0.5 -4.26,-2.25 -4.26,-2.25 -4.26,-2.25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0.5,0.5</text:p>
          </table:table-cell>
          <table:table-cell table:formula="of:=[.B88]" office:value-type="string" office:string-value="0.5,-5" calcext:value-type="string">
            <text:p>0.5,-5</text:p>
          </table:table-cell>
          <table:table-cell table:formula="of:=[.C88]" office:value-type="string" office:string-value="3.25,-4.26" calcext:value-type="string">
            <text:p>3.25,-4.26</text:p>
          </table:table-cell>
          <table:table-cell table:formula="of:=[.D88]" office:value-type="string" office:string-value="5.26,-2.25" calcext:value-type="string">
            <text:p>5.26,-2.25</text:p>
          </table:table-cell>
          <table:table-cell table:formula="of:=[.E88]" office:value-type="string" office:string-value="6,0.5" calcext:value-type="string">
            <text:p>6,0.5</text:p>
          </table:table-cell>
          <table:table-cell table:formula="of:=[.F88]" office:value-type="string" office:string-value="5.26,3.25" calcext:value-type="string">
            <text:p>5.26,3.25</text:p>
          </table:table-cell>
          <table:table-cell table:formula="of:=[.H74]" office:value-type="string" office:string-value="3.25,5.26" calcext:value-type="string">
            <text:p>3.25,5.26</text:p>
          </table:table-cell>
          <table:table-cell table:formula="of:=[.G89]" office:value-type="string" office:string-value="3.25,5.26" calcext:value-type="string">
            <text:p>3.25,5.26</text:p>
          </table:table-cell>
          <table:table-cell office:value-type="string" calcext:value-type="string">
            <text:p>0.5,0.5</text:p>
          </table:table-cell>
          <table:table-cell table:formula="of:=[.J88]" office:value-type="string" office:string-value="0.5,6" calcext:value-type="string">
            <text:p>0.5,6</text:p>
          </table:table-cell>
          <table:table-cell table:formula="of:=[.K88]" office:value-type="string" office:string-value="-2.25,5.26" calcext:value-type="string">
            <text:p>-2.25,5.26</text:p>
          </table:table-cell>
          <table:table-cell table:formula="of:=[.L88]" office:value-type="string" office:string-value="-4.26,3.25" calcext:value-type="string">
            <text:p>-4.26,3.25</text:p>
          </table:table-cell>
          <table:table-cell table:formula="of:=[.M88]" office:value-type="string" office:string-value="-5,0.5" calcext:value-type="string">
            <text:p>-5,0.5</text:p>
          </table:table-cell>
          <table:table-cell table:formula="of:=[.N88]" office:value-type="string" office:string-value="-4.26,-2.25" calcext:value-type="string">
            <text:p>-4.26,-2.25</text:p>
          </table:table-cell>
          <table:table-cell table:formula="of:=[.H80]" office:value-type="string" office:string-value="-2.25,-4.26" calcext:value-type="string">
            <text:p>-2.25,-4.26</text:p>
          </table:table-cell>
          <table:table-cell table:formula="of:=[.O89]" office:value-type="string" office:string-value="-2.25,-4.26" calcext:value-type="string">
            <text:p>-2.25,-4.26</text:p>
          </table:table-cell>
          <table:table-cell table:formula="of:=COM.MICROSOFT.TEXTJOIN(&quot; &quot;;1;[.A89:.P89])" office:value-type="string" office:string-value="0.5,0.5 0.5,-5 3.25,-4.26 5.26,-2.25 6,0.5 5.26,3.25 3.25,5.26 3.25,5.26 0.5,0.5 0.5,6 -2.25,5.26 -4.26,3.25 -5,0.5 -4.26,-2.25 -2.25,-4.26 -2.25,-4.26" calcext:value-type="string">
            <text:p>0.5,0.5 0.5,-5 3.25,-4.26 5.26,-2.25 6,0.5 5.26,3.25 3.25,5.26 3.25,5.26 0.5,0.5 0.5,6 -2.25,5.26 -4.26,3.25 -5,0.5 -4.26,-2.25 -2.25,-4.26 -2.25,-4.26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0.5,0.5</text:p>
          </table:table-cell>
          <table:table-cell table:formula="of:=[.B89]" office:value-type="string" office:string-value="0.5,-5" calcext:value-type="string">
            <text:p>0.5,-5</text:p>
          </table:table-cell>
          <table:table-cell table:formula="of:=[.C89]" office:value-type="string" office:string-value="3.25,-4.26" calcext:value-type="string">
            <text:p>3.25,-4.26</text:p>
          </table:table-cell>
          <table:table-cell table:formula="of:=[.D89]" office:value-type="string" office:string-value="5.26,-2.25" calcext:value-type="string">
            <text:p>5.26,-2.25</text:p>
          </table:table-cell>
          <table:table-cell table:formula="of:=[.E89]" office:value-type="string" office:string-value="6,0.5" calcext:value-type="string">
            <text:p>6,0.5</text:p>
          </table:table-cell>
          <table:table-cell table:formula="of:=[.F89]" office:value-type="string" office:string-value="5.26,3.25" calcext:value-type="string">
            <text:p>5.26,3.25</text:p>
          </table:table-cell>
          <table:table-cell table:formula="of:=[.G89]" office:value-type="string" office:string-value="3.25,5.26" calcext:value-type="string">
            <text:p>3.25,5.26</text:p>
          </table:table-cell>
          <table:table-cell table:formula="of:=[.H75]" office:value-type="string" office:string-value="0.5,6" calcext:value-type="string">
            <text:p>0.5,6</text:p>
          </table:table-cell>
          <table:table-cell office:value-type="string" calcext:value-type="string">
            <text:p>0.5,0.5</text:p>
          </table:table-cell>
          <table:table-cell table:formula="of:=[.J89]" office:value-type="string" office:string-value="0.5,6" calcext:value-type="string">
            <text:p>0.5,6</text:p>
          </table:table-cell>
          <table:table-cell table:formula="of:=[.K89]" office:value-type="string" office:string-value="-2.25,5.26" calcext:value-type="string">
            <text:p>-2.25,5.26</text:p>
          </table:table-cell>
          <table:table-cell table:formula="of:=[.L89]" office:value-type="string" office:string-value="-4.26,3.25" calcext:value-type="string">
            <text:p>-4.26,3.25</text:p>
          </table:table-cell>
          <table:table-cell table:formula="of:=[.M89]" office:value-type="string" office:string-value="-5,0.5" calcext:value-type="string">
            <text:p>-5,0.5</text:p>
          </table:table-cell>
          <table:table-cell table:formula="of:=[.N89]" office:value-type="string" office:string-value="-4.26,-2.25" calcext:value-type="string">
            <text:p>-4.26,-2.25</text:p>
          </table:table-cell>
          <table:table-cell table:formula="of:=[.O89]" office:value-type="string" office:string-value="-2.25,-4.26" calcext:value-type="string">
            <text:p>-2.25,-4.26</text:p>
          </table:table-cell>
          <table:table-cell table:formula="of:=[.H81]" office:value-type="string" office:string-value="0.5,-5" calcext:value-type="string">
            <text:p>0.5,-5</text:p>
          </table:table-cell>
          <table:table-cell table:formula="of:=COM.MICROSOFT.TEXTJOIN(&quot; &quot;;1;[.A90:.P90])" office:value-type="string" office:string-value="0.5,0.5 0.5,-5 3.25,-4.26 5.26,-2.25 6,0.5 5.26,3.25 3.25,5.26 0.5,6 0.5,0.5 0.5,6 -2.25,5.26 -4.26,3.25 -5,0.5 -4.26,-2.25 -2.25,-4.26 0.5,-5" calcext:value-type="string">
            <text:p>0.5,0.5 0.5,-5 3.25,-4.26 5.26,-2.25 6,0.5 5.26,3.25 3.25,5.26 0.5,6 0.5,0.5 0.5,6 -2.25,5.26 -4.26,3.25 -5,0.5 -4.26,-2.25 -2.25,-4.26 0.5,-5</text:p>
          </table:table-cell>
          <table:table-cell table:number-columns-repeated="1007"/>
        </table:table-row>
        <table:table-row table:style-name="ro3" table:number-rows-repeated="2">
          <table:table-cell table:number-columns-repeated="1024"/>
        </table:table-row>
        <table:table-row table:style-name="ro4">
          <table:table-cell table:style-name="ce15" office:value-type="string" calcext:value-type="string">
            <text:p>Wheel – 3 spokes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theta</text:p>
          </table:table-cell>
          <table:table-cell office:value-type="string" calcext:value-type="string">
            <text:p>sin(theta)</text:p>
          </table:table-cell>
          <table:table-cell office:value-type="string" calcext:value-type="string">
            <text:p>cos(theta)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x,y</text:p>
          </table:table-cell>
          <table:table-cell table:number-columns-repeated="1016"/>
        </table:table-row>
        <table:table-row table:style-name="ro3">
          <table:table-cell office:value-type="float" office:value="0" calcext:value-type="float">
            <text:p>0</text:p>
          </table:table-cell>
          <table:table-cell table:style-name="ce16" table:formula="of:=SIN(RADIANS([.A95]))" office:value-type="float" office:value="0" calcext:value-type="float">
            <text:p>0.00</text:p>
          </table:table-cell>
          <table:table-cell table:style-name="ce16" table:formula="of:=COS(RADIANS([.A95]))" office:value-type="float" office:value="1" calcext:value-type="float">
            <text:p>1.00</text:p>
          </table:table-cell>
          <table:table-cell/>
          <table:table-cell table:style-name="ce16" table:formula="of:=ROUND(5.5*[.B95] + 0.5;2)" office:value-type="float" office:value="0.5" calcext:value-type="float">
            <text:p>0.50</text:p>
          </table:table-cell>
          <table:table-cell table:style-name="ce16" table:formula="of:=ROUND(5.5*-[.C95]+0.5;2)" office:value-type="float" office:value="-5" calcext:value-type="float">
            <text:p>-5.00</text:p>
          </table:table-cell>
          <table:table-cell/>
          <table:table-cell table:formula="of:=COM.MICROSOFT.TEXTJOIN(&quot;,&quot;;0;[.E95];[.F95])" office:value-type="string" office:string-value="0.5,-5" calcext:value-type="string">
            <text:p>0.5,-5</text:p>
          </table:table-cell>
          <table:table-cell table:number-columns-repeated="1016"/>
        </table:table-row>
        <table:table-row table:style-name="ro3">
          <table:table-cell office:value-type="float" office:value="30" calcext:value-type="float">
            <text:p>30</text:p>
          </table:table-cell>
          <table:table-cell table:style-name="ce16" table:formula="of:=SIN(RADIANS([.A96]))" office:value-type="float" office:value="0.5" calcext:value-type="float">
            <text:p>0.50</text:p>
          </table:table-cell>
          <table:table-cell table:style-name="ce16" table:formula="of:=COS(RADIANS([.A96]))" office:value-type="float" office:value="0.866025403784439" calcext:value-type="float">
            <text:p>0.87</text:p>
          </table:table-cell>
          <table:table-cell/>
          <table:table-cell table:style-name="ce16" table:formula="of:=ROUND(5.5*[.B96] + 0.5;2)" office:value-type="float" office:value="3.25" calcext:value-type="float">
            <text:p>3.25</text:p>
          </table:table-cell>
          <table:table-cell table:style-name="ce16" table:formula="of:=ROUND(5.5*-[.C96]+0.5;2)" office:value-type="float" office:value="-4.26" calcext:value-type="float">
            <text:p>-4.26</text:p>
          </table:table-cell>
          <table:table-cell/>
          <table:table-cell table:formula="of:=COM.MICROSOFT.TEXTJOIN(&quot;,&quot;;0;[.E96];[.F96])" office:value-type="string" office:string-value="3.25,-4.26" calcext:value-type="string">
            <text:p>3.25,-4.26</text:p>
          </table:table-cell>
          <table:table-cell table:number-columns-repeated="1016"/>
        </table:table-row>
        <table:table-row table:style-name="ro3">
          <table:table-cell office:value-type="float" office:value="60" calcext:value-type="float">
            <text:p>60</text:p>
          </table:table-cell>
          <table:table-cell table:style-name="ce16" table:formula="of:=SIN(RADIANS([.A97]))" office:value-type="float" office:value="0.866025403784439" calcext:value-type="float">
            <text:p>0.87</text:p>
          </table:table-cell>
          <table:table-cell table:style-name="ce16" table:formula="of:=COS(RADIANS([.A97]))" office:value-type="float" office:value="0.5" calcext:value-type="float">
            <text:p>0.50</text:p>
          </table:table-cell>
          <table:table-cell/>
          <table:table-cell table:style-name="ce16" table:formula="of:=ROUND(5.5*[.B97] + 0.5;2)" office:value-type="float" office:value="5.26" calcext:value-type="float">
            <text:p>5.26</text:p>
          </table:table-cell>
          <table:table-cell table:style-name="ce16" table:formula="of:=ROUND(5.5*-[.C97]+0.5;2)" office:value-type="float" office:value="-2.25" calcext:value-type="float">
            <text:p>-2.25</text:p>
          </table:table-cell>
          <table:table-cell/>
          <table:table-cell table:formula="of:=COM.MICROSOFT.TEXTJOIN(&quot;,&quot;;0;[.E97];[.F97])" office:value-type="string" office:string-value="5.26,-2.25" calcext:value-type="string">
            <text:p>5.26,-2.25</text:p>
          </table:table-cell>
          <table:table-cell table:number-columns-repeated="1016"/>
        </table:table-row>
        <table:table-row table:style-name="ro3">
          <table:table-cell office:value-type="float" office:value="90" calcext:value-type="float">
            <text:p>90</text:p>
          </table:table-cell>
          <table:table-cell table:style-name="ce16" table:formula="of:=SIN(RADIANS([.A98]))" office:value-type="float" office:value="1" calcext:value-type="float">
            <text:p>1.00</text:p>
          </table:table-cell>
          <table:table-cell table:style-name="ce16" table:formula="of:=COS(RADIANS([.A98]))" office:value-type="float" office:value="6.12323399573677E-017" calcext:value-type="float">
            <text:p>0.00</text:p>
          </table:table-cell>
          <table:table-cell/>
          <table:table-cell table:style-name="ce16" table:formula="of:=ROUND(5.5*[.B98] + 0.5;2)" office:value-type="float" office:value="6" calcext:value-type="float">
            <text:p>6.00</text:p>
          </table:table-cell>
          <table:table-cell table:style-name="ce16" table:formula="of:=ROUND(5.5*-[.C98]+0.5;2)" office:value-type="float" office:value="0.5" calcext:value-type="float">
            <text:p>0.50</text:p>
          </table:table-cell>
          <table:table-cell/>
          <table:table-cell table:formula="of:=COM.MICROSOFT.TEXTJOIN(&quot;,&quot;;0;[.E98];[.F98])" office:value-type="string" office:string-value="6,0.5" calcext:value-type="string">
            <text:p>6,0.5</text:p>
          </table:table-cell>
          <table:table-cell table:number-columns-repeated="1016"/>
        </table:table-row>
        <table:table-row table:style-name="ro3">
          <table:table-cell office:value-type="float" office:value="120" calcext:value-type="float">
            <text:p>120</text:p>
          </table:table-cell>
          <table:table-cell table:style-name="ce16" table:formula="of:=SIN(RADIANS([.A99]))" office:value-type="float" office:value="0.866025403784439" calcext:value-type="float">
            <text:p>0.87</text:p>
          </table:table-cell>
          <table:table-cell table:style-name="ce16" table:formula="of:=COS(RADIANS([.A99]))" office:value-type="float" office:value="-0.5" calcext:value-type="float">
            <text:p>-0.50</text:p>
          </table:table-cell>
          <table:table-cell/>
          <table:table-cell table:style-name="ce16" table:formula="of:=ROUND(5.5*[.B99] + 0.5;2)" office:value-type="float" office:value="5.26" calcext:value-type="float">
            <text:p>5.26</text:p>
          </table:table-cell>
          <table:table-cell table:style-name="ce16" table:formula="of:=ROUND(5.5*-[.C99]+0.5;2)" office:value-type="float" office:value="3.25" calcext:value-type="float">
            <text:p>3.25</text:p>
          </table:table-cell>
          <table:table-cell/>
          <table:table-cell table:formula="of:=COM.MICROSOFT.TEXTJOIN(&quot;,&quot;;0;[.E99];[.F99])" office:value-type="string" office:string-value="5.26,3.25" calcext:value-type="string">
            <text:p>5.26,3.25</text:p>
          </table:table-cell>
          <table:table-cell table:number-columns-repeated="1016"/>
        </table:table-row>
        <table:table-row table:style-name="ro3">
          <table:table-cell office:value-type="float" office:value="150" calcext:value-type="float">
            <text:p>150</text:p>
          </table:table-cell>
          <table:table-cell table:style-name="ce16" table:formula="of:=SIN(RADIANS([.A100]))" office:value-type="float" office:value="0.5" calcext:value-type="float">
            <text:p>0.50</text:p>
          </table:table-cell>
          <table:table-cell table:style-name="ce16" table:formula="of:=COS(RADIANS([.A100]))" office:value-type="float" office:value="-0.866025403784439" calcext:value-type="float">
            <text:p>-0.87</text:p>
          </table:table-cell>
          <table:table-cell/>
          <table:table-cell table:style-name="ce16" table:formula="of:=ROUND(5.5*[.B100] + 0.5;2)" office:value-type="float" office:value="3.25" calcext:value-type="float">
            <text:p>3.25</text:p>
          </table:table-cell>
          <table:table-cell table:style-name="ce16" table:formula="of:=ROUND(5.5*-[.C100]+0.5;2)" office:value-type="float" office:value="5.26" calcext:value-type="float">
            <text:p>5.26</text:p>
          </table:table-cell>
          <table:table-cell/>
          <table:table-cell table:formula="of:=COM.MICROSOFT.TEXTJOIN(&quot;,&quot;;0;[.E100];[.F100])" office:value-type="string" office:string-value="3.25,5.26" calcext:value-type="string">
            <text:p>3.25,5.26</text:p>
          </table:table-cell>
          <table:table-cell table:number-columns-repeated="1016"/>
        </table:table-row>
        <table:table-row table:style-name="ro3">
          <table:table-cell office:value-type="float" office:value="180" calcext:value-type="float">
            <text:p>180</text:p>
          </table:table-cell>
          <table:table-cell table:style-name="ce16" table:formula="of:=SIN(RADIANS([.A101]))" office:value-type="float" office:value="1.22464679914735E-016" calcext:value-type="float">
            <text:p>0.00</text:p>
          </table:table-cell>
          <table:table-cell table:style-name="ce16" table:formula="of:=COS(RADIANS([.A101]))" office:value-type="float" office:value="-1" calcext:value-type="float">
            <text:p>-1.00</text:p>
          </table:table-cell>
          <table:table-cell/>
          <table:table-cell table:style-name="ce16" table:formula="of:=ROUND(5.5*[.B101] + 0.5;2)" office:value-type="float" office:value="0.5" calcext:value-type="float">
            <text:p>0.50</text:p>
          </table:table-cell>
          <table:table-cell table:style-name="ce16" table:formula="of:=ROUND(5.5*-[.C101]+0.5;2)" office:value-type="float" office:value="6" calcext:value-type="float">
            <text:p>6.00</text:p>
          </table:table-cell>
          <table:table-cell/>
          <table:table-cell table:formula="of:=COM.MICROSOFT.TEXTJOIN(&quot;,&quot;;0;[.E101];[.F101])" office:value-type="string" office:string-value="0.5,6" calcext:value-type="string">
            <text:p>0.5,6</text:p>
          </table:table-cell>
          <table:table-cell table:number-columns-repeated="1016"/>
        </table:table-row>
        <table:table-row table:style-name="ro3">
          <table:table-cell office:value-type="float" office:value="210" calcext:value-type="float">
            <text:p>210</text:p>
          </table:table-cell>
          <table:table-cell table:style-name="ce16" table:formula="of:=SIN(RADIANS([.A102]))" office:value-type="float" office:value="-0.5" calcext:value-type="float">
            <text:p>-0.50</text:p>
          </table:table-cell>
          <table:table-cell table:style-name="ce16" table:formula="of:=COS(RADIANS([.A102]))" office:value-type="float" office:value="-0.866025403784439" calcext:value-type="float">
            <text:p>-0.87</text:p>
          </table:table-cell>
          <table:table-cell/>
          <table:table-cell table:style-name="ce16" table:formula="of:=ROUND(5.5*[.B102] + 0.5;2)" office:value-type="float" office:value="-2.25" calcext:value-type="float">
            <text:p>-2.25</text:p>
          </table:table-cell>
          <table:table-cell table:style-name="ce16" table:formula="of:=ROUND(5.5*-[.C102]+0.5;2)" office:value-type="float" office:value="5.26" calcext:value-type="float">
            <text:p>5.26</text:p>
          </table:table-cell>
          <table:table-cell/>
          <table:table-cell table:formula="of:=COM.MICROSOFT.TEXTJOIN(&quot;,&quot;;0;[.E102];[.F102])" office:value-type="string" office:string-value="-2.25,5.26" calcext:value-type="string">
            <text:p>-2.25,5.26</text:p>
          </table:table-cell>
          <table:table-cell table:number-columns-repeated="1016"/>
        </table:table-row>
        <table:table-row table:style-name="ro3">
          <table:table-cell office:value-type="float" office:value="240" calcext:value-type="float">
            <text:p>240</text:p>
          </table:table-cell>
          <table:table-cell table:style-name="ce16" table:formula="of:=SIN(RADIANS([.A103]))" office:value-type="float" office:value="-0.866025403784438" calcext:value-type="float">
            <text:p>-0.87</text:p>
          </table:table-cell>
          <table:table-cell table:style-name="ce16" table:formula="of:=COS(RADIANS([.A103]))" office:value-type="float" office:value="-0.5" calcext:value-type="float">
            <text:p>-0.50</text:p>
          </table:table-cell>
          <table:table-cell/>
          <table:table-cell table:style-name="ce16" table:formula="of:=ROUND(5.5*[.B103] + 0.5;2)" office:value-type="float" office:value="-4.26" calcext:value-type="float">
            <text:p>-4.26</text:p>
          </table:table-cell>
          <table:table-cell table:style-name="ce16" table:formula="of:=ROUND(5.5*-[.C103]+0.5;2)" office:value-type="float" office:value="3.25" calcext:value-type="float">
            <text:p>3.25</text:p>
          </table:table-cell>
          <table:table-cell/>
          <table:table-cell table:formula="of:=COM.MICROSOFT.TEXTJOIN(&quot;,&quot;;0;[.E103];[.F103])" office:value-type="string" office:string-value="-4.26,3.25" calcext:value-type="string">
            <text:p>-4.26,3.25</text:p>
          </table:table-cell>
          <table:table-cell table:number-columns-repeated="1016"/>
        </table:table-row>
        <table:table-row table:style-name="ro3">
          <table:table-cell office:value-type="float" office:value="270" calcext:value-type="float">
            <text:p>270</text:p>
          </table:table-cell>
          <table:table-cell table:style-name="ce16" table:formula="of:=SIN(RADIANS([.A104]))" office:value-type="float" office:value="-1" calcext:value-type="float">
            <text:p>-1.00</text:p>
          </table:table-cell>
          <table:table-cell table:style-name="ce16" table:formula="of:=COS(RADIANS([.A104]))" office:value-type="float" office:value="-1.83697019872103E-016" calcext:value-type="float">
            <text:p>0.00</text:p>
          </table:table-cell>
          <table:table-cell/>
          <table:table-cell table:style-name="ce16" table:formula="of:=ROUND(5.5*[.B104] + 0.5;2)" office:value-type="float" office:value="-5" calcext:value-type="float">
            <text:p>-5.00</text:p>
          </table:table-cell>
          <table:table-cell table:style-name="ce16" table:formula="of:=ROUND(5.5*-[.C104]+0.5;2)" office:value-type="float" office:value="0.5" calcext:value-type="float">
            <text:p>0.50</text:p>
          </table:table-cell>
          <table:table-cell/>
          <table:table-cell table:formula="of:=COM.MICROSOFT.TEXTJOIN(&quot;,&quot;;0;[.E104];[.F104])" office:value-type="string" office:string-value="-5,0.5" calcext:value-type="string">
            <text:p>-5,0.5</text:p>
          </table:table-cell>
          <table:table-cell table:number-columns-repeated="1016"/>
        </table:table-row>
        <table:table-row table:style-name="ro3">
          <table:table-cell office:value-type="float" office:value="300" calcext:value-type="float">
            <text:p>300</text:p>
          </table:table-cell>
          <table:table-cell table:style-name="ce16" table:formula="of:=SIN(RADIANS([.A105]))" office:value-type="float" office:value="-0.866025403784439" calcext:value-type="float">
            <text:p>-0.87</text:p>
          </table:table-cell>
          <table:table-cell table:style-name="ce16" table:formula="of:=COS(RADIANS([.A105]))" office:value-type="float" office:value="0.5" calcext:value-type="float">
            <text:p>0.50</text:p>
          </table:table-cell>
          <table:table-cell/>
          <table:table-cell table:style-name="ce16" table:formula="of:=ROUND(5.5*[.B105] + 0.5;2)" office:value-type="float" office:value="-4.26" calcext:value-type="float">
            <text:p>-4.26</text:p>
          </table:table-cell>
          <table:table-cell table:style-name="ce16" table:formula="of:=ROUND(5.5*-[.C105]+0.5;2)" office:value-type="float" office:value="-2.25" calcext:value-type="float">
            <text:p>-2.25</text:p>
          </table:table-cell>
          <table:table-cell/>
          <table:table-cell table:formula="of:=COM.MICROSOFT.TEXTJOIN(&quot;,&quot;;0;[.E105];[.F105])" office:value-type="string" office:string-value="-4.26,-2.25" calcext:value-type="string">
            <text:p>-4.26,-2.25</text:p>
          </table:table-cell>
          <table:table-cell table:number-columns-repeated="1016"/>
        </table:table-row>
        <table:table-row table:style-name="ro3">
          <table:table-cell office:value-type="float" office:value="330" calcext:value-type="float">
            <text:p>330</text:p>
          </table:table-cell>
          <table:table-cell table:style-name="ce16" table:formula="of:=SIN(RADIANS([.A106]))" office:value-type="float" office:value="-0.5" calcext:value-type="float">
            <text:p>-0.50</text:p>
          </table:table-cell>
          <table:table-cell table:style-name="ce16" table:formula="of:=COS(RADIANS([.A106]))" office:value-type="float" office:value="0.866025403784438" calcext:value-type="float">
            <text:p>0.87</text:p>
          </table:table-cell>
          <table:table-cell/>
          <table:table-cell table:style-name="ce16" table:formula="of:=ROUND(5.5*[.B106] + 0.5;2)" office:value-type="float" office:value="-2.25" calcext:value-type="float">
            <text:p>-2.25</text:p>
          </table:table-cell>
          <table:table-cell table:style-name="ce16" table:formula="of:=ROUND(5.5*-[.C106]+0.5;2)" office:value-type="float" office:value="-4.26" calcext:value-type="float">
            <text:p>-4.26</text:p>
          </table:table-cell>
          <table:table-cell/>
          <table:table-cell table:formula="of:=COM.MICROSOFT.TEXTJOIN(&quot;,&quot;;0;[.E106];[.F106])" office:value-type="string" office:string-value="-2.25,-4.26" calcext:value-type="string">
            <text:p>-2.25,-4.26</text:p>
          </table:table-cell>
          <table:table-cell table:number-columns-repeated="1016"/>
        </table:table-row>
        <table:table-row table:style-name="ro3">
          <table:table-cell office:value-type="float" office:value="360" calcext:value-type="float">
            <text:p>360</text:p>
          </table:table-cell>
          <table:table-cell table:style-name="ce16" table:formula="of:=SIN(RADIANS([.A107]))" office:value-type="float" office:value="-2.44929359829471E-016" calcext:value-type="float">
            <text:p>0.00</text:p>
          </table:table-cell>
          <table:table-cell table:style-name="ce16" table:formula="of:=COS(RADIANS([.A107]))" office:value-type="float" office:value="1" calcext:value-type="float">
            <text:p>1.00</text:p>
          </table:table-cell>
          <table:table-cell/>
          <table:table-cell table:style-name="ce16" table:formula="of:=ROUND(5.5*[.B107] + 0.5;2)" office:value-type="float" office:value="0.5" calcext:value-type="float">
            <text:p>0.50</text:p>
          </table:table-cell>
          <table:table-cell table:style-name="ce16" table:formula="of:=ROUND(5.5*-[.C107]+0.5;2)" office:value-type="float" office:value="-5" calcext:value-type="float">
            <text:p>-5.00</text:p>
          </table:table-cell>
          <table:table-cell/>
          <table:table-cell table:formula="of:=COM.MICROSOFT.TEXTJOIN(&quot;,&quot;;0;[.E107];[.F107])" office:value-type="string" office:string-value="0.5,-5" calcext:value-type="string">
            <text:p>0.5,-5</text:p>
          </table:table-cell>
          <table:table-cell table:number-columns-repeated="1016"/>
        </table:table-row>
        <table:table-row table:style-name="ro3">
          <table:table-cell table:number-columns-repeated="1024"/>
        </table:table-row>
        <table:table-row table:style-name="ro3">
          <table:table-cell table:style-name="ce4" office:value-type="string" calcext:value-type="string">
            <text:p>Centre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90" calcext:value-type="float">
            <text:p>90</text:p>
          </table:table-cell>
          <table:table-cell table:style-name="ce4" office:value-type="float" office:value="120" calcext:value-type="float">
            <text:p>120</text:p>
          </table:table-cell>
          <table:table-cell table:style-name="ce4" office:value-type="string" calcext:value-type="string">
            <text:p>Centre</text:p>
          </table:table-cell>
          <table:table-cell table:style-name="ce4" office:value-type="float" office:value="120" calcext:value-type="float">
            <text:p>120</text:p>
          </table:table-cell>
          <table:table-cell table:style-name="ce4" office:value-type="float" office:value="150" calcext:value-type="float">
            <text:p>150</text:p>
          </table:table-cell>
          <table:table-cell table:style-name="ce4" office:value-type="float" office:value="180" calcext:value-type="float">
            <text:p>180</text:p>
          </table:table-cell>
          <table:table-cell table:style-name="ce4" office:value-type="float" office:value="210" calcext:value-type="float">
            <text:p>210</text:p>
          </table:table-cell>
          <table:table-cell table:style-name="ce4" office:value-type="float" office:value="240" calcext:value-type="float">
            <text:p>240</text:p>
          </table:table-cell>
          <table:table-cell table:style-name="ce4" office:value-type="string" calcext:value-type="string">
            <text:p>Centre</text:p>
          </table:table-cell>
          <table:table-cell table:style-name="ce4" office:value-type="float" office:value="240" calcext:value-type="float">
            <text:p>240</text:p>
          </table:table-cell>
          <table:table-cell table:style-name="ce4" office:value-type="float" office:value="270" calcext:value-type="float">
            <text:p>270</text:p>
          </table:table-cell>
          <table:table-cell table:style-name="ce4" office:value-type="float" office:value="300" calcext:value-type="float">
            <text:p>300</text:p>
          </table:table-cell>
          <table:table-cell table:style-name="ce4" office:value-type="float" office:value="330" calcext:value-type="float">
            <text:p>330</text:p>
          </table:table-cell>
          <table:table-cell table:style-name="ce4" office:value-type="float" office:value="360" calcext:value-type="float">
            <text:p>360</text:p>
          </table:table-cell>
          <table:table-cell table:style-name="ce4" office:value-type="string" calcext:value-type="string">
            <text:p>concatenation</text:p>
          </table:table-cell>
          <table:table-cell table:style-name="ce4" table:number-columns-repeated="1005"/>
        </table:table-row>
        <table:table-row table:style-name="ro3">
          <table:table-cell office:value-type="string" calcext:value-type="string">
            <text:p>0.5,0.5</text:p>
          </table:table-cell>
          <table:table-cell table:formula="of:=[.H95]" office:value-type="string" office:string-value="0.5,-5" calcext:value-type="string">
            <text:p>0.5,-5</text:p>
          </table:table-cell>
          <table:table-cell table:formula="of:=[.B110]" office:value-type="string" office:string-value="0.5,-5" calcext:value-type="string">
            <text:p>0.5,-5</text:p>
          </table:table-cell>
          <table:table-cell table:formula="of:=[.C110]" office:value-type="string" office:string-value="0.5,-5" calcext:value-type="string">
            <text:p>0.5,-5</text:p>
          </table:table-cell>
          <table:table-cell table:formula="of:=[.D110]" office:value-type="string" office:string-value="0.5,-5" calcext:value-type="string">
            <text:p>0.5,-5</text:p>
          </table:table-cell>
          <table:table-cell table:formula="of:=[.E110]" office:value-type="string" office:string-value="0.5,-5" calcext:value-type="string">
            <text:p>0.5,-5</text:p>
          </table:table-cell>
          <table:table-cell office:value-type="string" calcext:value-type="string">
            <text:p>0.5,0.5</text:p>
          </table:table-cell>
          <table:table-cell table:formula="of:=[.H99]" office:value-type="string" office:string-value="5.26,3.25" calcext:value-type="string">
            <text:p>5.26,3.25</text:p>
          </table:table-cell>
          <table:table-cell table:formula="of:=[.H110]" office:value-type="string" office:string-value="5.26,3.25" calcext:value-type="string">
            <text:p>5.26,3.25</text:p>
          </table:table-cell>
          <table:table-cell table:formula="of:=[.I110]" office:value-type="string" office:string-value="5.26,3.25" calcext:value-type="string">
            <text:p>5.26,3.25</text:p>
          </table:table-cell>
          <table:table-cell table:formula="of:=[.J110]" office:value-type="string" office:string-value="5.26,3.25" calcext:value-type="string">
            <text:p>5.26,3.25</text:p>
          </table:table-cell>
          <table:table-cell table:formula="of:=[.K110]" office:value-type="string" office:string-value="5.26,3.25" calcext:value-type="string">
            <text:p>5.26,3.25</text:p>
          </table:table-cell>
          <table:table-cell office:value-type="string" calcext:value-type="string">
            <text:p>0.5,0.5</text:p>
          </table:table-cell>
          <table:table-cell table:formula="of:=[.H103]" office:value-type="string" office:string-value="-4.26,3.25" calcext:value-type="string">
            <text:p>-4.26,3.25</text:p>
          </table:table-cell>
          <table:table-cell table:formula="of:=[.N110]" office:value-type="string" office:string-value="-4.26,3.25" calcext:value-type="string">
            <text:p>-4.26,3.25</text:p>
          </table:table-cell>
          <table:table-cell table:formula="of:=[.O110]" office:value-type="string" office:string-value="-4.26,3.25" calcext:value-type="string">
            <text:p>-4.26,3.25</text:p>
          </table:table-cell>
          <table:table-cell table:formula="of:=[.P110]" office:value-type="string" office:string-value="-4.26,3.25" calcext:value-type="string">
            <text:p>-4.26,3.25</text:p>
          </table:table-cell>
          <table:table-cell table:formula="of:=[.Q110]" office:value-type="string" office:string-value="-4.26,3.25" calcext:value-type="string">
            <text:p>-4.26,3.25</text:p>
          </table:table-cell>
          <table:table-cell table:formula="of:=COM.MICROSOFT.TEXTJOIN(&quot; &quot;; 1;[.A110:.R110])" office:value-type="string" office:string-value="0.5,0.5 0.5,-5 0.5,-5 0.5,-5 0.5,-5 0.5,-5 0.5,0.5 5.26,3.25 5.26,3.25 5.26,3.25 5.26,3.25 5.26,3.25 0.5,0.5 -4.26,3.25 -4.26,3.25 -4.26,3.25 -4.26,3.25 -4.26,3.25" calcext:value-type="string">
            <text:p>0.5,0.5 0.5,-5 0.5,-5 0.5,-5 0.5,-5 0.5,-5 0.5,0.5 5.26,3.25 5.26,3.25 5.26,3.25 5.26,3.25 5.26,3.25 0.5,0.5 -4.26,3.25 -4.26,3.25 -4.26,3.25 -4.26,3.25 -4.26,3.25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0.5,0.5</text:p>
          </table:table-cell>
          <table:table-cell table:formula="of:=[.B110]" office:value-type="string" office:string-value="0.5,-5" calcext:value-type="string">
            <text:p>0.5,-5</text:p>
          </table:table-cell>
          <table:table-cell table:formula="of:=[.H96]" office:value-type="string" office:string-value="3.25,-4.26" calcext:value-type="string">
            <text:p>3.25,-4.26</text:p>
          </table:table-cell>
          <table:table-cell table:formula="of:=[.C111]" office:value-type="string" office:string-value="3.25,-4.26" calcext:value-type="string">
            <text:p>3.25,-4.26</text:p>
          </table:table-cell>
          <table:table-cell table:formula="of:=[.D111]" office:value-type="string" office:string-value="3.25,-4.26" calcext:value-type="string">
            <text:p>3.25,-4.26</text:p>
          </table:table-cell>
          <table:table-cell table:formula="of:=[.E111]" office:value-type="string" office:string-value="3.25,-4.26" calcext:value-type="string">
            <text:p>3.25,-4.26</text:p>
          </table:table-cell>
          <table:table-cell office:value-type="string" calcext:value-type="string">
            <text:p>0.5,0.5</text:p>
          </table:table-cell>
          <table:table-cell table:formula="of:=[.H110]" office:value-type="string" office:string-value="5.26,3.25" calcext:value-type="string">
            <text:p>5.26,3.25</text:p>
          </table:table-cell>
          <table:table-cell table:formula="of:=[.H100]" office:value-type="string" office:string-value="3.25,5.26" calcext:value-type="string">
            <text:p>3.25,5.26</text:p>
          </table:table-cell>
          <table:table-cell table:formula="of:=[.I111]" office:value-type="string" office:string-value="3.25,5.26" calcext:value-type="string">
            <text:p>3.25,5.26</text:p>
          </table:table-cell>
          <table:table-cell table:formula="of:=[.J111]" office:value-type="string" office:string-value="3.25,5.26" calcext:value-type="string">
            <text:p>3.25,5.26</text:p>
          </table:table-cell>
          <table:table-cell table:formula="of:=[.K111]" office:value-type="string" office:string-value="3.25,5.26" calcext:value-type="string">
            <text:p>3.25,5.26</text:p>
          </table:table-cell>
          <table:table-cell office:value-type="string" calcext:value-type="string">
            <text:p>0.5,0.5</text:p>
          </table:table-cell>
          <table:table-cell table:formula="of:=[.N110]" office:value-type="string" office:string-value="-4.26,3.25" calcext:value-type="string">
            <text:p>-4.26,3.25</text:p>
          </table:table-cell>
          <table:table-cell table:formula="of:=[.H104]" office:value-type="string" office:string-value="-5,0.5" calcext:value-type="string">
            <text:p>-5,0.5</text:p>
          </table:table-cell>
          <table:table-cell table:formula="of:=[.O111]" office:value-type="string" office:string-value="-5,0.5" calcext:value-type="string">
            <text:p>-5,0.5</text:p>
          </table:table-cell>
          <table:table-cell table:formula="of:=[.P111]" office:value-type="string" office:string-value="-5,0.5" calcext:value-type="string">
            <text:p>-5,0.5</text:p>
          </table:table-cell>
          <table:table-cell table:formula="of:=[.Q111]" office:value-type="string" office:string-value="-5,0.5" calcext:value-type="string">
            <text:p>-5,0.5</text:p>
          </table:table-cell>
          <table:table-cell table:formula="of:=COM.MICROSOFT.TEXTJOIN(&quot; &quot;; 1;[.A111:.R111])" office:value-type="string" office:string-value="0.5,0.5 0.5,-5 3.25,-4.26 3.25,-4.26 3.25,-4.26 3.25,-4.26 0.5,0.5 5.26,3.25 3.25,5.26 3.25,5.26 3.25,5.26 3.25,5.26 0.5,0.5 -4.26,3.25 -5,0.5 -5,0.5 -5,0.5 -5,0.5" calcext:value-type="string">
            <text:p>0.5,0.5 0.5,-5 3.25,-4.26 3.25,-4.26 3.25,-4.26 3.25,-4.26 0.5,0.5 5.26,3.25 3.25,5.26 3.25,5.26 3.25,5.26 3.25,5.26 0.5,0.5 -4.26,3.25 -5,0.5 -5,0.5 -5,0.5 -5,0.5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0.5,0.5</text:p>
          </table:table-cell>
          <table:table-cell table:formula="of:=[.B111]" office:value-type="string" office:string-value="0.5,-5" calcext:value-type="string">
            <text:p>0.5,-5</text:p>
          </table:table-cell>
          <table:table-cell table:formula="of:=[.C111]" office:value-type="string" office:string-value="3.25,-4.26" calcext:value-type="string">
            <text:p>3.25,-4.26</text:p>
          </table:table-cell>
          <table:table-cell table:formula="of:=[.H97]" office:value-type="string" office:string-value="5.26,-2.25" calcext:value-type="string">
            <text:p>5.26,-2.25</text:p>
          </table:table-cell>
          <table:table-cell table:formula="of:=[.D112]" office:value-type="string" office:string-value="5.26,-2.25" calcext:value-type="string">
            <text:p>5.26,-2.25</text:p>
          </table:table-cell>
          <table:table-cell table:formula="of:=[.E112]" office:value-type="string" office:string-value="5.26,-2.25" calcext:value-type="string">
            <text:p>5.26,-2.25</text:p>
          </table:table-cell>
          <table:table-cell office:value-type="string" calcext:value-type="string">
            <text:p>0.5,0.5</text:p>
          </table:table-cell>
          <table:table-cell table:formula="of:=[.H111]" office:value-type="string" office:string-value="5.26,3.25" calcext:value-type="string">
            <text:p>5.26,3.25</text:p>
          </table:table-cell>
          <table:table-cell table:formula="of:=[.I111]" office:value-type="string" office:string-value="3.25,5.26" calcext:value-type="string">
            <text:p>3.25,5.26</text:p>
          </table:table-cell>
          <table:table-cell table:formula="of:=[.H101]" office:value-type="string" office:string-value="0.5,6" calcext:value-type="string">
            <text:p>0.5,6</text:p>
          </table:table-cell>
          <table:table-cell table:formula="of:=[.J112]" office:value-type="string" office:string-value="0.5,6" calcext:value-type="string">
            <text:p>0.5,6</text:p>
          </table:table-cell>
          <table:table-cell table:formula="of:=[.K112]" office:value-type="string" office:string-value="0.5,6" calcext:value-type="string">
            <text:p>0.5,6</text:p>
          </table:table-cell>
          <table:table-cell office:value-type="string" calcext:value-type="string">
            <text:p>0.5,0.5</text:p>
          </table:table-cell>
          <table:table-cell table:formula="of:=[.N111]" office:value-type="string" office:string-value="-4.26,3.25" calcext:value-type="string">
            <text:p>-4.26,3.25</text:p>
          </table:table-cell>
          <table:table-cell table:formula="of:=[.O111]" office:value-type="string" office:string-value="-5,0.5" calcext:value-type="string">
            <text:p>-5,0.5</text:p>
          </table:table-cell>
          <table:table-cell table:formula="of:=[.H105]" office:value-type="string" office:string-value="-4.26,-2.25" calcext:value-type="string">
            <text:p>-4.26,-2.25</text:p>
          </table:table-cell>
          <table:table-cell table:formula="of:=[.P112]" office:value-type="string" office:string-value="-4.26,-2.25" calcext:value-type="string">
            <text:p>-4.26,-2.25</text:p>
          </table:table-cell>
          <table:table-cell table:formula="of:=[.Q112]" office:value-type="string" office:string-value="-4.26,-2.25" calcext:value-type="string">
            <text:p>-4.26,-2.25</text:p>
          </table:table-cell>
          <table:table-cell table:formula="of:=COM.MICROSOFT.TEXTJOIN(&quot; &quot;; 1;[.A112:.R112])" office:value-type="string" office:string-value="0.5,0.5 0.5,-5 3.25,-4.26 5.26,-2.25 5.26,-2.25 5.26,-2.25 0.5,0.5 5.26,3.25 3.25,5.26 0.5,6 0.5,6 0.5,6 0.5,0.5 -4.26,3.25 -5,0.5 -4.26,-2.25 -4.26,-2.25 -4.26,-2.25" calcext:value-type="string">
            <text:p>0.5,0.5 0.5,-5 3.25,-4.26 5.26,-2.25 5.26,-2.25 5.26,-2.25 0.5,0.5 5.26,3.25 3.25,5.26 0.5,6 0.5,6 0.5,6 0.5,0.5 -4.26,3.25 -5,0.5 -4.26,-2.25 -4.26,-2.25 -4.26,-2.25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0.5,0.5</text:p>
          </table:table-cell>
          <table:table-cell table:formula="of:=[.B112]" office:value-type="string" office:string-value="0.5,-5" calcext:value-type="string">
            <text:p>0.5,-5</text:p>
          </table:table-cell>
          <table:table-cell table:formula="of:=[.C112]" office:value-type="string" office:string-value="3.25,-4.26" calcext:value-type="string">
            <text:p>3.25,-4.26</text:p>
          </table:table-cell>
          <table:table-cell table:formula="of:=[.D112]" office:value-type="string" office:string-value="5.26,-2.25" calcext:value-type="string">
            <text:p>5.26,-2.25</text:p>
          </table:table-cell>
          <table:table-cell table:formula="of:=[.H98]" office:value-type="string" office:string-value="6,0.5" calcext:value-type="string">
            <text:p>6,0.5</text:p>
          </table:table-cell>
          <table:table-cell table:formula="of:=[.E113]" office:value-type="string" office:string-value="6,0.5" calcext:value-type="string">
            <text:p>6,0.5</text:p>
          </table:table-cell>
          <table:table-cell office:value-type="string" calcext:value-type="string">
            <text:p>0.5,0.5</text:p>
          </table:table-cell>
          <table:table-cell table:formula="of:=[.H112]" office:value-type="string" office:string-value="5.26,3.25" calcext:value-type="string">
            <text:p>5.26,3.25</text:p>
          </table:table-cell>
          <table:table-cell table:formula="of:=[.I112]" office:value-type="string" office:string-value="3.25,5.26" calcext:value-type="string">
            <text:p>3.25,5.26</text:p>
          </table:table-cell>
          <table:table-cell table:formula="of:=[.J112]" office:value-type="string" office:string-value="0.5,6" calcext:value-type="string">
            <text:p>0.5,6</text:p>
          </table:table-cell>
          <table:table-cell table:formula="of:=[.H102]" office:value-type="string" office:string-value="-2.25,5.26" calcext:value-type="string">
            <text:p>-2.25,5.26</text:p>
          </table:table-cell>
          <table:table-cell table:formula="of:=[.K113]" office:value-type="string" office:string-value="-2.25,5.26" calcext:value-type="string">
            <text:p>-2.25,5.26</text:p>
          </table:table-cell>
          <table:table-cell office:value-type="string" calcext:value-type="string">
            <text:p>0.5,0.5</text:p>
          </table:table-cell>
          <table:table-cell table:formula="of:=[.N112]" office:value-type="string" office:string-value="-4.26,3.25" calcext:value-type="string">
            <text:p>-4.26,3.25</text:p>
          </table:table-cell>
          <table:table-cell table:formula="of:=[.O112]" office:value-type="string" office:string-value="-5,0.5" calcext:value-type="string">
            <text:p>-5,0.5</text:p>
          </table:table-cell>
          <table:table-cell table:formula="of:=[.P112]" office:value-type="string" office:string-value="-4.26,-2.25" calcext:value-type="string">
            <text:p>-4.26,-2.25</text:p>
          </table:table-cell>
          <table:table-cell table:formula="of:=[.H106]" office:value-type="string" office:string-value="-2.25,-4.26" calcext:value-type="string">
            <text:p>-2.25,-4.26</text:p>
          </table:table-cell>
          <table:table-cell table:formula="of:=[.Q113]" office:value-type="string" office:string-value="-2.25,-4.26" calcext:value-type="string">
            <text:p>-2.25,-4.26</text:p>
          </table:table-cell>
          <table:table-cell table:formula="of:=COM.MICROSOFT.TEXTJOIN(&quot; &quot;; 1;[.A113:.R113])" office:value-type="string" office:string-value="0.5,0.5 0.5,-5 3.25,-4.26 5.26,-2.25 6,0.5 6,0.5 0.5,0.5 5.26,3.25 3.25,5.26 0.5,6 -2.25,5.26 -2.25,5.26 0.5,0.5 -4.26,3.25 -5,0.5 -4.26,-2.25 -2.25,-4.26 -2.25,-4.26" calcext:value-type="string">
            <text:p>0.5,0.5 0.5,-5 3.25,-4.26 5.26,-2.25 6,0.5 6,0.5 0.5,0.5 5.26,3.25 3.25,5.26 0.5,6 -2.25,5.26 -2.25,5.26 0.5,0.5 -4.26,3.25 -5,0.5 -4.26,-2.25 -2.25,-4.26 -2.25,-4.26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0.5,0.5</text:p>
          </table:table-cell>
          <table:table-cell table:formula="of:=[.B113]" office:value-type="string" office:string-value="0.5,-5" calcext:value-type="string">
            <text:p>0.5,-5</text:p>
          </table:table-cell>
          <table:table-cell table:formula="of:=[.C113]" office:value-type="string" office:string-value="3.25,-4.26" calcext:value-type="string">
            <text:p>3.25,-4.26</text:p>
          </table:table-cell>
          <table:table-cell table:formula="of:=[.D113]" office:value-type="string" office:string-value="5.26,-2.25" calcext:value-type="string">
            <text:p>5.26,-2.25</text:p>
          </table:table-cell>
          <table:table-cell table:formula="of:=[.E113]" office:value-type="string" office:string-value="6,0.5" calcext:value-type="string">
            <text:p>6,0.5</text:p>
          </table:table-cell>
          <table:table-cell table:formula="of:=[.H99]" office:value-type="string" office:string-value="5.26,3.25" calcext:value-type="string">
            <text:p>5.26,3.25</text:p>
          </table:table-cell>
          <table:table-cell office:value-type="string" calcext:value-type="string">
            <text:p>0.5,0.5</text:p>
          </table:table-cell>
          <table:table-cell table:formula="of:=[.H113]" office:value-type="string" office:string-value="5.26,3.25" calcext:value-type="string">
            <text:p>5.26,3.25</text:p>
          </table:table-cell>
          <table:table-cell table:formula="of:=[.I113]" office:value-type="string" office:string-value="3.25,5.26" calcext:value-type="string">
            <text:p>3.25,5.26</text:p>
          </table:table-cell>
          <table:table-cell table:formula="of:=[.J113]" office:value-type="string" office:string-value="0.5,6" calcext:value-type="string">
            <text:p>0.5,6</text:p>
          </table:table-cell>
          <table:table-cell table:formula="of:=[.K113]" office:value-type="string" office:string-value="-2.25,5.26" calcext:value-type="string">
            <text:p>-2.25,5.26</text:p>
          </table:table-cell>
          <table:table-cell table:formula="of:=[.H103]" office:value-type="string" office:string-value="-4.26,3.25" calcext:value-type="string">
            <text:p>-4.26,3.25</text:p>
          </table:table-cell>
          <table:table-cell office:value-type="string" calcext:value-type="string">
            <text:p>0.5,0.5</text:p>
          </table:table-cell>
          <table:table-cell table:formula="of:=[.N113]" office:value-type="string" office:string-value="-4.26,3.25" calcext:value-type="string">
            <text:p>-4.26,3.25</text:p>
          </table:table-cell>
          <table:table-cell table:formula="of:=[.O113]" office:value-type="string" office:string-value="-5,0.5" calcext:value-type="string">
            <text:p>-5,0.5</text:p>
          </table:table-cell>
          <table:table-cell table:formula="of:=[.P113]" office:value-type="string" office:string-value="-4.26,-2.25" calcext:value-type="string">
            <text:p>-4.26,-2.25</text:p>
          </table:table-cell>
          <table:table-cell table:formula="of:=[.Q113]" office:value-type="string" office:string-value="-2.25,-4.26" calcext:value-type="string">
            <text:p>-2.25,-4.26</text:p>
          </table:table-cell>
          <table:table-cell table:formula="of:=[.H107]" office:value-type="string" office:string-value="0.5,-5" calcext:value-type="string">
            <text:p>0.5,-5</text:p>
          </table:table-cell>
          <table:table-cell table:formula="of:=COM.MICROSOFT.TEXTJOIN(&quot; &quot;; 1;[.A114:.R114])" office:value-type="string" office:string-value="0.5,0.5 0.5,-5 3.25,-4.26 5.26,-2.25 6,0.5 5.26,3.25 0.5,0.5 5.26,3.25 3.25,5.26 0.5,6 -2.25,5.26 -4.26,3.25 0.5,0.5 -4.26,3.25 -5,0.5 -4.26,-2.25 -2.25,-4.26 0.5,-5" calcext:value-type="string">
            <text:p>0.5,0.5 0.5,-5 3.25,-4.26 5.26,-2.25 6,0.5 5.26,3.25 0.5,0.5 5.26,3.25 3.25,5.26 0.5,6 -2.25,5.26 -4.26,3.25 0.5,0.5 -4.26,3.25 -5,0.5 -4.26,-2.25 -2.25,-4.26 0.5,-5</text:p>
          </table:table-cell>
          <table:table-cell table:number-columns-repeated="1005"/>
        </table:table-row>
        <table:table-row table:style-name="ro3" table:number-rows-repeated="2">
          <table:table-cell table:number-columns-repeated="1024"/>
        </table:table-row>
        <table:table-row table:style-name="ro4">
          <table:table-cell table:style-name="ce15" office:value-type="string" calcext:value-type="string">
            <text:p>Wheel – 4 spokes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theta</text:p>
          </table:table-cell>
          <table:table-cell office:value-type="string" calcext:value-type="string">
            <text:p>sin(theta)</text:p>
          </table:table-cell>
          <table:table-cell office:value-type="string" calcext:value-type="string">
            <text:p>cos(theta)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x,y</text:p>
          </table:table-cell>
          <table:table-cell table:number-columns-repeated="1016"/>
        </table:table-row>
        <table:table-row table:style-name="ro3">
          <table:table-cell office:value-type="float" office:value="0" calcext:value-type="float">
            <text:p>0</text:p>
          </table:table-cell>
          <table:table-cell table:style-name="ce16" table:formula="of:=SIN(RADIANS([.A119]))" office:value-type="float" office:value="0" calcext:value-type="float">
            <text:p>0.00</text:p>
          </table:table-cell>
          <table:table-cell table:style-name="ce16" table:formula="of:=COS(RADIANS([.A119]))" office:value-type="float" office:value="1" calcext:value-type="float">
            <text:p>1.00</text:p>
          </table:table-cell>
          <table:table-cell/>
          <table:table-cell table:style-name="ce16" table:formula="of:=ROUND(5.5*[.B119] + 0.5;2)" office:value-type="float" office:value="0.5" calcext:value-type="float">
            <text:p>0.50</text:p>
          </table:table-cell>
          <table:table-cell table:style-name="ce16" table:formula="of:=ROUND(5.5*-[.C119]+0.5;2)" office:value-type="float" office:value="-5" calcext:value-type="float">
            <text:p>-5.00</text:p>
          </table:table-cell>
          <table:table-cell/>
          <table:table-cell table:formula="of:=COM.MICROSOFT.TEXTJOIN(&quot;,&quot;;0;[.E119];[.F119])" office:value-type="string" office:string-value="0.5,-5" calcext:value-type="string">
            <text:p>0.5,-5</text:p>
          </table:table-cell>
          <table:table-cell table:number-columns-repeated="1016"/>
        </table:table-row>
        <table:table-row table:style-name="ro3">
          <table:table-cell office:value-type="float" office:value="30" calcext:value-type="float">
            <text:p>30</text:p>
          </table:table-cell>
          <table:table-cell table:style-name="ce16" table:formula="of:=SIN(RADIANS([.A120]))" office:value-type="float" office:value="0.5" calcext:value-type="float">
            <text:p>0.50</text:p>
          </table:table-cell>
          <table:table-cell table:style-name="ce16" table:formula="of:=COS(RADIANS([.A120]))" office:value-type="float" office:value="0.866025403784439" calcext:value-type="float">
            <text:p>0.87</text:p>
          </table:table-cell>
          <table:table-cell/>
          <table:table-cell table:style-name="ce16" table:formula="of:=ROUND(5.5*[.B120] + 0.5;2)" office:value-type="float" office:value="3.25" calcext:value-type="float">
            <text:p>3.25</text:p>
          </table:table-cell>
          <table:table-cell table:style-name="ce16" table:formula="of:=ROUND(5.5*-[.C120]+0.5;2)" office:value-type="float" office:value="-4.26" calcext:value-type="float">
            <text:p>-4.26</text:p>
          </table:table-cell>
          <table:table-cell/>
          <table:table-cell table:formula="of:=COM.MICROSOFT.TEXTJOIN(&quot;,&quot;;0;[.E120];[.F120])" office:value-type="string" office:string-value="3.25,-4.26" calcext:value-type="string">
            <text:p>3.25,-4.26</text:p>
          </table:table-cell>
          <table:table-cell table:number-columns-repeated="1016"/>
        </table:table-row>
        <table:table-row table:style-name="ro3">
          <table:table-cell office:value-type="float" office:value="60" calcext:value-type="float">
            <text:p>60</text:p>
          </table:table-cell>
          <table:table-cell table:style-name="ce16" table:formula="of:=SIN(RADIANS([.A121]))" office:value-type="float" office:value="0.866025403784439" calcext:value-type="float">
            <text:p>0.87</text:p>
          </table:table-cell>
          <table:table-cell table:style-name="ce16" table:formula="of:=COS(RADIANS([.A121]))" office:value-type="float" office:value="0.5" calcext:value-type="float">
            <text:p>0.50</text:p>
          </table:table-cell>
          <table:table-cell/>
          <table:table-cell table:style-name="ce16" table:formula="of:=ROUND(5.5*[.B121] + 0.5;2)" office:value-type="float" office:value="5.26" calcext:value-type="float">
            <text:p>5.26</text:p>
          </table:table-cell>
          <table:table-cell table:style-name="ce16" table:formula="of:=ROUND(5.5*-[.C121]+0.5;2)" office:value-type="float" office:value="-2.25" calcext:value-type="float">
            <text:p>-2.25</text:p>
          </table:table-cell>
          <table:table-cell/>
          <table:table-cell table:formula="of:=COM.MICROSOFT.TEXTJOIN(&quot;,&quot;;0;[.E121];[.F121])" office:value-type="string" office:string-value="5.26,-2.25" calcext:value-type="string">
            <text:p>5.26,-2.25</text:p>
          </table:table-cell>
          <table:table-cell table:number-columns-repeated="1016"/>
        </table:table-row>
        <table:table-row table:style-name="ro3">
          <table:table-cell office:value-type="float" office:value="90" calcext:value-type="float">
            <text:p>90</text:p>
          </table:table-cell>
          <table:table-cell table:style-name="ce16" table:formula="of:=SIN(RADIANS([.A122]))" office:value-type="float" office:value="1" calcext:value-type="float">
            <text:p>1.00</text:p>
          </table:table-cell>
          <table:table-cell table:style-name="ce16" table:formula="of:=COS(RADIANS([.A122]))" office:value-type="float" office:value="6.12323399573677E-017" calcext:value-type="float">
            <text:p>0.00</text:p>
          </table:table-cell>
          <table:table-cell/>
          <table:table-cell table:style-name="ce16" table:formula="of:=ROUND(5.5*[.B122] + 0.5;2)" office:value-type="float" office:value="6" calcext:value-type="float">
            <text:p>6.00</text:p>
          </table:table-cell>
          <table:table-cell table:style-name="ce16" table:formula="of:=ROUND(5.5*-[.C122]+0.5;2)" office:value-type="float" office:value="0.5" calcext:value-type="float">
            <text:p>0.50</text:p>
          </table:table-cell>
          <table:table-cell/>
          <table:table-cell table:formula="of:=COM.MICROSOFT.TEXTJOIN(&quot;,&quot;;0;[.E122];[.F122])" office:value-type="string" office:string-value="6,0.5" calcext:value-type="string">
            <text:p>6,0.5</text:p>
          </table:table-cell>
          <table:table-cell table:number-columns-repeated="1016"/>
        </table:table-row>
        <table:table-row table:style-name="ro3">
          <table:table-cell office:value-type="float" office:value="120" calcext:value-type="float">
            <text:p>120</text:p>
          </table:table-cell>
          <table:table-cell table:style-name="ce16" table:formula="of:=SIN(RADIANS([.A123]))" office:value-type="float" office:value="0.866025403784439" calcext:value-type="float">
            <text:p>0.87</text:p>
          </table:table-cell>
          <table:table-cell table:style-name="ce16" table:formula="of:=COS(RADIANS([.A123]))" office:value-type="float" office:value="-0.5" calcext:value-type="float">
            <text:p>-0.50</text:p>
          </table:table-cell>
          <table:table-cell/>
          <table:table-cell table:style-name="ce16" table:formula="of:=ROUND(5.5*[.B123] + 0.5;2)" office:value-type="float" office:value="5.26" calcext:value-type="float">
            <text:p>5.26</text:p>
          </table:table-cell>
          <table:table-cell table:style-name="ce16" table:formula="of:=ROUND(5.5*-[.C123]+0.5;2)" office:value-type="float" office:value="3.25" calcext:value-type="float">
            <text:p>3.25</text:p>
          </table:table-cell>
          <table:table-cell/>
          <table:table-cell table:formula="of:=COM.MICROSOFT.TEXTJOIN(&quot;,&quot;;0;[.E123];[.F123])" office:value-type="string" office:string-value="5.26,3.25" calcext:value-type="string">
            <text:p>5.26,3.25</text:p>
          </table:table-cell>
          <table:table-cell table:number-columns-repeated="1016"/>
        </table:table-row>
        <table:table-row table:style-name="ro3">
          <table:table-cell office:value-type="float" office:value="150" calcext:value-type="float">
            <text:p>150</text:p>
          </table:table-cell>
          <table:table-cell table:style-name="ce16" table:formula="of:=SIN(RADIANS([.A124]))" office:value-type="float" office:value="0.5" calcext:value-type="float">
            <text:p>0.50</text:p>
          </table:table-cell>
          <table:table-cell table:style-name="ce16" table:formula="of:=COS(RADIANS([.A124]))" office:value-type="float" office:value="-0.866025403784439" calcext:value-type="float">
            <text:p>-0.87</text:p>
          </table:table-cell>
          <table:table-cell/>
          <table:table-cell table:style-name="ce16" table:formula="of:=ROUND(5.5*[.B124] + 0.5;2)" office:value-type="float" office:value="3.25" calcext:value-type="float">
            <text:p>3.25</text:p>
          </table:table-cell>
          <table:table-cell table:style-name="ce16" table:formula="of:=ROUND(5.5*-[.C124]+0.5;2)" office:value-type="float" office:value="5.26" calcext:value-type="float">
            <text:p>5.26</text:p>
          </table:table-cell>
          <table:table-cell/>
          <table:table-cell table:formula="of:=COM.MICROSOFT.TEXTJOIN(&quot;,&quot;;0;[.E124];[.F124])" office:value-type="string" office:string-value="3.25,5.26" calcext:value-type="string">
            <text:p>3.25,5.26</text:p>
          </table:table-cell>
          <table:table-cell table:number-columns-repeated="1016"/>
        </table:table-row>
        <table:table-row table:style-name="ro3">
          <table:table-cell office:value-type="float" office:value="180" calcext:value-type="float">
            <text:p>180</text:p>
          </table:table-cell>
          <table:table-cell table:style-name="ce16" table:formula="of:=SIN(RADIANS([.A125]))" office:value-type="float" office:value="1.22464679914735E-016" calcext:value-type="float">
            <text:p>0.00</text:p>
          </table:table-cell>
          <table:table-cell table:style-name="ce16" table:formula="of:=COS(RADIANS([.A125]))" office:value-type="float" office:value="-1" calcext:value-type="float">
            <text:p>-1.00</text:p>
          </table:table-cell>
          <table:table-cell/>
          <table:table-cell table:style-name="ce16" table:formula="of:=ROUND(5.5*[.B125] + 0.5;2)" office:value-type="float" office:value="0.5" calcext:value-type="float">
            <text:p>0.50</text:p>
          </table:table-cell>
          <table:table-cell table:style-name="ce16" table:formula="of:=ROUND(5.5*-[.C125]+0.5;2)" office:value-type="float" office:value="6" calcext:value-type="float">
            <text:p>6.00</text:p>
          </table:table-cell>
          <table:table-cell/>
          <table:table-cell table:formula="of:=COM.MICROSOFT.TEXTJOIN(&quot;,&quot;;0;[.E125];[.F125])" office:value-type="string" office:string-value="0.5,6" calcext:value-type="string">
            <text:p>0.5,6</text:p>
          </table:table-cell>
          <table:table-cell table:number-columns-repeated="1016"/>
        </table:table-row>
        <table:table-row table:style-name="ro3">
          <table:table-cell office:value-type="float" office:value="210" calcext:value-type="float">
            <text:p>210</text:p>
          </table:table-cell>
          <table:table-cell table:style-name="ce16" table:formula="of:=SIN(RADIANS([.A126]))" office:value-type="float" office:value="-0.5" calcext:value-type="float">
            <text:p>-0.50</text:p>
          </table:table-cell>
          <table:table-cell table:style-name="ce16" table:formula="of:=COS(RADIANS([.A126]))" office:value-type="float" office:value="-0.866025403784439" calcext:value-type="float">
            <text:p>-0.87</text:p>
          </table:table-cell>
          <table:table-cell/>
          <table:table-cell table:style-name="ce16" table:formula="of:=ROUND(5.5*[.B126] + 0.5;2)" office:value-type="float" office:value="-2.25" calcext:value-type="float">
            <text:p>-2.25</text:p>
          </table:table-cell>
          <table:table-cell table:style-name="ce16" table:formula="of:=ROUND(5.5*-[.C126]+0.5;2)" office:value-type="float" office:value="5.26" calcext:value-type="float">
            <text:p>5.26</text:p>
          </table:table-cell>
          <table:table-cell/>
          <table:table-cell table:formula="of:=COM.MICROSOFT.TEXTJOIN(&quot;,&quot;;0;[.E126];[.F126])" office:value-type="string" office:string-value="-2.25,5.26" calcext:value-type="string">
            <text:p>-2.25,5.26</text:p>
          </table:table-cell>
          <table:table-cell table:number-columns-repeated="1016"/>
        </table:table-row>
        <table:table-row table:style-name="ro3">
          <table:table-cell office:value-type="float" office:value="240" calcext:value-type="float">
            <text:p>240</text:p>
          </table:table-cell>
          <table:table-cell table:style-name="ce16" table:formula="of:=SIN(RADIANS([.A127]))" office:value-type="float" office:value="-0.866025403784438" calcext:value-type="float">
            <text:p>-0.87</text:p>
          </table:table-cell>
          <table:table-cell table:style-name="ce16" table:formula="of:=COS(RADIANS([.A127]))" office:value-type="float" office:value="-0.5" calcext:value-type="float">
            <text:p>-0.50</text:p>
          </table:table-cell>
          <table:table-cell/>
          <table:table-cell table:style-name="ce16" table:formula="of:=ROUND(5.5*[.B127] + 0.5;2)" office:value-type="float" office:value="-4.26" calcext:value-type="float">
            <text:p>-4.26</text:p>
          </table:table-cell>
          <table:table-cell table:style-name="ce16" table:formula="of:=ROUND(5.5*-[.C127]+0.5;2)" office:value-type="float" office:value="3.25" calcext:value-type="float">
            <text:p>3.25</text:p>
          </table:table-cell>
          <table:table-cell/>
          <table:table-cell table:formula="of:=COM.MICROSOFT.TEXTJOIN(&quot;,&quot;;0;[.E127];[.F127])" office:value-type="string" office:string-value="-4.26,3.25" calcext:value-type="string">
            <text:p>-4.26,3.25</text:p>
          </table:table-cell>
          <table:table-cell table:number-columns-repeated="1016"/>
        </table:table-row>
        <table:table-row table:style-name="ro3">
          <table:table-cell office:value-type="float" office:value="270" calcext:value-type="float">
            <text:p>270</text:p>
          </table:table-cell>
          <table:table-cell table:style-name="ce16" table:formula="of:=SIN(RADIANS([.A128]))" office:value-type="float" office:value="-1" calcext:value-type="float">
            <text:p>-1.00</text:p>
          </table:table-cell>
          <table:table-cell table:style-name="ce16" table:formula="of:=COS(RADIANS([.A128]))" office:value-type="float" office:value="-1.83697019872103E-016" calcext:value-type="float">
            <text:p>0.00</text:p>
          </table:table-cell>
          <table:table-cell/>
          <table:table-cell table:style-name="ce16" table:formula="of:=ROUND(5.5*[.B128] + 0.5;2)" office:value-type="float" office:value="-5" calcext:value-type="float">
            <text:p>-5.00</text:p>
          </table:table-cell>
          <table:table-cell table:style-name="ce16" table:formula="of:=ROUND(5.5*-[.C128]+0.5;2)" office:value-type="float" office:value="0.5" calcext:value-type="float">
            <text:p>0.50</text:p>
          </table:table-cell>
          <table:table-cell/>
          <table:table-cell table:formula="of:=COM.MICROSOFT.TEXTJOIN(&quot;,&quot;;0;[.E128];[.F128])" office:value-type="string" office:string-value="-5,0.5" calcext:value-type="string">
            <text:p>-5,0.5</text:p>
          </table:table-cell>
          <table:table-cell table:number-columns-repeated="1016"/>
        </table:table-row>
        <table:table-row table:style-name="ro3">
          <table:table-cell office:value-type="float" office:value="300" calcext:value-type="float">
            <text:p>300</text:p>
          </table:table-cell>
          <table:table-cell table:style-name="ce16" table:formula="of:=SIN(RADIANS([.A129]))" office:value-type="float" office:value="-0.866025403784439" calcext:value-type="float">
            <text:p>-0.87</text:p>
          </table:table-cell>
          <table:table-cell table:style-name="ce16" table:formula="of:=COS(RADIANS([.A129]))" office:value-type="float" office:value="0.5" calcext:value-type="float">
            <text:p>0.50</text:p>
          </table:table-cell>
          <table:table-cell/>
          <table:table-cell table:style-name="ce16" table:formula="of:=ROUND(5.5*[.B129] + 0.5;2)" office:value-type="float" office:value="-4.26" calcext:value-type="float">
            <text:p>-4.26</text:p>
          </table:table-cell>
          <table:table-cell table:style-name="ce16" table:formula="of:=ROUND(5.5*-[.C129]+0.5;2)" office:value-type="float" office:value="-2.25" calcext:value-type="float">
            <text:p>-2.25</text:p>
          </table:table-cell>
          <table:table-cell/>
          <table:table-cell table:formula="of:=COM.MICROSOFT.TEXTJOIN(&quot;,&quot;;0;[.E129];[.F129])" office:value-type="string" office:string-value="-4.26,-2.25" calcext:value-type="string">
            <text:p>-4.26,-2.25</text:p>
          </table:table-cell>
          <table:table-cell table:number-columns-repeated="1016"/>
        </table:table-row>
        <table:table-row table:style-name="ro3">
          <table:table-cell office:value-type="float" office:value="330" calcext:value-type="float">
            <text:p>330</text:p>
          </table:table-cell>
          <table:table-cell table:style-name="ce16" table:formula="of:=SIN(RADIANS([.A130]))" office:value-type="float" office:value="-0.5" calcext:value-type="float">
            <text:p>-0.50</text:p>
          </table:table-cell>
          <table:table-cell table:style-name="ce16" table:formula="of:=COS(RADIANS([.A130]))" office:value-type="float" office:value="0.866025403784438" calcext:value-type="float">
            <text:p>0.87</text:p>
          </table:table-cell>
          <table:table-cell/>
          <table:table-cell table:style-name="ce16" table:formula="of:=ROUND(5.5*[.B130] + 0.5;2)" office:value-type="float" office:value="-2.25" calcext:value-type="float">
            <text:p>-2.25</text:p>
          </table:table-cell>
          <table:table-cell table:style-name="ce16" table:formula="of:=ROUND(5.5*-[.C130]+0.5;2)" office:value-type="float" office:value="-4.26" calcext:value-type="float">
            <text:p>-4.26</text:p>
          </table:table-cell>
          <table:table-cell/>
          <table:table-cell table:formula="of:=COM.MICROSOFT.TEXTJOIN(&quot;,&quot;;0;[.E130];[.F130])" office:value-type="string" office:string-value="-2.25,-4.26" calcext:value-type="string">
            <text:p>-2.25,-4.26</text:p>
          </table:table-cell>
          <table:table-cell table:number-columns-repeated="1016"/>
        </table:table-row>
        <table:table-row table:style-name="ro3">
          <table:table-cell office:value-type="float" office:value="360" calcext:value-type="float">
            <text:p>360</text:p>
          </table:table-cell>
          <table:table-cell table:style-name="ce16" table:formula="of:=SIN(RADIANS([.A131]))" office:value-type="float" office:value="-2.44929359829471E-016" calcext:value-type="float">
            <text:p>0.00</text:p>
          </table:table-cell>
          <table:table-cell table:style-name="ce16" table:formula="of:=COS(RADIANS([.A131]))" office:value-type="float" office:value="1" calcext:value-type="float">
            <text:p>1.00</text:p>
          </table:table-cell>
          <table:table-cell/>
          <table:table-cell table:style-name="ce16" table:formula="of:=ROUND(5.5*[.B131] + 0.5;2)" office:value-type="float" office:value="0.5" calcext:value-type="float">
            <text:p>0.50</text:p>
          </table:table-cell>
          <table:table-cell table:style-name="ce16" table:formula="of:=ROUND(5.5*-[.C131]+0.5;2)" office:value-type="float" office:value="-5" calcext:value-type="float">
            <text:p>-5.00</text:p>
          </table:table-cell>
          <table:table-cell/>
          <table:table-cell table:formula="of:=COM.MICROSOFT.TEXTJOIN(&quot;,&quot;;0;[.E131];[.F131])" office:value-type="string" office:string-value="0.5,-5" calcext:value-type="string">
            <text:p>0.5,-5</text:p>
          </table:table-cell>
          <table:table-cell table:number-columns-repeated="1016"/>
        </table:table-row>
        <table:table-row table:style-name="ro3">
          <table:table-cell table:number-columns-repeated="1024"/>
        </table:table-row>
        <table:table-row table:style-name="ro3">
          <table:table-cell table:style-name="ce4" office:value-type="string" calcext:value-type="string">
            <text:p>Centre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90" calcext:value-type="float">
            <text:p>90</text:p>
          </table:table-cell>
          <table:table-cell table:style-name="ce4" office:value-type="string" calcext:value-type="string">
            <text:p>Centre</text:p>
          </table:table-cell>
          <table:table-cell table:style-name="ce4" office:value-type="float" office:value="90" calcext:value-type="float">
            <text:p>90</text:p>
          </table:table-cell>
          <table:table-cell table:style-name="ce4" office:value-type="float" office:value="120" calcext:value-type="float">
            <text:p>120</text:p>
          </table:table-cell>
          <table:table-cell table:style-name="ce4" office:value-type="float" office:value="150" calcext:value-type="float">
            <text:p>150</text:p>
          </table:table-cell>
          <table:table-cell table:style-name="ce4" office:value-type="float" office:value="180" calcext:value-type="float">
            <text:p>180</text:p>
          </table:table-cell>
          <table:table-cell table:style-name="ce4" office:value-type="string" calcext:value-type="string">
            <text:p>Centre</text:p>
          </table:table-cell>
          <table:table-cell table:style-name="ce4" office:value-type="float" office:value="180" calcext:value-type="float">
            <text:p>180</text:p>
          </table:table-cell>
          <table:table-cell table:style-name="ce4" office:value-type="float" office:value="210" calcext:value-type="float">
            <text:p>210</text:p>
          </table:table-cell>
          <table:table-cell table:style-name="ce4" office:value-type="float" office:value="240" calcext:value-type="float">
            <text:p>240</text:p>
          </table:table-cell>
          <table:table-cell table:style-name="ce4" office:value-type="float" office:value="270" calcext:value-type="float">
            <text:p>270</text:p>
          </table:table-cell>
          <table:table-cell table:style-name="ce4" office:value-type="string" calcext:value-type="string">
            <text:p>Centre</text:p>
          </table:table-cell>
          <table:table-cell table:style-name="ce4" office:value-type="float" office:value="270" calcext:value-type="float">
            <text:p>270</text:p>
          </table:table-cell>
          <table:table-cell table:style-name="ce4" office:value-type="float" office:value="300" calcext:value-type="float">
            <text:p>300</text:p>
          </table:table-cell>
          <table:table-cell table:style-name="ce4" office:value-type="float" office:value="330" calcext:value-type="float">
            <text:p>330</text:p>
          </table:table-cell>
          <table:table-cell table:style-name="ce4" office:value-type="float" office:value="360" calcext:value-type="float">
            <text:p>360</text:p>
          </table:table-cell>
          <table:table-cell table:style-name="ce4" office:value-type="string" calcext:value-type="string">
            <text:p>concatenation</text:p>
          </table:table-cell>
          <table:table-cell table:style-name="ce4" table:number-columns-repeated="1003"/>
        </table:table-row>
        <table:table-row table:style-name="ro3">
          <table:table-cell office:value-type="string" calcext:value-type="string">
            <text:p>0.5,0.5</text:p>
          </table:table-cell>
          <table:table-cell table:formula="of:=[.H119]" office:value-type="string" office:string-value="0.5,-5" calcext:value-type="string">
            <text:p>0.5,-5</text:p>
          </table:table-cell>
          <table:table-cell table:formula="of:=[.B134]" office:value-type="string" office:string-value="0.5,-5" calcext:value-type="string">
            <text:p>0.5,-5</text:p>
          </table:table-cell>
          <table:table-cell table:formula="of:=[.C134]" office:value-type="string" office:string-value="0.5,-5" calcext:value-type="string">
            <text:p>0.5,-5</text:p>
          </table:table-cell>
          <table:table-cell table:formula="of:=[.D134]" office:value-type="string" office:string-value="0.5,-5" calcext:value-type="string">
            <text:p>0.5,-5</text:p>
          </table:table-cell>
          <table:table-cell office:value-type="string" calcext:value-type="string">
            <text:p>0.5,0.5</text:p>
          </table:table-cell>
          <table:table-cell table:formula="of:=[.H122]" office:value-type="string" office:string-value="6,0.5" calcext:value-type="string">
            <text:p>6,0.5</text:p>
          </table:table-cell>
          <table:table-cell table:formula="of:=[.G134]" office:value-type="string" office:string-value="6,0.5" calcext:value-type="string">
            <text:p>6,0.5</text:p>
          </table:table-cell>
          <table:table-cell table:formula="of:=[.H134]" office:value-type="string" office:string-value="6,0.5" calcext:value-type="string">
            <text:p>6,0.5</text:p>
          </table:table-cell>
          <table:table-cell table:formula="of:=[.I134]" office:value-type="string" office:string-value="6,0.5" calcext:value-type="string">
            <text:p>6,0.5</text:p>
          </table:table-cell>
          <table:table-cell office:value-type="string" calcext:value-type="string">
            <text:p>0.5,0.5</text:p>
          </table:table-cell>
          <table:table-cell table:formula="of:=[.H125]" office:value-type="string" office:string-value="0.5,6" calcext:value-type="string">
            <text:p>0.5,6</text:p>
          </table:table-cell>
          <table:table-cell table:formula="of:=[.L134]" office:value-type="string" office:string-value="0.5,6" calcext:value-type="string">
            <text:p>0.5,6</text:p>
          </table:table-cell>
          <table:table-cell table:formula="of:=[.M134]" office:value-type="string" office:string-value="0.5,6" calcext:value-type="string">
            <text:p>0.5,6</text:p>
          </table:table-cell>
          <table:table-cell table:formula="of:=[.N134]" office:value-type="string" office:string-value="0.5,6" calcext:value-type="string">
            <text:p>0.5,6</text:p>
          </table:table-cell>
          <table:table-cell office:value-type="string" calcext:value-type="string">
            <text:p>0.5,0.5</text:p>
          </table:table-cell>
          <table:table-cell table:formula="of:=[.H128]" office:value-type="string" office:string-value="-5,0.5" calcext:value-type="string">
            <text:p>-5,0.5</text:p>
          </table:table-cell>
          <table:table-cell table:formula="of:=[.Q134]" office:value-type="string" office:string-value="-5,0.5" calcext:value-type="string">
            <text:p>-5,0.5</text:p>
          </table:table-cell>
          <table:table-cell table:formula="of:=[.R134]" office:value-type="string" office:string-value="-5,0.5" calcext:value-type="string">
            <text:p>-5,0.5</text:p>
          </table:table-cell>
          <table:table-cell table:formula="of:=[.S134]" office:value-type="string" office:string-value="-5,0.5" calcext:value-type="string">
            <text:p>-5,0.5</text:p>
          </table:table-cell>
          <table:table-cell table:formula="of:=COM.MICROSOFT.TEXTJOIN(&quot; &quot;; 1;[.A134:.T134])" office:value-type="string" office:string-value="0.5,0.5 0.5,-5 0.5,-5 0.5,-5 0.5,-5 0.5,0.5 6,0.5 6,0.5 6,0.5 6,0.5 0.5,0.5 0.5,6 0.5,6 0.5,6 0.5,6 0.5,0.5 -5,0.5 -5,0.5 -5,0.5 -5,0.5" calcext:value-type="string">
            <text:p>0.5,0.5 0.5,-5 0.5,-5 0.5,-5 0.5,-5 0.5,0.5 6,0.5 6,0.5 6,0.5 6,0.5 0.5,0.5 0.5,6 0.5,6 0.5,6 0.5,6 0.5,0.5 -5,0.5 -5,0.5 -5,0.5 -5,0.5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0.5,0.5</text:p>
          </table:table-cell>
          <table:table-cell table:formula="of:=[.B134]" office:value-type="string" office:string-value="0.5,-5" calcext:value-type="string">
            <text:p>0.5,-5</text:p>
          </table:table-cell>
          <table:table-cell table:formula="of:=[.H120]" office:value-type="string" office:string-value="3.25,-4.26" calcext:value-type="string">
            <text:p>3.25,-4.26</text:p>
          </table:table-cell>
          <table:table-cell table:formula="of:=[.C135]" office:value-type="string" office:string-value="3.25,-4.26" calcext:value-type="string">
            <text:p>3.25,-4.26</text:p>
          </table:table-cell>
          <table:table-cell table:formula="of:=[.D135]" office:value-type="string" office:string-value="3.25,-4.26" calcext:value-type="string">
            <text:p>3.25,-4.26</text:p>
          </table:table-cell>
          <table:table-cell office:value-type="string" calcext:value-type="string">
            <text:p>0.5,0.5</text:p>
          </table:table-cell>
          <table:table-cell table:formula="of:=[.G134]" office:value-type="string" office:string-value="6,0.5" calcext:value-type="string">
            <text:p>6,0.5</text:p>
          </table:table-cell>
          <table:table-cell table:formula="of:=[.H123]" office:value-type="string" office:string-value="5.26,3.25" calcext:value-type="string">
            <text:p>5.26,3.25</text:p>
          </table:table-cell>
          <table:table-cell table:formula="of:=[.H135]" office:value-type="string" office:string-value="5.26,3.25" calcext:value-type="string">
            <text:p>5.26,3.25</text:p>
          </table:table-cell>
          <table:table-cell table:formula="of:=[.I135]" office:value-type="string" office:string-value="5.26,3.25" calcext:value-type="string">
            <text:p>5.26,3.25</text:p>
          </table:table-cell>
          <table:table-cell office:value-type="string" calcext:value-type="string">
            <text:p>0.5,0.5</text:p>
          </table:table-cell>
          <table:table-cell table:formula="of:=[.L134]" office:value-type="string" office:string-value="0.5,6" calcext:value-type="string">
            <text:p>0.5,6</text:p>
          </table:table-cell>
          <table:table-cell table:formula="of:=[.H126]" office:value-type="string" office:string-value="-2.25,5.26" calcext:value-type="string">
            <text:p>-2.25,5.26</text:p>
          </table:table-cell>
          <table:table-cell table:formula="of:=[.M135]" office:value-type="string" office:string-value="-2.25,5.26" calcext:value-type="string">
            <text:p>-2.25,5.26</text:p>
          </table:table-cell>
          <table:table-cell table:formula="of:=[.N135]" office:value-type="string" office:string-value="-2.25,5.26" calcext:value-type="string">
            <text:p>-2.25,5.26</text:p>
          </table:table-cell>
          <table:table-cell office:value-type="string" calcext:value-type="string">
            <text:p>0.5,0.5</text:p>
          </table:table-cell>
          <table:table-cell table:formula="of:=[.Q134]" office:value-type="string" office:string-value="-5,0.5" calcext:value-type="string">
            <text:p>-5,0.5</text:p>
          </table:table-cell>
          <table:table-cell table:formula="of:=[.H129]" office:value-type="string" office:string-value="-4.26,-2.25" calcext:value-type="string">
            <text:p>-4.26,-2.25</text:p>
          </table:table-cell>
          <table:table-cell table:formula="of:=[.R135]" office:value-type="string" office:string-value="-4.26,-2.25" calcext:value-type="string">
            <text:p>-4.26,-2.25</text:p>
          </table:table-cell>
          <table:table-cell table:formula="of:=[.S135]" office:value-type="string" office:string-value="-4.26,-2.25" calcext:value-type="string">
            <text:p>-4.26,-2.25</text:p>
          </table:table-cell>
          <table:table-cell table:formula="of:=COM.MICROSOFT.TEXTJOIN(&quot; &quot;; 1;[.A135:.T135])" office:value-type="string" office:string-value="0.5,0.5 0.5,-5 3.25,-4.26 3.25,-4.26 3.25,-4.26 0.5,0.5 6,0.5 5.26,3.25 5.26,3.25 5.26,3.25 0.5,0.5 0.5,6 -2.25,5.26 -2.25,5.26 -2.25,5.26 0.5,0.5 -5,0.5 -4.26,-2.25 -4.26,-2.25 -4.26,-2.25" calcext:value-type="string">
            <text:p>0.5,0.5 0.5,-5 3.25,-4.26 3.25,-4.26 3.25,-4.26 0.5,0.5 6,0.5 5.26,3.25 5.26,3.25 5.26,3.25 0.5,0.5 0.5,6 -2.25,5.26 -2.25,5.26 -2.25,5.26 0.5,0.5 -5,0.5 -4.26,-2.25 -4.26,-2.25 -4.26,-2.25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0.5,0.5</text:p>
          </table:table-cell>
          <table:table-cell table:formula="of:=[.B135]" office:value-type="string" office:string-value="0.5,-5" calcext:value-type="string">
            <text:p>0.5,-5</text:p>
          </table:table-cell>
          <table:table-cell table:formula="of:=[.C135]" office:value-type="string" office:string-value="3.25,-4.26" calcext:value-type="string">
            <text:p>3.25,-4.26</text:p>
          </table:table-cell>
          <table:table-cell table:formula="of:=[.H121]" office:value-type="string" office:string-value="5.26,-2.25" calcext:value-type="string">
            <text:p>5.26,-2.25</text:p>
          </table:table-cell>
          <table:table-cell table:formula="of:=[.D136]" office:value-type="string" office:string-value="5.26,-2.25" calcext:value-type="string">
            <text:p>5.26,-2.25</text:p>
          </table:table-cell>
          <table:table-cell office:value-type="string" calcext:value-type="string">
            <text:p>0.5,0.5</text:p>
          </table:table-cell>
          <table:table-cell table:formula="of:=[.G135]" office:value-type="string" office:string-value="6,0.5" calcext:value-type="string">
            <text:p>6,0.5</text:p>
          </table:table-cell>
          <table:table-cell table:formula="of:=[.H135]" office:value-type="string" office:string-value="5.26,3.25" calcext:value-type="string">
            <text:p>5.26,3.25</text:p>
          </table:table-cell>
          <table:table-cell table:formula="of:=[.H124]" office:value-type="string" office:string-value="3.25,5.26" calcext:value-type="string">
            <text:p>3.25,5.26</text:p>
          </table:table-cell>
          <table:table-cell table:formula="of:=[.I136]" office:value-type="string" office:string-value="3.25,5.26" calcext:value-type="string">
            <text:p>3.25,5.26</text:p>
          </table:table-cell>
          <table:table-cell office:value-type="string" calcext:value-type="string">
            <text:p>0.5,0.5</text:p>
          </table:table-cell>
          <table:table-cell table:formula="of:=[.L135]" office:value-type="string" office:string-value="0.5,6" calcext:value-type="string">
            <text:p>0.5,6</text:p>
          </table:table-cell>
          <table:table-cell table:formula="of:=[.M135]" office:value-type="string" office:string-value="-2.25,5.26" calcext:value-type="string">
            <text:p>-2.25,5.26</text:p>
          </table:table-cell>
          <table:table-cell table:formula="of:=[.H127]" office:value-type="string" office:string-value="-4.26,3.25" calcext:value-type="string">
            <text:p>-4.26,3.25</text:p>
          </table:table-cell>
          <table:table-cell table:formula="of:=[.N136]" office:value-type="string" office:string-value="-4.26,3.25" calcext:value-type="string">
            <text:p>-4.26,3.25</text:p>
          </table:table-cell>
          <table:table-cell office:value-type="string" calcext:value-type="string">
            <text:p>0.5,0.5</text:p>
          </table:table-cell>
          <table:table-cell table:formula="of:=[.Q135]" office:value-type="string" office:string-value="-5,0.5" calcext:value-type="string">
            <text:p>-5,0.5</text:p>
          </table:table-cell>
          <table:table-cell table:formula="of:=[.R135]" office:value-type="string" office:string-value="-4.26,-2.25" calcext:value-type="string">
            <text:p>-4.26,-2.25</text:p>
          </table:table-cell>
          <table:table-cell table:formula="of:=[.H130]" office:value-type="string" office:string-value="-2.25,-4.26" calcext:value-type="string">
            <text:p>-2.25,-4.26</text:p>
          </table:table-cell>
          <table:table-cell table:formula="of:=[.S136]" office:value-type="string" office:string-value="-2.25,-4.26" calcext:value-type="string">
            <text:p>-2.25,-4.26</text:p>
          </table:table-cell>
          <table:table-cell table:formula="of:=COM.MICROSOFT.TEXTJOIN(&quot; &quot;; 1;[.A136:.T136])" office:value-type="string" office:string-value="0.5,0.5 0.5,-5 3.25,-4.26 5.26,-2.25 5.26,-2.25 0.5,0.5 6,0.5 5.26,3.25 3.25,5.26 3.25,5.26 0.5,0.5 0.5,6 -2.25,5.26 -4.26,3.25 -4.26,3.25 0.5,0.5 -5,0.5 -4.26,-2.25 -2.25,-4.26 -2.25,-4.26" calcext:value-type="string">
            <text:p>0.5,0.5 0.5,-5 3.25,-4.26 5.26,-2.25 5.26,-2.25 0.5,0.5 6,0.5 5.26,3.25 3.25,5.26 3.25,5.26 0.5,0.5 0.5,6 -2.25,5.26 -4.26,3.25 -4.26,3.25 0.5,0.5 -5,0.5 -4.26,-2.25 -2.25,-4.26 -2.25,-4.26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0.5,0.5</text:p>
          </table:table-cell>
          <table:table-cell table:formula="of:=[.B136]" office:value-type="string" office:string-value="0.5,-5" calcext:value-type="string">
            <text:p>0.5,-5</text:p>
          </table:table-cell>
          <table:table-cell table:formula="of:=[.C136]" office:value-type="string" office:string-value="3.25,-4.26" calcext:value-type="string">
            <text:p>3.25,-4.26</text:p>
          </table:table-cell>
          <table:table-cell table:formula="of:=[.D136]" office:value-type="string" office:string-value="5.26,-2.25" calcext:value-type="string">
            <text:p>5.26,-2.25</text:p>
          </table:table-cell>
          <table:table-cell table:formula="of:=[.H122]" office:value-type="string" office:string-value="6,0.5" calcext:value-type="string">
            <text:p>6,0.5</text:p>
          </table:table-cell>
          <table:table-cell office:value-type="string" calcext:value-type="string">
            <text:p>0.5,0.5</text:p>
          </table:table-cell>
          <table:table-cell table:formula="of:=[.G136]" office:value-type="string" office:string-value="6,0.5" calcext:value-type="string">
            <text:p>6,0.5</text:p>
          </table:table-cell>
          <table:table-cell table:formula="of:=[.H136]" office:value-type="string" office:string-value="5.26,3.25" calcext:value-type="string">
            <text:p>5.26,3.25</text:p>
          </table:table-cell>
          <table:table-cell table:formula="of:=[.I136]" office:value-type="string" office:string-value="3.25,5.26" calcext:value-type="string">
            <text:p>3.25,5.26</text:p>
          </table:table-cell>
          <table:table-cell table:formula="of:=[.H125]" office:value-type="string" office:string-value="0.5,6" calcext:value-type="string">
            <text:p>0.5,6</text:p>
          </table:table-cell>
          <table:table-cell office:value-type="string" calcext:value-type="string">
            <text:p>0.5,0.5</text:p>
          </table:table-cell>
          <table:table-cell table:formula="of:=[.L136]" office:value-type="string" office:string-value="0.5,6" calcext:value-type="string">
            <text:p>0.5,6</text:p>
          </table:table-cell>
          <table:table-cell table:formula="of:=[.M136]" office:value-type="string" office:string-value="-2.25,5.26" calcext:value-type="string">
            <text:p>-2.25,5.26</text:p>
          </table:table-cell>
          <table:table-cell table:formula="of:=[.N136]" office:value-type="string" office:string-value="-4.26,3.25" calcext:value-type="string">
            <text:p>-4.26,3.25</text:p>
          </table:table-cell>
          <table:table-cell table:formula="of:=[.H128]" office:value-type="string" office:string-value="-5,0.5" calcext:value-type="string">
            <text:p>-5,0.5</text:p>
          </table:table-cell>
          <table:table-cell office:value-type="string" calcext:value-type="string">
            <text:p>0.5,0.5</text:p>
          </table:table-cell>
          <table:table-cell table:formula="of:=[.Q136]" office:value-type="string" office:string-value="-5,0.5" calcext:value-type="string">
            <text:p>-5,0.5</text:p>
          </table:table-cell>
          <table:table-cell table:formula="of:=[.R136]" office:value-type="string" office:string-value="-4.26,-2.25" calcext:value-type="string">
            <text:p>-4.26,-2.25</text:p>
          </table:table-cell>
          <table:table-cell table:formula="of:=[.S136]" office:value-type="string" office:string-value="-2.25,-4.26" calcext:value-type="string">
            <text:p>-2.25,-4.26</text:p>
          </table:table-cell>
          <table:table-cell table:formula="of:=[.H131]" office:value-type="string" office:string-value="0.5,-5" calcext:value-type="string">
            <text:p>0.5,-5</text:p>
          </table:table-cell>
          <table:table-cell table:formula="of:=COM.MICROSOFT.TEXTJOIN(&quot; &quot;; 1;[.A137:.T137])" office:value-type="string" office:string-value="0.5,0.5 0.5,-5 3.25,-4.26 5.26,-2.25 6,0.5 0.5,0.5 6,0.5 5.26,3.25 3.25,5.26 0.5,6 0.5,0.5 0.5,6 -2.25,5.26 -4.26,3.25 -5,0.5 0.5,0.5 -5,0.5 -4.26,-2.25 -2.25,-4.26 0.5,-5" calcext:value-type="string">
            <text:p>0.5,0.5 0.5,-5 3.25,-4.26 5.26,-2.25 6,0.5 0.5,0.5 6,0.5 5.26,3.25 3.25,5.26 0.5,6 0.5,0.5 0.5,6 -2.25,5.26 -4.26,3.25 -5,0.5 0.5,0.5 -5,0.5 -4.26,-2.25 -2.25,-4.26 0.5,-5</text:p>
          </table:table-cell>
          <table:table-cell table:number-columns-repeated="1003"/>
        </table:table-row>
        <table:table-row table:style-name="ro3" table:number-rows-repeated="2">
          <table:table-cell table:number-columns-repeated="1024"/>
        </table:table-row>
        <table:table-row table:style-name="ro4">
          <table:table-cell table:style-name="ce15" office:value-type="string" calcext:value-type="string">
            <text:p>Wheel – 8 spokes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theta</text:p>
          </table:table-cell>
          <table:table-cell office:value-type="string" calcext:value-type="string">
            <text:p>sin(theta)</text:p>
          </table:table-cell>
          <table:table-cell office:value-type="string" calcext:value-type="string">
            <text:p>cos(theta)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x,y</text:p>
          </table:table-cell>
          <table:table-cell table:number-columns-repeated="1016"/>
        </table:table-row>
        <table:table-row table:style-name="ro3">
          <table:table-cell office:value-type="float" office:value="0" calcext:value-type="float">
            <text:p>0</text:p>
          </table:table-cell>
          <table:table-cell table:style-name="ce16" table:formula="of:=SIN(RADIANS([.A142]))" office:value-type="float" office:value="0" calcext:value-type="float">
            <text:p>0.00</text:p>
          </table:table-cell>
          <table:table-cell table:style-name="ce16" table:formula="of:=COS(RADIANS([.A142]))" office:value-type="float" office:value="1" calcext:value-type="float">
            <text:p>1.00</text:p>
          </table:table-cell>
          <table:table-cell/>
          <table:table-cell table:style-name="ce16" table:formula="of:=ROUND(5.5*[.B142] + 0.5;2)" office:value-type="float" office:value="0.5" calcext:value-type="float">
            <text:p>0.50</text:p>
          </table:table-cell>
          <table:table-cell table:style-name="ce16" table:formula="of:=ROUND(5.5*-[.C142]+0.5;2)" office:value-type="float" office:value="-5" calcext:value-type="float">
            <text:p>-5.00</text:p>
          </table:table-cell>
          <table:table-cell/>
          <table:table-cell table:formula="of:=COM.MICROSOFT.TEXTJOIN(&quot;,&quot;;0;[.E142];[.F142])" office:value-type="string" office:string-value="0.5,-5" calcext:value-type="string">
            <text:p>0.5,-5</text:p>
          </table:table-cell>
          <table:table-cell table:number-columns-repeated="1016"/>
        </table:table-row>
        <table:table-row table:style-name="ro3">
          <table:table-cell office:value-type="float" office:value="22.5" calcext:value-type="float">
            <text:p>22.5</text:p>
          </table:table-cell>
          <table:table-cell table:style-name="ce16" table:formula="of:=SIN(RADIANS([.A143]))" office:value-type="float" office:value="0.38268343236509" calcext:value-type="float">
            <text:p>0.38</text:p>
          </table:table-cell>
          <table:table-cell table:style-name="ce16" table:formula="of:=COS(RADIANS([.A143]))" office:value-type="float" office:value="0.923879532511287" calcext:value-type="float">
            <text:p>0.92</text:p>
          </table:table-cell>
          <table:table-cell/>
          <table:table-cell table:style-name="ce16" table:formula="of:=ROUND(5.5*[.B143] + 0.5;2)" office:value-type="float" office:value="2.6" calcext:value-type="float">
            <text:p>2.60</text:p>
          </table:table-cell>
          <table:table-cell table:style-name="ce16" table:formula="of:=ROUND(5.5*-[.C143]+0.5;2)" office:value-type="float" office:value="-4.58" calcext:value-type="float">
            <text:p>-4.58</text:p>
          </table:table-cell>
          <table:table-cell/>
          <table:table-cell table:formula="of:=COM.MICROSOFT.TEXTJOIN(&quot;,&quot;;0;[.E143];[.F143])" office:value-type="string" office:string-value="2.6,-4.58" calcext:value-type="string">
            <text:p>2.6,-4.58</text:p>
          </table:table-cell>
          <table:table-cell table:number-columns-repeated="1016"/>
        </table:table-row>
        <table:table-row table:style-name="ro3">
          <table:table-cell office:value-type="float" office:value="45" calcext:value-type="float">
            <text:p>45</text:p>
          </table:table-cell>
          <table:table-cell table:style-name="ce16" table:formula="of:=SIN(RADIANS([.A144]))" office:value-type="float" office:value="0.707106781186548" calcext:value-type="float">
            <text:p>0.71</text:p>
          </table:table-cell>
          <table:table-cell table:style-name="ce16" table:formula="of:=COS(RADIANS([.A144]))" office:value-type="float" office:value="0.707106781186548" calcext:value-type="float">
            <text:p>0.71</text:p>
          </table:table-cell>
          <table:table-cell/>
          <table:table-cell table:style-name="ce16" table:formula="of:=ROUND(5.5*[.B144] + 0.5;2)" office:value-type="float" office:value="4.39" calcext:value-type="float">
            <text:p>4.39</text:p>
          </table:table-cell>
          <table:table-cell table:style-name="ce16" table:formula="of:=ROUND(5.5*-[.C144]+0.5;2)" office:value-type="float" office:value="-3.39" calcext:value-type="float">
            <text:p>-3.39</text:p>
          </table:table-cell>
          <table:table-cell/>
          <table:table-cell table:formula="of:=COM.MICROSOFT.TEXTJOIN(&quot;,&quot;;0;[.E144];[.F144])" office:value-type="string" office:string-value="4.39,-3.39" calcext:value-type="string">
            <text:p>4.39,-3.39</text:p>
          </table:table-cell>
          <table:table-cell table:number-columns-repeated="1016"/>
        </table:table-row>
        <table:table-row table:style-name="ro3">
          <table:table-cell office:value-type="float" office:value="67.5" calcext:value-type="float">
            <text:p>67.5</text:p>
          </table:table-cell>
          <table:table-cell table:style-name="ce16" table:formula="of:=SIN(RADIANS([.A145]))" office:value-type="float" office:value="0.923879532511287" calcext:value-type="float">
            <text:p>0.92</text:p>
          </table:table-cell>
          <table:table-cell table:style-name="ce16" table:formula="of:=COS(RADIANS([.A145]))" office:value-type="float" office:value="0.38268343236509" calcext:value-type="float">
            <text:p>0.38</text:p>
          </table:table-cell>
          <table:table-cell/>
          <table:table-cell table:style-name="ce16" table:formula="of:=ROUND(5.5*[.B145] + 0.5;2)" office:value-type="float" office:value="5.58" calcext:value-type="float">
            <text:p>5.58</text:p>
          </table:table-cell>
          <table:table-cell table:style-name="ce16" table:formula="of:=ROUND(5.5*-[.C145]+0.5;2)" office:value-type="float" office:value="-1.6" calcext:value-type="float">
            <text:p>-1.60</text:p>
          </table:table-cell>
          <table:table-cell/>
          <table:table-cell table:formula="of:=COM.MICROSOFT.TEXTJOIN(&quot;,&quot;;0;[.E145];[.F145])" office:value-type="string" office:string-value="5.58,-1.6" calcext:value-type="string">
            <text:p>5.58,-1.6</text:p>
          </table:table-cell>
          <table:table-cell table:number-columns-repeated="1016"/>
        </table:table-row>
        <table:table-row table:style-name="ro3">
          <table:table-cell office:value-type="float" office:value="90" calcext:value-type="float">
            <text:p>90</text:p>
          </table:table-cell>
          <table:table-cell table:style-name="ce16" table:formula="of:=SIN(RADIANS([.A146]))" office:value-type="float" office:value="1" calcext:value-type="float">
            <text:p>1.00</text:p>
          </table:table-cell>
          <table:table-cell table:style-name="ce16" table:formula="of:=COS(RADIANS([.A146]))" office:value-type="float" office:value="6.12323399573677E-017" calcext:value-type="float">
            <text:p>0.00</text:p>
          </table:table-cell>
          <table:table-cell/>
          <table:table-cell table:style-name="ce16" table:formula="of:=ROUND(5.5*[.B146] + 0.5;2)" office:value-type="float" office:value="6" calcext:value-type="float">
            <text:p>6.00</text:p>
          </table:table-cell>
          <table:table-cell table:style-name="ce16" table:formula="of:=ROUND(5.5*-[.C146]+0.5;2)" office:value-type="float" office:value="0.5" calcext:value-type="float">
            <text:p>0.50</text:p>
          </table:table-cell>
          <table:table-cell/>
          <table:table-cell table:formula="of:=COM.MICROSOFT.TEXTJOIN(&quot;,&quot;;0;[.E146];[.F146])" office:value-type="string" office:string-value="6,0.5" calcext:value-type="string">
            <text:p>6,0.5</text:p>
          </table:table-cell>
          <table:table-cell table:number-columns-repeated="1016"/>
        </table:table-row>
        <table:table-row table:style-name="ro3">
          <table:table-cell office:value-type="float" office:value="112.5" calcext:value-type="float">
            <text:p>112.5</text:p>
          </table:table-cell>
          <table:table-cell table:style-name="ce16" table:formula="of:=SIN(RADIANS([.A147]))" office:value-type="float" office:value="0.923879532511287" calcext:value-type="float">
            <text:p>0.92</text:p>
          </table:table-cell>
          <table:table-cell table:style-name="ce16" table:formula="of:=COS(RADIANS([.A147]))" office:value-type="float" office:value="-0.38268343236509" calcext:value-type="float">
            <text:p>-0.38</text:p>
          </table:table-cell>
          <table:table-cell/>
          <table:table-cell table:style-name="ce16" table:formula="of:=ROUND(5.5*[.B147] + 0.5;2)" office:value-type="float" office:value="5.58" calcext:value-type="float">
            <text:p>5.58</text:p>
          </table:table-cell>
          <table:table-cell table:style-name="ce16" table:formula="of:=ROUND(5.5*-[.C147]+0.5;2)" office:value-type="float" office:value="2.6" calcext:value-type="float">
            <text:p>2.60</text:p>
          </table:table-cell>
          <table:table-cell/>
          <table:table-cell table:formula="of:=COM.MICROSOFT.TEXTJOIN(&quot;,&quot;;0;[.E147];[.F147])" office:value-type="string" office:string-value="5.58,2.6" calcext:value-type="string">
            <text:p>5.58,2.6</text:p>
          </table:table-cell>
          <table:table-cell table:number-columns-repeated="1016"/>
        </table:table-row>
        <table:table-row table:style-name="ro3">
          <table:table-cell office:value-type="float" office:value="135" calcext:value-type="float">
            <text:p>135</text:p>
          </table:table-cell>
          <table:table-cell table:style-name="ce16" table:formula="of:=SIN(RADIANS([.A148]))" office:value-type="float" office:value="0.707106781186548" calcext:value-type="float">
            <text:p>0.71</text:p>
          </table:table-cell>
          <table:table-cell table:style-name="ce16" table:formula="of:=COS(RADIANS([.A148]))" office:value-type="float" office:value="-0.707106781186547" calcext:value-type="float">
            <text:p>-0.71</text:p>
          </table:table-cell>
          <table:table-cell/>
          <table:table-cell table:style-name="ce16" table:formula="of:=ROUND(5.5*[.B148] + 0.5;2)" office:value-type="float" office:value="4.39" calcext:value-type="float">
            <text:p>4.39</text:p>
          </table:table-cell>
          <table:table-cell table:style-name="ce16" table:formula="of:=ROUND(5.5*-[.C148]+0.5;2)" office:value-type="float" office:value="4.39" calcext:value-type="float">
            <text:p>4.39</text:p>
          </table:table-cell>
          <table:table-cell/>
          <table:table-cell table:formula="of:=COM.MICROSOFT.TEXTJOIN(&quot;,&quot;;0;[.E148];[.F148])" office:value-type="string" office:string-value="4.39,4.39" calcext:value-type="string">
            <text:p>4.39,4.39</text:p>
          </table:table-cell>
          <table:table-cell table:number-columns-repeated="1016"/>
        </table:table-row>
        <table:table-row table:style-name="ro3">
          <table:table-cell office:value-type="float" office:value="157.5" calcext:value-type="float">
            <text:p>157.5</text:p>
          </table:table-cell>
          <table:table-cell table:style-name="ce16" table:formula="of:=SIN(RADIANS([.A149]))" office:value-type="float" office:value="0.38268343236509" calcext:value-type="float">
            <text:p>0.38</text:p>
          </table:table-cell>
          <table:table-cell table:style-name="ce16" table:formula="of:=COS(RADIANS([.A149]))" office:value-type="float" office:value="-0.923879532511287" calcext:value-type="float">
            <text:p>-0.92</text:p>
          </table:table-cell>
          <table:table-cell/>
          <table:table-cell table:style-name="ce16" table:formula="of:=ROUND(5.5*[.B149] + 0.5;2)" office:value-type="float" office:value="2.6" calcext:value-type="float">
            <text:p>2.60</text:p>
          </table:table-cell>
          <table:table-cell table:style-name="ce16" table:formula="of:=ROUND(5.5*-[.C149]+0.5;2)" office:value-type="float" office:value="5.58" calcext:value-type="float">
            <text:p>5.58</text:p>
          </table:table-cell>
          <table:table-cell/>
          <table:table-cell table:formula="of:=COM.MICROSOFT.TEXTJOIN(&quot;,&quot;;0;[.E149];[.F149])" office:value-type="string" office:string-value="2.6,5.58" calcext:value-type="string">
            <text:p>2.6,5.58</text:p>
          </table:table-cell>
          <table:table-cell table:number-columns-repeated="1016"/>
        </table:table-row>
        <table:table-row table:style-name="ro3">
          <table:table-cell office:value-type="float" office:value="180" calcext:value-type="float">
            <text:p>180</text:p>
          </table:table-cell>
          <table:table-cell table:style-name="ce16" table:formula="of:=SIN(RADIANS([.A150]))" office:value-type="float" office:value="1.22464679914735E-016" calcext:value-type="float">
            <text:p>0.00</text:p>
          </table:table-cell>
          <table:table-cell table:style-name="ce16" table:formula="of:=COS(RADIANS([.A150]))" office:value-type="float" office:value="-1" calcext:value-type="float">
            <text:p>-1.00</text:p>
          </table:table-cell>
          <table:table-cell/>
          <table:table-cell table:style-name="ce16" table:formula="of:=ROUND(5.5*[.B150] + 0.5;2)" office:value-type="float" office:value="0.5" calcext:value-type="float">
            <text:p>0.50</text:p>
          </table:table-cell>
          <table:table-cell table:style-name="ce16" table:formula="of:=ROUND(5.5*-[.C150]+0.5;2)" office:value-type="float" office:value="6" calcext:value-type="float">
            <text:p>6.00</text:p>
          </table:table-cell>
          <table:table-cell/>
          <table:table-cell table:formula="of:=COM.MICROSOFT.TEXTJOIN(&quot;,&quot;;0;[.E150];[.F150])" office:value-type="string" office:string-value="0.5,6" calcext:value-type="string">
            <text:p>0.5,6</text:p>
          </table:table-cell>
          <table:table-cell table:number-columns-repeated="1016"/>
        </table:table-row>
        <table:table-row table:style-name="ro3">
          <table:table-cell office:value-type="float" office:value="202.5" calcext:value-type="float">
            <text:p>202.5</text:p>
          </table:table-cell>
          <table:table-cell table:style-name="ce16" table:formula="of:=SIN(RADIANS([.A151]))" office:value-type="float" office:value="-0.38268343236509" calcext:value-type="float">
            <text:p>-0.38</text:p>
          </table:table-cell>
          <table:table-cell table:style-name="ce16" table:formula="of:=COS(RADIANS([.A151]))" office:value-type="float" office:value="-0.923879532511287" calcext:value-type="float">
            <text:p>-0.92</text:p>
          </table:table-cell>
          <table:table-cell/>
          <table:table-cell table:style-name="ce16" table:formula="of:=ROUND(5.5*[.B151] + 0.5;2)" office:value-type="float" office:value="-1.6" calcext:value-type="float">
            <text:p>-1.60</text:p>
          </table:table-cell>
          <table:table-cell table:style-name="ce16" table:formula="of:=ROUND(5.5*-[.C151]+0.5;2)" office:value-type="float" office:value="5.58" calcext:value-type="float">
            <text:p>5.58</text:p>
          </table:table-cell>
          <table:table-cell/>
          <table:table-cell table:formula="of:=COM.MICROSOFT.TEXTJOIN(&quot;,&quot;;0;[.E151];[.F151])" office:value-type="string" office:string-value="-1.6,5.58" calcext:value-type="string">
            <text:p>-1.6,5.58</text:p>
          </table:table-cell>
          <table:table-cell table:number-columns-repeated="1016"/>
        </table:table-row>
        <table:table-row table:style-name="ro3">
          <table:table-cell office:value-type="float" office:value="225" calcext:value-type="float">
            <text:p>225</text:p>
          </table:table-cell>
          <table:table-cell table:style-name="ce16" table:formula="of:=SIN(RADIANS([.A152]))" office:value-type="float" office:value="-0.707106781186547" calcext:value-type="float">
            <text:p>-0.71</text:p>
          </table:table-cell>
          <table:table-cell table:style-name="ce16" table:formula="of:=COS(RADIANS([.A152]))" office:value-type="float" office:value="-0.707106781186548" calcext:value-type="float">
            <text:p>-0.71</text:p>
          </table:table-cell>
          <table:table-cell/>
          <table:table-cell table:style-name="ce16" table:formula="of:=ROUND(5.5*[.B152] + 0.5;2)" office:value-type="float" office:value="-3.39" calcext:value-type="float">
            <text:p>-3.39</text:p>
          </table:table-cell>
          <table:table-cell table:style-name="ce16" table:formula="of:=ROUND(5.5*-[.C152]+0.5;2)" office:value-type="float" office:value="4.39" calcext:value-type="float">
            <text:p>4.39</text:p>
          </table:table-cell>
          <table:table-cell/>
          <table:table-cell table:formula="of:=COM.MICROSOFT.TEXTJOIN(&quot;,&quot;;0;[.E152];[.F152])" office:value-type="string" office:string-value="-3.39,4.39" calcext:value-type="string">
            <text:p>-3.39,4.39</text:p>
          </table:table-cell>
          <table:table-cell table:number-columns-repeated="1016"/>
        </table:table-row>
        <table:table-row table:style-name="ro3">
          <table:table-cell office:value-type="float" office:value="247.5" calcext:value-type="float">
            <text:p>247.5</text:p>
          </table:table-cell>
          <table:table-cell table:style-name="ce16" table:formula="of:=SIN(RADIANS([.A153]))" office:value-type="float" office:value="-0.923879532511287" calcext:value-type="float">
            <text:p>-0.92</text:p>
          </table:table-cell>
          <table:table-cell table:style-name="ce16" table:formula="of:=COS(RADIANS([.A153]))" office:value-type="float" office:value="-0.382683432365089" calcext:value-type="float">
            <text:p>-0.38</text:p>
          </table:table-cell>
          <table:table-cell/>
          <table:table-cell table:style-name="ce16" table:formula="of:=ROUND(5.5*[.B153] + 0.5;2)" office:value-type="float" office:value="-4.58" calcext:value-type="float">
            <text:p>-4.58</text:p>
          </table:table-cell>
          <table:table-cell table:style-name="ce16" table:formula="of:=ROUND(5.5*-[.C153]+0.5;2)" office:value-type="float" office:value="2.6" calcext:value-type="float">
            <text:p>2.60</text:p>
          </table:table-cell>
          <table:table-cell/>
          <table:table-cell table:formula="of:=COM.MICROSOFT.TEXTJOIN(&quot;,&quot;;0;[.E153];[.F153])" office:value-type="string" office:string-value="-4.58,2.6" calcext:value-type="string">
            <text:p>-4.58,2.6</text:p>
          </table:table-cell>
          <table:table-cell table:number-columns-repeated="1016"/>
        </table:table-row>
        <table:table-row table:style-name="ro3">
          <table:table-cell office:value-type="float" office:value="270" calcext:value-type="float">
            <text:p>270</text:p>
          </table:table-cell>
          <table:table-cell table:style-name="ce16" table:formula="of:=SIN(RADIANS([.A154]))" office:value-type="float" office:value="-1" calcext:value-type="float">
            <text:p>-1.00</text:p>
          </table:table-cell>
          <table:table-cell table:style-name="ce16" table:formula="of:=COS(RADIANS([.A154]))" office:value-type="float" office:value="-1.83697019872103E-016" calcext:value-type="float">
            <text:p>0.00</text:p>
          </table:table-cell>
          <table:table-cell/>
          <table:table-cell table:style-name="ce16" table:formula="of:=ROUND(5.5*[.B154] + 0.5;2)" office:value-type="float" office:value="-5" calcext:value-type="float">
            <text:p>-5.00</text:p>
          </table:table-cell>
          <table:table-cell table:style-name="ce16" table:formula="of:=ROUND(5.5*-[.C154]+0.5;2)" office:value-type="float" office:value="0.5" calcext:value-type="float">
            <text:p>0.50</text:p>
          </table:table-cell>
          <table:table-cell/>
          <table:table-cell table:formula="of:=COM.MICROSOFT.TEXTJOIN(&quot;,&quot;;0;[.E154];[.F154])" office:value-type="string" office:string-value="-5,0.5" calcext:value-type="string">
            <text:p>-5,0.5</text:p>
          </table:table-cell>
          <table:table-cell table:number-columns-repeated="1016"/>
        </table:table-row>
        <table:table-row table:style-name="ro3">
          <table:table-cell office:value-type="float" office:value="292.5" calcext:value-type="float">
            <text:p>292.5</text:p>
          </table:table-cell>
          <table:table-cell table:style-name="ce16" table:formula="of:=SIN(RADIANS([.A155]))" office:value-type="float" office:value="-0.923879532511287" calcext:value-type="float">
            <text:p>-0.92</text:p>
          </table:table-cell>
          <table:table-cell table:style-name="ce16" table:formula="of:=COS(RADIANS([.A155]))" office:value-type="float" office:value="0.38268343236509" calcext:value-type="float">
            <text:p>0.38</text:p>
          </table:table-cell>
          <table:table-cell/>
          <table:table-cell table:style-name="ce16" table:formula="of:=ROUND(5.5*[.B155] + 0.5;2)" office:value-type="float" office:value="-4.58" calcext:value-type="float">
            <text:p>-4.58</text:p>
          </table:table-cell>
          <table:table-cell table:style-name="ce16" table:formula="of:=ROUND(5.5*-[.C155]+0.5;2)" office:value-type="float" office:value="-1.6" calcext:value-type="float">
            <text:p>-1.60</text:p>
          </table:table-cell>
          <table:table-cell/>
          <table:table-cell table:formula="of:=COM.MICROSOFT.TEXTJOIN(&quot;,&quot;;0;[.E155];[.F155])" office:value-type="string" office:string-value="-4.58,-1.6" calcext:value-type="string">
            <text:p>-4.58,-1.6</text:p>
          </table:table-cell>
          <table:table-cell table:number-columns-repeated="1016"/>
        </table:table-row>
        <table:table-row table:style-name="ro3">
          <table:table-cell office:value-type="float" office:value="315" calcext:value-type="float">
            <text:p>315</text:p>
          </table:table-cell>
          <table:table-cell table:style-name="ce16" table:formula="of:=SIN(RADIANS([.A156]))" office:value-type="float" office:value="-0.707106781186548" calcext:value-type="float">
            <text:p>-0.71</text:p>
          </table:table-cell>
          <table:table-cell table:style-name="ce16" table:formula="of:=COS(RADIANS([.A156]))" office:value-type="float" office:value="0.707106781186547" calcext:value-type="float">
            <text:p>0.71</text:p>
          </table:table-cell>
          <table:table-cell/>
          <table:table-cell table:style-name="ce16" table:formula="of:=ROUND(5.5*[.B156] + 0.5;2)" office:value-type="float" office:value="-3.39" calcext:value-type="float">
            <text:p>-3.39</text:p>
          </table:table-cell>
          <table:table-cell table:style-name="ce16" table:formula="of:=ROUND(5.5*-[.C156]+0.5;2)" office:value-type="float" office:value="-3.39" calcext:value-type="float">
            <text:p>-3.39</text:p>
          </table:table-cell>
          <table:table-cell/>
          <table:table-cell table:formula="of:=COM.MICROSOFT.TEXTJOIN(&quot;,&quot;;0;[.E156];[.F156])" office:value-type="string" office:string-value="-3.39,-3.39" calcext:value-type="string">
            <text:p>-3.39,-3.39</text:p>
          </table:table-cell>
          <table:table-cell table:number-columns-repeated="1016"/>
        </table:table-row>
        <table:table-row table:style-name="ro3">
          <table:table-cell office:value-type="float" office:value="337.5" calcext:value-type="float">
            <text:p>337.5</text:p>
          </table:table-cell>
          <table:table-cell table:style-name="ce16" table:formula="of:=SIN(RADIANS([.A157]))" office:value-type="float" office:value="-0.38268343236509" calcext:value-type="float">
            <text:p>-0.38</text:p>
          </table:table-cell>
          <table:table-cell table:style-name="ce16" table:formula="of:=COS(RADIANS([.A157]))" office:value-type="float" office:value="0.923879532511287" calcext:value-type="float">
            <text:p>0.92</text:p>
          </table:table-cell>
          <table:table-cell/>
          <table:table-cell table:style-name="ce16" table:formula="of:=ROUND(5.5*[.B157] + 0.5;2)" office:value-type="float" office:value="-1.6" calcext:value-type="float">
            <text:p>-1.60</text:p>
          </table:table-cell>
          <table:table-cell table:style-name="ce16" table:formula="of:=ROUND(5.5*-[.C157]+0.5;2)" office:value-type="float" office:value="-4.58" calcext:value-type="float">
            <text:p>-4.58</text:p>
          </table:table-cell>
          <table:table-cell/>
          <table:table-cell table:formula="of:=COM.MICROSOFT.TEXTJOIN(&quot;,&quot;;0;[.E157];[.F157])" office:value-type="string" office:string-value="-1.6,-4.58" calcext:value-type="string">
            <text:p>-1.6,-4.58</text:p>
          </table:table-cell>
          <table:table-cell table:number-columns-repeated="1016"/>
        </table:table-row>
        <table:table-row table:style-name="ro3">
          <table:table-cell office:value-type="float" office:value="360" calcext:value-type="float">
            <text:p>360</text:p>
          </table:table-cell>
          <table:table-cell table:style-name="ce16" table:formula="of:=SIN(RADIANS([.A158]))" office:value-type="float" office:value="-2.44929359829471E-016" calcext:value-type="float">
            <text:p>0.00</text:p>
          </table:table-cell>
          <table:table-cell table:style-name="ce16" table:formula="of:=COS(RADIANS([.A158]))" office:value-type="float" office:value="1" calcext:value-type="float">
            <text:p>1.00</text:p>
          </table:table-cell>
          <table:table-cell/>
          <table:table-cell table:style-name="ce16" table:formula="of:=ROUND(5.5*[.B158] + 0.5;2)" office:value-type="float" office:value="0.5" calcext:value-type="float">
            <text:p>0.50</text:p>
          </table:table-cell>
          <table:table-cell table:style-name="ce16" table:formula="of:=ROUND(5.5*-[.C158]+0.5;2)" office:value-type="float" office:value="-5" calcext:value-type="float">
            <text:p>-5.00</text:p>
          </table:table-cell>
          <table:table-cell/>
          <table:table-cell table:formula="of:=COM.MICROSOFT.TEXTJOIN(&quot;,&quot;;0;[.E158];[.F158])" office:value-type="string" office:string-value="0.5,-5" calcext:value-type="string">
            <text:p>0.5,-5</text:p>
          </table:table-cell>
          <table:table-cell table:number-columns-repeated="1016"/>
        </table:table-row>
        <table:table-row table:style-name="ro3">
          <table:table-cell table:number-columns-repeated="1024"/>
        </table:table-row>
        <table:table-row table:style-name="ro3">
          <table:table-cell table:style-name="ce4" office:value-type="string" calcext:value-type="string">
            <text:p>Centre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2.5" calcext:value-type="float">
            <text:p>22.5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string" calcext:value-type="string">
            <text:p>Centre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67.5" calcext:value-type="float">
            <text:p>67.5</text:p>
          </table:table-cell>
          <table:table-cell table:style-name="ce4" office:value-type="float" office:value="90" calcext:value-type="float">
            <text:p>90</text:p>
          </table:table-cell>
          <table:table-cell table:style-name="ce4" office:value-type="string" calcext:value-type="string">
            <text:p>Centre</text:p>
          </table:table-cell>
          <table:table-cell table:style-name="ce4" office:value-type="float" office:value="90" calcext:value-type="float">
            <text:p>90</text:p>
          </table:table-cell>
          <table:table-cell table:style-name="ce4" office:value-type="float" office:value="112.5" calcext:value-type="float">
            <text:p>112.5</text:p>
          </table:table-cell>
          <table:table-cell table:style-name="ce4" office:value-type="float" office:value="135" calcext:value-type="float">
            <text:p>135</text:p>
          </table:table-cell>
          <table:table-cell table:style-name="ce4" office:value-type="string" calcext:value-type="string">
            <text:p>Centre</text:p>
          </table:table-cell>
          <table:table-cell table:style-name="ce4" office:value-type="float" office:value="135" calcext:value-type="float">
            <text:p>135</text:p>
          </table:table-cell>
          <table:table-cell table:style-name="ce4" office:value-type="float" office:value="157.5" calcext:value-type="float">
            <text:p>157.5</text:p>
          </table:table-cell>
          <table:table-cell table:style-name="ce4" office:value-type="float" office:value="180" calcext:value-type="float">
            <text:p>180</text:p>
          </table:table-cell>
          <table:table-cell table:style-name="ce4" office:value-type="string" calcext:value-type="string">
            <text:p>Centre</text:p>
          </table:table-cell>
          <table:table-cell table:style-name="ce4" office:value-type="float" office:value="180" calcext:value-type="float">
            <text:p>180</text:p>
          </table:table-cell>
          <table:table-cell table:style-name="ce4" office:value-type="float" office:value="202.5" calcext:value-type="float">
            <text:p>202.5</text:p>
          </table:table-cell>
          <table:table-cell table:style-name="ce4" office:value-type="float" office:value="225" calcext:value-type="float">
            <text:p>225</text:p>
          </table:table-cell>
          <table:table-cell table:style-name="ce4" office:value-type="string" calcext:value-type="string">
            <text:p>Centre</text:p>
          </table:table-cell>
          <table:table-cell table:style-name="ce4" office:value-type="float" office:value="225" calcext:value-type="float">
            <text:p>225</text:p>
          </table:table-cell>
          <table:table-cell table:style-name="ce4" office:value-type="float" office:value="247.5" calcext:value-type="float">
            <text:p>247.5</text:p>
          </table:table-cell>
          <table:table-cell table:style-name="ce4" office:value-type="float" office:value="270" calcext:value-type="float">
            <text:p>270</text:p>
          </table:table-cell>
          <table:table-cell table:style-name="ce4" office:value-type="string" calcext:value-type="string">
            <text:p>Centre</text:p>
          </table:table-cell>
          <table:table-cell table:style-name="ce4" office:value-type="float" office:value="270" calcext:value-type="float">
            <text:p>270</text:p>
          </table:table-cell>
          <table:table-cell table:style-name="ce4" office:value-type="float" office:value="292.5" calcext:value-type="float">
            <text:p>292.5</text:p>
          </table:table-cell>
          <table:table-cell table:style-name="ce4" office:value-type="float" office:value="315" calcext:value-type="float">
            <text:p>315</text:p>
          </table:table-cell>
          <table:table-cell table:style-name="ce4" office:value-type="string" calcext:value-type="string">
            <text:p>Centre</text:p>
          </table:table-cell>
          <table:table-cell table:style-name="ce4" office:value-type="float" office:value="315" calcext:value-type="float">
            <text:p>315</text:p>
          </table:table-cell>
          <table:table-cell table:style-name="ce4" office:value-type="float" office:value="337.5" calcext:value-type="float">
            <text:p>337.5</text:p>
          </table:table-cell>
          <table:table-cell table:style-name="ce4" office:value-type="float" office:value="360" calcext:value-type="float">
            <text:p>360</text:p>
          </table:table-cell>
          <table:table-cell table:style-name="ce4" office:value-type="string" calcext:value-type="string">
            <text:p>concatenation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0.5,0.5</text:p>
          </table:table-cell>
          <table:table-cell table:formula="of:=[.H142]" office:value-type="string" office:string-value="0.5,-5" calcext:value-type="string">
            <text:p>0.5,-5</text:p>
          </table:table-cell>
          <table:table-cell table:formula="of:=[.B161]" office:value-type="string" office:string-value="0.5,-5" calcext:value-type="string">
            <text:p>0.5,-5</text:p>
          </table:table-cell>
          <table:table-cell table:formula="of:=[.C161]" office:value-type="string" office:string-value="0.5,-5" calcext:value-type="string">
            <text:p>0.5,-5</text:p>
          </table:table-cell>
          <table:table-cell office:value-type="string" calcext:value-type="string">
            <text:p>0.5,0.5</text:p>
          </table:table-cell>
          <table:table-cell table:formula="of:=[.H144]" office:value-type="string" office:string-value="4.39,-3.39" calcext:value-type="string">
            <text:p>4.39,-3.39</text:p>
          </table:table-cell>
          <table:table-cell table:formula="of:=[.F161]" office:value-type="string" office:string-value="4.39,-3.39" calcext:value-type="string">
            <text:p>4.39,-3.39</text:p>
          </table:table-cell>
          <table:table-cell table:formula="of:=[.G161]" office:value-type="string" office:string-value="4.39,-3.39" calcext:value-type="string">
            <text:p>4.39,-3.39</text:p>
          </table:table-cell>
          <table:table-cell office:value-type="string" calcext:value-type="string">
            <text:p>0.5,0.5</text:p>
          </table:table-cell>
          <table:table-cell table:formula="of:=[.H146]" office:value-type="string" office:string-value="6,0.5" calcext:value-type="string">
            <text:p>6,0.5</text:p>
          </table:table-cell>
          <table:table-cell table:formula="of:=[.J161]" office:value-type="string" office:string-value="6,0.5" calcext:value-type="string">
            <text:p>6,0.5</text:p>
          </table:table-cell>
          <table:table-cell table:formula="of:=[.K161]" office:value-type="string" office:string-value="6,0.5" calcext:value-type="string">
            <text:p>6,0.5</text:p>
          </table:table-cell>
          <table:table-cell office:value-type="string" calcext:value-type="string">
            <text:p>0.5,0.5</text:p>
          </table:table-cell>
          <table:table-cell table:formula="of:=[.H148]" office:value-type="string" office:string-value="4.39,4.39" calcext:value-type="string">
            <text:p>4.39,4.39</text:p>
          </table:table-cell>
          <table:table-cell table:formula="of:=[.N161]" office:value-type="string" office:string-value="4.39,4.39" calcext:value-type="string">
            <text:p>4.39,4.39</text:p>
          </table:table-cell>
          <table:table-cell table:formula="of:=[.O161]" office:value-type="string" office:string-value="4.39,4.39" calcext:value-type="string">
            <text:p>4.39,4.39</text:p>
          </table:table-cell>
          <table:table-cell office:value-type="string" calcext:value-type="string">
            <text:p>0.5,0.5</text:p>
          </table:table-cell>
          <table:table-cell table:formula="of:=[.H150]" office:value-type="string" office:string-value="0.5,6" calcext:value-type="string">
            <text:p>0.5,6</text:p>
          </table:table-cell>
          <table:table-cell table:formula="of:=[.R161]" office:value-type="string" office:string-value="0.5,6" calcext:value-type="string">
            <text:p>0.5,6</text:p>
          </table:table-cell>
          <table:table-cell table:formula="of:=[.S161]" office:value-type="string" office:string-value="0.5,6" calcext:value-type="string">
            <text:p>0.5,6</text:p>
          </table:table-cell>
          <table:table-cell office:value-type="string" calcext:value-type="string">
            <text:p>0.5,0.5</text:p>
          </table:table-cell>
          <table:table-cell table:formula="of:=[.H152]" office:value-type="string" office:string-value="-3.39,4.39" calcext:value-type="string">
            <text:p>-3.39,4.39</text:p>
          </table:table-cell>
          <table:table-cell table:formula="of:=[.V161]" office:value-type="string" office:string-value="-3.39,4.39" calcext:value-type="string">
            <text:p>-3.39,4.39</text:p>
          </table:table-cell>
          <table:table-cell table:formula="of:=[.W161]" office:value-type="string" office:string-value="-3.39,4.39" calcext:value-type="string">
            <text:p>-3.39,4.39</text:p>
          </table:table-cell>
          <table:table-cell office:value-type="string" calcext:value-type="string">
            <text:p>0.5,0.5</text:p>
          </table:table-cell>
          <table:table-cell table:formula="of:=[.H154]" office:value-type="string" office:string-value="-5,0.5" calcext:value-type="string">
            <text:p>-5,0.5</text:p>
          </table:table-cell>
          <table:table-cell table:formula="of:=[.Z161]" office:value-type="string" office:string-value="-5,0.5" calcext:value-type="string">
            <text:p>-5,0.5</text:p>
          </table:table-cell>
          <table:table-cell table:formula="of:=[.AA161]" office:value-type="string" office:string-value="-5,0.5" calcext:value-type="string">
            <text:p>-5,0.5</text:p>
          </table:table-cell>
          <table:table-cell office:value-type="string" calcext:value-type="string">
            <text:p>0.5,0.5</text:p>
          </table:table-cell>
          <table:table-cell table:formula="of:=[.H156]" office:value-type="string" office:string-value="-3.39,-3.39" calcext:value-type="string">
            <text:p>-3.39,-3.39</text:p>
          </table:table-cell>
          <table:table-cell table:formula="of:=[.AD161]" office:value-type="string" office:string-value="-3.39,-3.39" calcext:value-type="string">
            <text:p>-3.39,-3.39</text:p>
          </table:table-cell>
          <table:table-cell table:formula="of:=[.AE161]" office:value-type="string" office:string-value="-3.39,-3.39" calcext:value-type="string">
            <text:p>-3.39,-3.39</text:p>
          </table:table-cell>
          <table:table-cell table:formula="of:=COM.MICROSOFT.TEXTJOIN(&quot; &quot;; 1; [.A161:.AF161])" office:value-type="string" office:string-value="0.5,0.5 0.5,-5 0.5,-5 0.5,-5 0.5,0.5 4.39,-3.39 4.39,-3.39 4.39,-3.39 0.5,0.5 6,0.5 6,0.5 6,0.5 0.5,0.5 4.39,4.39 4.39,4.39 4.39,4.39 0.5,0.5 0.5,6 0.5,6 0.5,6 0.5,0.5 -3.39,4.39 -3.39,4.39 -3.39,4.39 0.5,0.5 -5,0.5 -5,0.5 -5,0.5 0.5,0.5 -3.39,-3.39 -3.39,-3.39 -3.39,-3.39" calcext:value-type="string">
            <text:p>0.5,0.5 0.5,-5 0.5,-5 0.5,-5 0.5,0.5 4.39,-3.39 4.39,-3.39 4.39,-3.39 0.5,0.5 6,0.5 6,0.5 6,0.5 0.5,0.5 4.39,4.39 4.39,4.39 4.39,4.39 0.5,0.5 0.5,6 0.5,6 0.5,6 0.5,0.5 -3.39,4.39 -3.39,4.39 -3.39,4.39 0.5,0.5 -5,0.5 -5,0.5 -5,0.5 0.5,0.5 -3.39,-3.39 -3.39,-3.39 -3.39,-3.39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0.5,0.5</text:p>
          </table:table-cell>
          <table:table-cell table:formula="of:=[.B161]" office:value-type="string" office:string-value="0.5,-5" calcext:value-type="string">
            <text:p>0.5,-5</text:p>
          </table:table-cell>
          <table:table-cell table:formula="of:=[.H143]" office:value-type="string" office:string-value="2.6,-4.58" calcext:value-type="string">
            <text:p>2.6,-4.58</text:p>
          </table:table-cell>
          <table:table-cell table:formula="of:=[.C162]" office:value-type="string" office:string-value="2.6,-4.58" calcext:value-type="string">
            <text:p>2.6,-4.58</text:p>
          </table:table-cell>
          <table:table-cell office:value-type="string" calcext:value-type="string">
            <text:p>0.5,0.5</text:p>
          </table:table-cell>
          <table:table-cell table:formula="of:=[.F161]" office:value-type="string" office:string-value="4.39,-3.39" calcext:value-type="string">
            <text:p>4.39,-3.39</text:p>
          </table:table-cell>
          <table:table-cell table:formula="of:=[.H145]" office:value-type="string" office:string-value="5.58,-1.6" calcext:value-type="string">
            <text:p>5.58,-1.6</text:p>
          </table:table-cell>
          <table:table-cell table:formula="of:=[.G162]" office:value-type="string" office:string-value="5.58,-1.6" calcext:value-type="string">
            <text:p>5.58,-1.6</text:p>
          </table:table-cell>
          <table:table-cell office:value-type="string" calcext:value-type="string">
            <text:p>0.5,0.5</text:p>
          </table:table-cell>
          <table:table-cell table:formula="of:=[.J161]" office:value-type="string" office:string-value="6,0.5" calcext:value-type="string">
            <text:p>6,0.5</text:p>
          </table:table-cell>
          <table:table-cell table:formula="of:=[.H147]" office:value-type="string" office:string-value="5.58,2.6" calcext:value-type="string">
            <text:p>5.58,2.6</text:p>
          </table:table-cell>
          <table:table-cell table:formula="of:=[.K162]" office:value-type="string" office:string-value="5.58,2.6" calcext:value-type="string">
            <text:p>5.58,2.6</text:p>
          </table:table-cell>
          <table:table-cell office:value-type="string" calcext:value-type="string">
            <text:p>0.5,0.5</text:p>
          </table:table-cell>
          <table:table-cell table:formula="of:=[.N161]" office:value-type="string" office:string-value="4.39,4.39" calcext:value-type="string">
            <text:p>4.39,4.39</text:p>
          </table:table-cell>
          <table:table-cell table:formula="of:=[.H149]" office:value-type="string" office:string-value="2.6,5.58" calcext:value-type="string">
            <text:p>2.6,5.58</text:p>
          </table:table-cell>
          <table:table-cell table:formula="of:=[.O162]" office:value-type="string" office:string-value="2.6,5.58" calcext:value-type="string">
            <text:p>2.6,5.58</text:p>
          </table:table-cell>
          <table:table-cell office:value-type="string" calcext:value-type="string">
            <text:p>0.5,0.5</text:p>
          </table:table-cell>
          <table:table-cell table:formula="of:=[.R161]" office:value-type="string" office:string-value="0.5,6" calcext:value-type="string">
            <text:p>0.5,6</text:p>
          </table:table-cell>
          <table:table-cell table:formula="of:=[.H151]" office:value-type="string" office:string-value="-1.6,5.58" calcext:value-type="string">
            <text:p>-1.6,5.58</text:p>
          </table:table-cell>
          <table:table-cell table:formula="of:=[.S162]" office:value-type="string" office:string-value="-1.6,5.58" calcext:value-type="string">
            <text:p>-1.6,5.58</text:p>
          </table:table-cell>
          <table:table-cell office:value-type="string" calcext:value-type="string">
            <text:p>0.5,0.5</text:p>
          </table:table-cell>
          <table:table-cell table:formula="of:=[.V161]" office:value-type="string" office:string-value="-3.39,4.39" calcext:value-type="string">
            <text:p>-3.39,4.39</text:p>
          </table:table-cell>
          <table:table-cell table:formula="of:=[.H153]" office:value-type="string" office:string-value="-4.58,2.6" calcext:value-type="string">
            <text:p>-4.58,2.6</text:p>
          </table:table-cell>
          <table:table-cell table:formula="of:=[.W162]" office:value-type="string" office:string-value="-4.58,2.6" calcext:value-type="string">
            <text:p>-4.58,2.6</text:p>
          </table:table-cell>
          <table:table-cell office:value-type="string" calcext:value-type="string">
            <text:p>0.5,0.5</text:p>
          </table:table-cell>
          <table:table-cell table:formula="of:=[.Z161]" office:value-type="string" office:string-value="-5,0.5" calcext:value-type="string">
            <text:p>-5,0.5</text:p>
          </table:table-cell>
          <table:table-cell table:formula="of:=[.H155]" office:value-type="string" office:string-value="-4.58,-1.6" calcext:value-type="string">
            <text:p>-4.58,-1.6</text:p>
          </table:table-cell>
          <table:table-cell table:formula="of:=[.AA162]" office:value-type="string" office:string-value="-4.58,-1.6" calcext:value-type="string">
            <text:p>-4.58,-1.6</text:p>
          </table:table-cell>
          <table:table-cell office:value-type="string" calcext:value-type="string">
            <text:p>0.5,0.5</text:p>
          </table:table-cell>
          <table:table-cell table:formula="of:=[.AD161]" office:value-type="string" office:string-value="-3.39,-3.39" calcext:value-type="string">
            <text:p>-3.39,-3.39</text:p>
          </table:table-cell>
          <table:table-cell table:formula="of:=[.H157]" office:value-type="string" office:string-value="-1.6,-4.58" calcext:value-type="string">
            <text:p>-1.6,-4.58</text:p>
          </table:table-cell>
          <table:table-cell table:formula="of:=[.AE162]" office:value-type="string" office:string-value="-1.6,-4.58" calcext:value-type="string">
            <text:p>-1.6,-4.58</text:p>
          </table:table-cell>
          <table:table-cell table:formula="of:=COM.MICROSOFT.TEXTJOIN(&quot; &quot;; 1; [.A162:.AF162])" office:value-type="string" office:string-value="0.5,0.5 0.5,-5 2.6,-4.58 2.6,-4.58 0.5,0.5 4.39,-3.39 5.58,-1.6 5.58,-1.6 0.5,0.5 6,0.5 5.58,2.6 5.58,2.6 0.5,0.5 4.39,4.39 2.6,5.58 2.6,5.58 0.5,0.5 0.5,6 -1.6,5.58 -1.6,5.58 0.5,0.5 -3.39,4.39 -4.58,2.6 -4.58,2.6 0.5,0.5 -5,0.5 -4.58,-1.6 -4.58,-1.6 0.5,0.5 -3.39,-3.39 -1.6,-4.58 -1.6,-4.58" calcext:value-type="string">
            <text:p>0.5,0.5 0.5,-5 2.6,-4.58 2.6,-4.58 0.5,0.5 4.39,-3.39 5.58,-1.6 5.58,-1.6 0.5,0.5 6,0.5 5.58,2.6 5.58,2.6 0.5,0.5 4.39,4.39 2.6,5.58 2.6,5.58 0.5,0.5 0.5,6 -1.6,5.58 -1.6,5.58 0.5,0.5 -3.39,4.39 -4.58,2.6 -4.58,2.6 0.5,0.5 -5,0.5 -4.58,-1.6 -4.58,-1.6 0.5,0.5 -3.39,-3.39 -1.6,-4.58 -1.6,-4.58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0.5,0.5</text:p>
          </table:table-cell>
          <table:table-cell table:formula="of:=[.B162]" office:value-type="string" office:string-value="0.5,-5" calcext:value-type="string">
            <text:p>0.5,-5</text:p>
          </table:table-cell>
          <table:table-cell table:formula="of:=[.C162]" office:value-type="string" office:string-value="2.6,-4.58" calcext:value-type="string">
            <text:p>2.6,-4.58</text:p>
          </table:table-cell>
          <table:table-cell table:formula="of:=[.H144]" office:value-type="string" office:string-value="4.39,-3.39" calcext:value-type="string">
            <text:p>4.39,-3.39</text:p>
          </table:table-cell>
          <table:table-cell office:value-type="string" calcext:value-type="string">
            <text:p>0.5,0.5</text:p>
          </table:table-cell>
          <table:table-cell table:formula="of:=[.F162]" office:value-type="string" office:string-value="4.39,-3.39" calcext:value-type="string">
            <text:p>4.39,-3.39</text:p>
          </table:table-cell>
          <table:table-cell table:formula="of:=[.G162]" office:value-type="string" office:string-value="5.58,-1.6" calcext:value-type="string">
            <text:p>5.58,-1.6</text:p>
          </table:table-cell>
          <table:table-cell table:formula="of:=[.H146]" office:value-type="string" office:string-value="6,0.5" calcext:value-type="string">
            <text:p>6,0.5</text:p>
          </table:table-cell>
          <table:table-cell office:value-type="string" calcext:value-type="string">
            <text:p>0.5,0.5</text:p>
          </table:table-cell>
          <table:table-cell table:formula="of:=[.J162]" office:value-type="string" office:string-value="6,0.5" calcext:value-type="string">
            <text:p>6,0.5</text:p>
          </table:table-cell>
          <table:table-cell table:formula="of:=[.K162]" office:value-type="string" office:string-value="5.58,2.6" calcext:value-type="string">
            <text:p>5.58,2.6</text:p>
          </table:table-cell>
          <table:table-cell table:formula="of:=[.H148]" office:value-type="string" office:string-value="4.39,4.39" calcext:value-type="string">
            <text:p>4.39,4.39</text:p>
          </table:table-cell>
          <table:table-cell office:value-type="string" calcext:value-type="string">
            <text:p>0.5,0.5</text:p>
          </table:table-cell>
          <table:table-cell table:formula="of:=[.N162]" office:value-type="string" office:string-value="4.39,4.39" calcext:value-type="string">
            <text:p>4.39,4.39</text:p>
          </table:table-cell>
          <table:table-cell table:formula="of:=[.O162]" office:value-type="string" office:string-value="2.6,5.58" calcext:value-type="string">
            <text:p>2.6,5.58</text:p>
          </table:table-cell>
          <table:table-cell table:formula="of:=[.H150]" office:value-type="string" office:string-value="0.5,6" calcext:value-type="string">
            <text:p>0.5,6</text:p>
          </table:table-cell>
          <table:table-cell office:value-type="string" calcext:value-type="string">
            <text:p>0.5,0.5</text:p>
          </table:table-cell>
          <table:table-cell table:formula="of:=[.R162]" office:value-type="string" office:string-value="0.5,6" calcext:value-type="string">
            <text:p>0.5,6</text:p>
          </table:table-cell>
          <table:table-cell table:formula="of:=[.S162]" office:value-type="string" office:string-value="-1.6,5.58" calcext:value-type="string">
            <text:p>-1.6,5.58</text:p>
          </table:table-cell>
          <table:table-cell table:formula="of:=[.H152]" office:value-type="string" office:string-value="-3.39,4.39" calcext:value-type="string">
            <text:p>-3.39,4.39</text:p>
          </table:table-cell>
          <table:table-cell office:value-type="string" calcext:value-type="string">
            <text:p>0.5,0.5</text:p>
          </table:table-cell>
          <table:table-cell table:formula="of:=[.V162]" office:value-type="string" office:string-value="-3.39,4.39" calcext:value-type="string">
            <text:p>-3.39,4.39</text:p>
          </table:table-cell>
          <table:table-cell table:formula="of:=[.W162]" office:value-type="string" office:string-value="-4.58,2.6" calcext:value-type="string">
            <text:p>-4.58,2.6</text:p>
          </table:table-cell>
          <table:table-cell table:formula="of:=[.H154]" office:value-type="string" office:string-value="-5,0.5" calcext:value-type="string">
            <text:p>-5,0.5</text:p>
          </table:table-cell>
          <table:table-cell office:value-type="string" calcext:value-type="string">
            <text:p>0.5,0.5</text:p>
          </table:table-cell>
          <table:table-cell table:formula="of:=[.Z162]" office:value-type="string" office:string-value="-5,0.5" calcext:value-type="string">
            <text:p>-5,0.5</text:p>
          </table:table-cell>
          <table:table-cell table:formula="of:=[.AA162]" office:value-type="string" office:string-value="-4.58,-1.6" calcext:value-type="string">
            <text:p>-4.58,-1.6</text:p>
          </table:table-cell>
          <table:table-cell table:formula="of:=[.H156]" office:value-type="string" office:string-value="-3.39,-3.39" calcext:value-type="string">
            <text:p>-3.39,-3.39</text:p>
          </table:table-cell>
          <table:table-cell office:value-type="string" calcext:value-type="string">
            <text:p>0.5,0.5</text:p>
          </table:table-cell>
          <table:table-cell table:formula="of:=[.AD162]" office:value-type="string" office:string-value="-3.39,-3.39" calcext:value-type="string">
            <text:p>-3.39,-3.39</text:p>
          </table:table-cell>
          <table:table-cell table:formula="of:=[.AE162]" office:value-type="string" office:string-value="-1.6,-4.58" calcext:value-type="string">
            <text:p>-1.6,-4.58</text:p>
          </table:table-cell>
          <table:table-cell table:formula="of:=[.H158]" office:value-type="string" office:string-value="0.5,-5" calcext:value-type="string">
            <text:p>0.5,-5</text:p>
          </table:table-cell>
          <table:table-cell table:formula="of:=COM.MICROSOFT.TEXTJOIN(&quot; &quot;; 1; [.A163:.AF163])" office:value-type="string" office:string-value="0.5,0.5 0.5,-5 2.6,-4.58 4.39,-3.39 0.5,0.5 4.39,-3.39 5.58,-1.6 6,0.5 0.5,0.5 6,0.5 5.58,2.6 4.39,4.39 0.5,0.5 4.39,4.39 2.6,5.58 0.5,6 0.5,0.5 0.5,6 -1.6,5.58 -3.39,4.39 0.5,0.5 -3.39,4.39 -4.58,2.6 -5,0.5 0.5,0.5 -5,0.5 -4.58,-1.6 -3.39,-3.39 0.5,0.5 -3.39,-3.39 -1.6,-4.58 0.5,-5" calcext:value-type="string">
            <text:p>0.5,0.5 0.5,-5 2.6,-4.58 4.39,-3.39 0.5,0.5 4.39,-3.39 5.58,-1.6 6,0.5 0.5,0.5 6,0.5 5.58,2.6 4.39,4.39 0.5,0.5 4.39,4.39 2.6,5.58 0.5,6 0.5,0.5 0.5,6 -1.6,5.58 -3.39,4.39 0.5,0.5 -3.39,4.39 -4.58,2.6 -5,0.5 0.5,0.5 -5,0.5 -4.58,-1.6 -3.39,-3.39 0.5,0.5 -3.39,-3.39 -1.6,-4.58 0.5,-5</text:p>
          </table:table-cell>
          <table:table-cell table:number-columns-repeated="991"/>
        </table:table-row>
        <table:table-row table:style-name="ro3" table:number-rows-repeated="1048412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ill Sans Nova" svg:font-family="'Gill Sans Nova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14" loext:min-decimal-places="14" number:min-integer-digits="1"/>
    </number:number-style>
    <number:number-style style:name="N112">
      <number:number number:decimal-places="13" loext:min-decimal-places="13" number:min-integer-digits="1"/>
    </number:number-style>
    <number:number-style style:name="N113">
      <number:number number:decimal-places="15" loext:min-decimal-places="15" number:min-integer-digits="1"/>
    </number:number-style>
    <number:number-style style:name="N114">
      <number:number number:decimal-places="16" loext:min-decimal-places="16" number:min-integer-digits="1"/>
    </number:number-style>
    <number:number-style style:name="N115">
      <number:number number:decimal-places="17" loext:min-decimal-places="17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24">00/00/0000</text:date>, <text:time style:data-style-name="N2" text:time-value="17:43:23.72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5T20:29:15.027000000</meta:creation-date>
    <dc:date>2019-04-24T19:31:19.358000000</dc:date>
    <meta:editing-duration>P1DT8H13M40S</meta:editing-duration>
    <meta:editing-cycles>75</meta:editing-cycles>
    <meta:generator>LibreOffice/5.3.3.2$Windows_X86_64 LibreOffice_project/3d9a8b4b4e538a85e0782bd6c2d430bafe583448</meta:generator>
    <meta:document-statistic meta:table-count="2" meta:cell-count="1708" meta:object-count="0"/>
  </office:meta>
</office:document-meta>
</file>